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3558f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1">
      <style:paragraph-properties fo:margin-top="0cm" fo:margin-bottom="0cm" loext:contextual-spacing="false"/>
    </style:style>
    <style:style style:name="P28" style:family="paragraph" style:parent-style-name="Text_20_body" style:list-style-name="L2">
      <style:paragraph-properties fo:margin-top="0cm" fo:margin-bottom="0cm" loext:contextual-spacing="false"/>
    </style:style>
    <style:style style:name="P29" style:family="paragraph" style:parent-style-name="Text_20_body" style:list-style-name="L3">
      <style:paragraph-properties fo:margin-top="0cm" fo:margin-bottom="0cm" loext:contextual-spacing="false"/>
    </style:style>
    <style:style style:name="P30" style:family="paragraph" style:parent-style-name="Text_20_body" style:list-style-name="L5">
      <style:paragraph-properties fo:margin-top="0cm" fo:margin-bottom="0cm" loext:contextual-spacing="false"/>
    </style:style>
    <style:style style:name="P31" style:family="paragraph" style:parent-style-name="Text_20_body" style:list-style-name="L6">
      <style:paragraph-properties fo:margin-top="0cm" fo:margin-bottom="0cm" loext:contextual-spacing="false"/>
    </style:style>
    <style:style style:name="P32" style:family="paragraph" style:parent-style-name="Text_20_body" style:list-style-name="L7">
      <style:paragraph-properties fo:margin-top="0cm" fo:margin-bottom="0cm" loext:contextual-spacing="false"/>
    </style:style>
    <style:style style:name="P33" style:family="paragraph" style:parent-style-name="Text_20_body" style:list-style-name="L8">
      <style:paragraph-properties fo:margin-top="0cm" fo:margin-bottom="0cm" loext:contextual-spacing="false"/>
    </style:style>
    <style:style style:name="P34" style:family="paragraph" style:parent-style-name="Text_20_body" style:list-style-name="L9">
      <style:paragraph-properties fo:margin-top="0cm" fo:margin-bottom="0cm" loext:contextual-spacing="false"/>
    </style:style>
    <style:style style:name="P35" style:family="paragraph" style:parent-style-name="Text_20_body" style:list-style-name="L10">
      <style:paragraph-properties fo:margin-top="0cm" fo:margin-bottom="0cm" loext:contextual-spacing="false"/>
    </style:style>
    <style:style style:name="P36" style:family="paragraph" style:parent-style-name="Text_20_body" style:list-style-name="L11">
      <style:paragraph-properties fo:margin-top="0cm" fo:margin-bottom="0cm" loext:contextual-spacing="false"/>
    </style:style>
    <style:style style:name="P37" style:family="paragraph" style:parent-style-name="Text_20_body" style:list-style-name="L12">
      <style:paragraph-properties fo:margin-top="0cm" fo:margin-bottom="0cm" loext:contextual-spacing="false"/>
    </style:style>
    <style:style style:name="P38" style:family="paragraph" style:parent-style-name="Text_20_body" style:list-style-name="L13">
      <style:paragraph-properties fo:margin-top="0cm" fo:margin-bottom="0cm" loext:contextual-spacing="false"/>
    </style:style>
    <style:style style:name="P39" style:family="paragraph" style:parent-style-name="Text_20_body" style:list-style-name="L14">
      <style:paragraph-properties fo:margin-top="0cm" fo:margin-bottom="0cm" loext:contextual-spacing="false"/>
    </style:style>
    <style:style style:name="P40" style:family="paragraph" style:parent-style-name="Text_20_body" style:list-style-name="L15">
      <style:paragraph-properties fo:margin-top="0cm" fo:margin-bottom="0cm" loext:contextual-spacing="false"/>
    </style:style>
    <style:style style:name="P41" style:family="paragraph" style:parent-style-name="Text_20_body" style:list-style-name="L16">
      <style:paragraph-properties fo:margin-top="0cm" fo:margin-bottom="0cm" loext:contextual-spacing="false"/>
    </style:style>
    <style:style style:name="P42" style:family="paragraph" style:parent-style-name="Text_20_body" style:list-style-name="L17">
      <style:paragraph-properties fo:margin-top="0cm" fo:margin-bottom="0cm" loext:contextual-spacing="false"/>
    </style:style>
    <style:style style:name="P43" style:family="paragraph" style:parent-style-name="Text_20_body" style:list-style-name="L18">
      <style:paragraph-properties fo:margin-top="0cm" fo:margin-bottom="0cm" loext:contextual-spacing="false"/>
    </style:style>
    <style:style style:name="P44" style:family="paragraph" style:parent-style-name="Text_20_body" style:list-style-name="L19">
      <style:paragraph-properties fo:margin-top="0cm" fo:margin-bottom="0cm" loext:contextual-spacing="false"/>
    </style:style>
    <style:style style:name="P45" style:family="paragraph" style:parent-style-name="Text_20_body" style:list-style-name="L20">
      <style:paragraph-properties fo:margin-top="0cm" fo:margin-bottom="0cm" loext:contextual-spacing="false"/>
    </style:style>
    <style:style style:name="P46" style:family="paragraph" style:parent-style-name="Text_20_body" style:list-style-name="L21">
      <style:paragraph-properties fo:margin-top="0cm" fo:margin-bottom="0cm" loext:contextual-spacing="false"/>
    </style:style>
    <style:style style:name="P47" style:family="paragraph" style:parent-style-name="Text_20_body" style:list-style-name="L22">
      <style:paragraph-properties fo:margin-top="0cm" fo:margin-bottom="0cm" loext:contextual-spacing="false"/>
    </style:style>
    <style:style style:name="P48" style:family="paragraph" style:parent-style-name="Text_20_body" style:list-style-name="L23">
      <style:paragraph-properties fo:margin-top="0cm" fo:margin-bottom="0cm" loext:contextual-spacing="false"/>
    </style:style>
    <style:style style:name="P49" style:family="paragraph" style:parent-style-name="Text_20_body" style:list-style-name="L24">
      <style:paragraph-properties fo:margin-top="0cm" fo:margin-bottom="0cm" loext:contextual-spacing="false"/>
    </style:style>
    <style:style style:name="P50" style:family="paragraph" style:parent-style-name="Text_20_body" style:list-style-name="L25">
      <style:paragraph-properties fo:margin-top="0cm" fo:margin-bottom="0cm" loext:contextual-spacing="false"/>
    </style:style>
    <style:style style:name="P51" style:family="paragraph" style:parent-style-name="Text_20_body" style:list-style-name="L26">
      <style:paragraph-properties fo:margin-top="0cm" fo:margin-bottom="0cm" loext:contextual-spacing="false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0147bf5"/>
    </style:style>
    <style:style style:name="T1" style:family="text">
      <style:text-properties fo:font-size="10pt"/>
    </style:style>
    <style:style style:name="T2" style:family="text">
      <style:text-properties officeooo:rsid="00147bf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2">źródło: </text:span><text:a xlink:type="simple" xlink:href="https://pl.wikipedia.org/wiki/Miasta_w_Polsce#Największe_miasta_w_Polsce_pod_względem_liczby_ludności" text:style-name="Internet_20_link" text:visited-style-name="Visited_20_Internet_20_Link"><text:span text:style-name="T2">https://pl.wikipedia.org/wiki/Miasta_w_Polsce#Najwi%C4%99ksze_miasta_w_Polsce_pod_wzgl%C4%99dem_liczby_ludno%C5%9Bci</text:span></text:a></text:p>
      <text:p text:style-name="P52"/>
      <text:p text:style-name="P52"/>
      <text:list xml:id="list2860797935" text:style-name="L1">
        <text:list-item>
          <text:p text:style-name="P27"><text:a xlink:type="simple" xlink:href="https://pl.wikipedia.org/wiki/Aleksandrów_Kujawski" text:style-name="Internet_20_link" text:visited-style-name="Visited_20_Internet_20_Link">Aleksandrów Kujawski</text:a> (KP) </text:p>
        </text:list-item>
        <text:list-item>
          <text:p text:style-name="P27"><text:a xlink:type="simple" xlink:href="https://pl.wikipedia.org/wiki/Aleksandrów_Łódzki" text:style-name="Internet_20_link" text:visited-style-name="Visited_20_Internet_20_Link">Aleksandrów Łódzki</text:a> (ŁD) </text:p>
        </text:list-item>
        <text:list-item>
          <text:p text:style-name="P27"><text:a xlink:type="simple" xlink:href="https://pl.wikipedia.org/wiki/Alwernia" text:style-name="Internet_20_link" text:visited-style-name="Visited_20_Internet_20_Link">Alwernia</text:a> (MP) </text:p>
        </text:list-item>
        <text:list-item>
          <text:p text:style-name="P27"><text:a xlink:type="simple" xlink:href="https://pl.wikipedia.org/wiki/Andrychów" text:style-name="Internet_20_link" text:visited-style-name="Visited_20_Internet_20_Link">Andrychów</text:a> (MP) </text:p>
        </text:list-item>
        <text:list-item>
          <text:p text:style-name="P27"><text:a xlink:type="simple" xlink:href="https://pl.wikipedia.org/wiki/Annopol" text:style-name="Internet_20_link" text:visited-style-name="Visited_20_Internet_20_Link">Annopol</text:a> (LB) </text:p>
        </text:list-item>
        <text:list-item>
          <text:p text:style-name="P1"><text:a xlink:type="simple" xlink:href="https://pl.wikipedia.org/wiki/Augustów" text:style-name="Internet_20_link" text:visited-style-name="Visited_20_Internet_20_Link">Augustów</text:a> (PL) </text:p>
        </text:list-item>
        <text:list-item>
          <text:p text:style-name="P1"><text:a xlink:type="simple" xlink:href="https://pl.wikipedia.org/wiki/Babimost" text:style-name="Internet_20_link" text:visited-style-name="Visited_20_Internet_20_Link">Babimost</text:a> (LS) </text:p>
        </text:list-item>
      </text:list>
      <text:list xml:id="list3035240290" text:style-name="L2">
        <text:list-item>
          <text:p text:style-name="P28"><text:a xlink:type="simple" xlink:href="https://pl.wikipedia.org/wiki/Baborów" text:style-name="Internet_20_link" text:visited-style-name="Visited_20_Internet_20_Link">Baborów</text:a> (OP) </text:p>
        </text:list-item>
        <text:list-item>
          <text:p text:style-name="P28"><text:a xlink:type="simple" xlink:href="https://pl.wikipedia.org/wiki/Baranów_Sandomierski" text:style-name="Internet_20_link" text:visited-style-name="Visited_20_Internet_20_Link">Baranów Sandomierski</text:a> (PK) </text:p>
        </text:list-item>
        <text:list-item>
          <text:p text:style-name="P28"><text:a xlink:type="simple" xlink:href="https://pl.wikipedia.org/wiki/Barcin" text:style-name="Internet_20_link" text:visited-style-name="Visited_20_Internet_20_Link">Barcin</text:a> (KP) </text:p>
        </text:list-item>
        <text:list-item>
          <text:p text:style-name="P28"><text:a xlink:type="simple" xlink:href="https://pl.wikipedia.org/wiki/Barczewo" text:style-name="Internet_20_link" text:visited-style-name="Visited_20_Internet_20_Link">Barczewo</text:a> (WM) </text:p>
        </text:list-item>
        <text:list-item>
          <text:p text:style-name="P28"><text:a xlink:type="simple" xlink:href="https://pl.wikipedia.org/wiki/Bardo_%28województwo_dolnośląskie%29" text:style-name="Internet_20_link" text:visited-style-name="Visited_20_Internet_20_Link">Bardo</text:a> (DŚ) </text:p>
        </text:list-item>
        <text:list-item>
          <text:p text:style-name="P28"><text:a xlink:type="simple" xlink:href="https://pl.wikipedia.org/wiki/Barlinek" text:style-name="Internet_20_link" text:visited-style-name="Visited_20_Internet_20_Link">Barlinek</text:a> (ZP) </text:p>
        </text:list-item>
        <text:list-item>
          <text:p text:style-name="P28"><text:a xlink:type="simple" xlink:href="https://pl.wikipedia.org/wiki/Bartoszyce" text:style-name="Internet_20_link" text:visited-style-name="Visited_20_Internet_20_Link">Bartoszyce</text:a> (WM) </text:p>
        </text:list-item>
        <text:list-item>
          <text:p text:style-name="P28"><text:a xlink:type="simple" xlink:href="https://pl.wikipedia.org/wiki/Barwice" text:style-name="Internet_20_link" text:visited-style-name="Visited_20_Internet_20_Link">Barwice</text:a> (ZP) </text:p>
        </text:list-item>
        <text:list-item>
          <text:p text:style-name="P28"><text:a xlink:type="simple" xlink:href="https://pl.wikipedia.org/wiki/Bełchatów" text:style-name="Internet_20_link" text:visited-style-name="Visited_20_Internet_20_Link">Bełchatów</text:a> (ŁD) </text:p>
        </text:list-item>
        <text:list-item>
          <text:p text:style-name="P28"><text:a xlink:type="simple" xlink:href="https://pl.wikipedia.org/wiki/Bełżyce" text:style-name="Internet_20_link" text:visited-style-name="Visited_20_Internet_20_Link">Bełżyce</text:a> (LB) </text:p>
        </text:list-item>
        <text:list-item>
          <text:p text:style-name="P28"><text:a xlink:type="simple" xlink:href="https://pl.wikipedia.org/wiki/Będzin" text:style-name="Internet_20_link" text:visited-style-name="Visited_20_Internet_20_Link">Będzin</text:a> (ŚL) </text:p>
        </text:list-item>
        <text:list-item>
          <text:p text:style-name="P28"><text:a xlink:type="simple" xlink:href="https://pl.wikipedia.org/wiki/Biała_%28miasto%29" text:style-name="Internet_20_link" text:visited-style-name="Visited_20_Internet_20_Link">Biała</text:a> (OP) </text:p>
        </text:list-item>
        <text:list-item>
          <text:p text:style-name="P28"><text:a xlink:type="simple" xlink:href="https://pl.wikipedia.org/wiki/Biała_Piska" text:style-name="Internet_20_link" text:visited-style-name="Visited_20_Internet_20_Link">Biała Piska</text:a> (WM) </text:p>
        </text:list-item>
        <text:list-item>
          <text:p text:style-name="P28"><text:a xlink:type="simple" xlink:href="https://pl.wikipedia.org/wiki/Biała_Podlaska" text:style-name="Internet_20_link" text:visited-style-name="Visited_20_Internet_20_Link">Biała Podlaska</text:a> (LB) </text:p>
        </text:list-item>
        <text:list-item>
          <text:p text:style-name="P28"><text:a xlink:type="simple" xlink:href="https://pl.wikipedia.org/wiki/Biała_Rawska" text:style-name="Internet_20_link" text:visited-style-name="Visited_20_Internet_20_Link">Biała Rawska</text:a> (ŁD) </text:p>
        </text:list-item>
        <text:list-item>
          <text:p text:style-name="P28"><text:a xlink:type="simple" xlink:href="https://pl.wikipedia.org/wiki/Białobrzegi" text:style-name="Internet_20_link" text:visited-style-name="Visited_20_Internet_20_Link">Białobrzegi</text:a> (MZ) </text:p>
        </text:list-item>
        <text:list-item>
          <text:p text:style-name="P28"><text:a xlink:type="simple" xlink:href="https://pl.wikipedia.org/wiki/Białogard" text:style-name="Internet_20_link" text:visited-style-name="Visited_20_Internet_20_Link">Białogard</text:a> (ZP) </text:p>
        </text:list-item>
        <text:list-item>
          <text:p text:style-name="P28"><text:a xlink:type="simple" xlink:href="https://pl.wikipedia.org/wiki/Biały_Bór" text:style-name="Internet_20_link" text:visited-style-name="Visited_20_Internet_20_Link">Biały Bór</text:a> (ZP) </text:p>
        </text:list-item>
        <text:list-item>
          <text:p text:style-name="P28"><text:a xlink:type="simple" xlink:href="https://pl.wikipedia.org/wiki/Białystok" text:style-name="Internet_20_link" text:visited-style-name="Visited_20_Internet_20_Link">Białystok</text:a> (PL) </text:p>
        </text:list-item>
        <text:list-item>
          <text:p text:style-name="P28"><text:a xlink:type="simple" xlink:href="https://pl.wikipedia.org/wiki/Biecz" text:style-name="Internet_20_link" text:visited-style-name="Visited_20_Internet_20_Link">Biecz</text:a> (MP) </text:p>
        </text:list-item>
        <text:list-item>
          <text:p text:style-name="P28"><text:a xlink:type="simple" xlink:href="https://pl.wikipedia.org/wiki/Bielawa" text:style-name="Internet_20_link" text:visited-style-name="Visited_20_Internet_20_Link">Bielawa</text:a> (DŚ) </text:p>
        </text:list-item>
        <text:list-item>
          <text:p text:style-name="P28"><text:a xlink:type="simple" xlink:href="https://pl.wikipedia.org/wiki/Bielsk_Podlaski" text:style-name="Internet_20_link" text:visited-style-name="Visited_20_Internet_20_Link">Bielsk Podlaski</text:a> (PL) </text:p>
        </text:list-item>
        <text:list-item>
          <text:p text:style-name="P28"><text:a xlink:type="simple" xlink:href="https://pl.wikipedia.org/wiki/Bielsko-Biała" text:style-name="Internet_20_link" text:visited-style-name="Visited_20_Internet_20_Link">Bielsko-Biała</text:a> (ŚL) </text:p>
        </text:list-item>
        <text:list-item>
          <text:p text:style-name="P28"><text:a xlink:type="simple" xlink:href="https://pl.wikipedia.org/wiki/Bieruń" text:style-name="Internet_20_link" text:visited-style-name="Visited_20_Internet_20_Link">Bieruń</text:a> (ŚL) </text:p>
        </text:list-item>
        <text:list-item>
          <text:p text:style-name="P28"><text:a xlink:type="simple" xlink:href="https://pl.wikipedia.org/wiki/Bierutów" text:style-name="Internet_20_link" text:visited-style-name="Visited_20_Internet_20_Link">Bierutów</text:a> (DŚ) </text:p>
        </text:list-item>
        <text:list-item>
          <text:p text:style-name="P28"><text:a xlink:type="simple" xlink:href="https://pl.wikipedia.org/wiki/Bieżuń" text:style-name="Internet_20_link" text:visited-style-name="Visited_20_Internet_20_Link">Bieżuń</text:a> (MZ) </text:p>
        </text:list-item>
        <text:list-item>
          <text:p text:style-name="P28"><text:a xlink:type="simple" xlink:href="https://pl.wikipedia.org/wiki/Biłgoraj" text:style-name="Internet_20_link" text:visited-style-name="Visited_20_Internet_20_Link">Biłgoraj</text:a> (LB) </text:p>
        </text:list-item>
        <text:list-item>
          <text:p text:style-name="P28"><text:a xlink:type="simple" xlink:href="https://pl.wikipedia.org/wiki/Biskupiec" text:style-name="Internet_20_link" text:visited-style-name="Visited_20_Internet_20_Link">Biskupiec</text:a> (WM) </text:p>
        </text:list-item>
        <text:list-item>
          <text:p text:style-name="P28"><text:a xlink:type="simple" xlink:href="https://pl.wikipedia.org/wiki/Bisztynek" text:style-name="Internet_20_link" text:visited-style-name="Visited_20_Internet_20_Link">Bisztynek</text:a> (WM) </text:p>
        </text:list-item>
        <text:list-item>
          <text:p text:style-name="P28"><text:a xlink:type="simple" xlink:href="https://pl.wikipedia.org/wiki/Blachownia" text:style-name="Internet_20_link" text:visited-style-name="Visited_20_Internet_20_Link">Blachownia</text:a> (ŚL) </text:p>
        </text:list-item>
        <text:list-item>
          <text:p text:style-name="P28"><text:a xlink:type="simple" xlink:href="https://pl.wikipedia.org/wiki/Błaszki" text:style-name="Internet_20_link" text:visited-style-name="Visited_20_Internet_20_Link">Błaszki</text:a> (ŁD) </text:p>
        </text:list-item>
        <text:list-item>
          <text:p text:style-name="P28"><text:a xlink:type="simple" xlink:href="https://pl.wikipedia.org/wiki/Błażowa" text:style-name="Internet_20_link" text:visited-style-name="Visited_20_Internet_20_Link">Błażowa</text:a> (PK) </text:p>
        </text:list-item>
        <text:list-item>
          <text:p text:style-name="P28"><text:soft-page-break/><text:a xlink:type="simple" xlink:href="https://pl.wikipedia.org/wiki/Błonie" text:style-name="Internet_20_link" text:visited-style-name="Visited_20_Internet_20_Link">Błonie</text:a> (MZ) </text:p>
        </text:list-item>
        <text:list-item>
          <text:p text:style-name="P28"><text:a xlink:type="simple" xlink:href="https://pl.wikipedia.org/wiki/Bobolice" text:style-name="Internet_20_link" text:visited-style-name="Visited_20_Internet_20_Link">Bobolice</text:a> (ZP) </text:p>
        </text:list-item>
        <text:list-item>
          <text:p text:style-name="P28"><text:a xlink:type="simple" xlink:href="https://pl.wikipedia.org/wiki/Bobowa" text:style-name="Internet_20_link" text:visited-style-name="Visited_20_Internet_20_Link">Bobowa</text:a> (MP) </text:p>
        </text:list-item>
        <text:list-item>
          <text:p text:style-name="P28"><text:a xlink:type="simple" xlink:href="https://pl.wikipedia.org/wiki/Bochnia" text:style-name="Internet_20_link" text:visited-style-name="Visited_20_Internet_20_Link">Bochnia</text:a> (MP) </text:p>
        </text:list-item>
        <text:list-item>
          <text:p text:style-name="P28"><text:a xlink:type="simple" xlink:href="https://pl.wikipedia.org/wiki/Bodzentyn" text:style-name="Internet_20_link" text:visited-style-name="Visited_20_Internet_20_Link">Bodzentyn</text:a> (ŚK) </text:p>
        </text:list-item>
        <text:list-item>
          <text:p text:style-name="P28"><text:a xlink:type="simple" xlink:href="https://pl.wikipedia.org/wiki/Bogatynia" text:style-name="Internet_20_link" text:visited-style-name="Visited_20_Internet_20_Link">Bogatynia</text:a> (DŚ) </text:p>
        </text:list-item>
        <text:list-item>
          <text:p text:style-name="P28"><text:a xlink:type="simple" xlink:href="https://pl.wikipedia.org/wiki/Boguchwała" text:style-name="Internet_20_link" text:visited-style-name="Visited_20_Internet_20_Link">Boguchwała</text:a> (PK) </text:p>
        </text:list-item>
        <text:list-item>
          <text:p text:style-name="P28"><text:a xlink:type="simple" xlink:href="https://pl.wikipedia.org/wiki/Boguszów-Gorce" text:style-name="Internet_20_link" text:visited-style-name="Visited_20_Internet_20_Link">Boguszów-Gorce</text:a> (DŚ) </text:p>
        </text:list-item>
        <text:list-item>
          <text:p text:style-name="P28"><text:a xlink:type="simple" xlink:href="https://pl.wikipedia.org/wiki/Bojanowo" text:style-name="Internet_20_link" text:visited-style-name="Visited_20_Internet_20_Link">Bojanowo</text:a> (WP) </text:p>
        </text:list-item>
        <text:list-item>
          <text:p text:style-name="P28"><text:a xlink:type="simple" xlink:href="https://pl.wikipedia.org/wiki/Bolesławiec" text:style-name="Internet_20_link" text:visited-style-name="Visited_20_Internet_20_Link">Bolesławiec</text:a> (DŚ) </text:p>
        </text:list-item>
        <text:list-item>
          <text:p text:style-name="P28"><text:a xlink:type="simple" xlink:href="https://pl.wikipedia.org/wiki/Bolków" text:style-name="Internet_20_link" text:visited-style-name="Visited_20_Internet_20_Link">Bolków</text:a> (DŚ) </text:p>
        </text:list-item>
        <text:list-item>
          <text:p text:style-name="P28"><text:a xlink:type="simple" xlink:href="https://pl.wikipedia.org/wiki/Borek_Wielkopolski" text:style-name="Internet_20_link" text:visited-style-name="Visited_20_Internet_20_Link">Borek Wielkopolski</text:a> (WP) </text:p>
        </text:list-item>
        <text:list-item>
          <text:p text:style-name="P28"><text:a xlink:type="simple" xlink:href="https://pl.wikipedia.org/wiki/Borne_Sulinowo" text:style-name="Internet_20_link" text:visited-style-name="Visited_20_Internet_20_Link">Borne Sulinowo</text:a> (ZP) </text:p>
        </text:list-item>
        <text:list-item>
          <text:p text:style-name="P28"><text:a xlink:type="simple" xlink:href="https://pl.wikipedia.org/wiki/Braniewo" text:style-name="Internet_20_link" text:visited-style-name="Visited_20_Internet_20_Link">Braniewo</text:a> (WM) </text:p>
        </text:list-item>
        <text:list-item>
          <text:p text:style-name="P28"><text:a xlink:type="simple" xlink:href="https://pl.wikipedia.org/wiki/Brańsk" text:style-name="Internet_20_link" text:visited-style-name="Visited_20_Internet_20_Link">Brańsk</text:a> (PL) </text:p>
        </text:list-item>
        <text:list-item>
          <text:p text:style-name="P28"><text:a xlink:type="simple" xlink:href="https://pl.wikipedia.org/wiki/Brodnica" text:style-name="Internet_20_link" text:visited-style-name="Visited_20_Internet_20_Link">Brodnica</text:a> (KP) </text:p>
        </text:list-item>
        <text:list-item>
          <text:p text:style-name="P28"><text:a xlink:type="simple" xlink:href="https://pl.wikipedia.org/wiki/Brok" text:style-name="Internet_20_link" text:visited-style-name="Visited_20_Internet_20_Link">Brok</text:a> (MZ) </text:p>
        </text:list-item>
        <text:list-item>
          <text:p text:style-name="P28"><text:a xlink:type="simple" xlink:href="https://pl.wikipedia.org/wiki/Brusy" text:style-name="Internet_20_link" text:visited-style-name="Visited_20_Internet_20_Link">Brusy</text:a> (PM) </text:p>
        </text:list-item>
        <text:list-item>
          <text:p text:style-name="P28"><text:a xlink:type="simple" xlink:href="https://pl.wikipedia.org/wiki/Brwinów" text:style-name="Internet_20_link" text:visited-style-name="Visited_20_Internet_20_Link">Brwinów</text:a> (MZ) </text:p>
        </text:list-item>
        <text:list-item>
          <text:p text:style-name="P28"><text:a xlink:type="simple" xlink:href="https://pl.wikipedia.org/wiki/Brzeg_%28miasto%29" text:style-name="Internet_20_link" text:visited-style-name="Visited_20_Internet_20_Link">Brzeg</text:a> (OP) </text:p>
        </text:list-item>
        <text:list-item>
          <text:p text:style-name="P28"><text:a xlink:type="simple" xlink:href="https://pl.wikipedia.org/wiki/Brzeg_Dolny" text:style-name="Internet_20_link" text:visited-style-name="Visited_20_Internet_20_Link">Brzeg Dolny</text:a> (DŚ) </text:p>
        </text:list-item>
        <text:list-item>
          <text:p text:style-name="P28"><text:a xlink:type="simple" xlink:href="https://pl.wikipedia.org/wiki/Brzesko" text:style-name="Internet_20_link" text:visited-style-name="Visited_20_Internet_20_Link">Brzesko</text:a> (MP) </text:p>
        </text:list-item>
        <text:list-item>
          <text:p text:style-name="P28"><text:a xlink:type="simple" xlink:href="https://pl.wikipedia.org/wiki/Brzeszcze" text:style-name="Internet_20_link" text:visited-style-name="Visited_20_Internet_20_Link">Brzeszcze</text:a> (MP) </text:p>
        </text:list-item>
        <text:list-item>
          <text:p text:style-name="P28"><text:a xlink:type="simple" xlink:href="https://pl.wikipedia.org/wiki/Brześć_Kujawski" text:style-name="Internet_20_link" text:visited-style-name="Visited_20_Internet_20_Link">Brześć Kujawski</text:a> (KP) </text:p>
        </text:list-item>
        <text:list-item>
          <text:p text:style-name="P28"><text:a xlink:type="simple" xlink:href="https://pl.wikipedia.org/wiki/Brzeziny" text:style-name="Internet_20_link" text:visited-style-name="Visited_20_Internet_20_Link">Brzeziny</text:a> (ŁD) </text:p>
        </text:list-item>
        <text:list-item>
          <text:p text:style-name="P28"><text:a xlink:type="simple" xlink:href="https://pl.wikipedia.org/wiki/Brzostek" text:style-name="Internet_20_link" text:visited-style-name="Visited_20_Internet_20_Link">Brzostek</text:a> (PK) </text:p>
        </text:list-item>
        <text:list-item>
          <text:p text:style-name="P28"><text:a xlink:type="simple" xlink:href="https://pl.wikipedia.org/wiki/Brzozów" text:style-name="Internet_20_link" text:visited-style-name="Visited_20_Internet_20_Link">Brzozów</text:a> (PK) </text:p>
        </text:list-item>
        <text:list-item>
          <text:p text:style-name="P28"><text:a xlink:type="simple" xlink:href="https://pl.wikipedia.org/wiki/Buk_%28województwo_wielkopolskie%29" text:style-name="Internet_20_link" text:visited-style-name="Visited_20_Internet_20_Link">Buk</text:a> (WP) </text:p>
        </text:list-item>
        <text:list-item>
          <text:p text:style-name="P28"><text:a xlink:type="simple" xlink:href="https://pl.wikipedia.org/wiki/Bukowno" text:style-name="Internet_20_link" text:visited-style-name="Visited_20_Internet_20_Link">Bukowno</text:a> (MP) </text:p>
        </text:list-item>
        <text:list-item>
          <text:p text:style-name="P28"><text:a xlink:type="simple" xlink:href="https://pl.wikipedia.org/wiki/Busko-Zdrój" text:style-name="Internet_20_link" text:visited-style-name="Visited_20_Internet_20_Link">Busko-Zdrój</text:a> (ŚK) </text:p>
        </text:list-item>
        <text:list-item>
          <text:p text:style-name="P28"><text:a xlink:type="simple" xlink:href="https://pl.wikipedia.org/wiki/Bychawa" text:style-name="Internet_20_link" text:visited-style-name="Visited_20_Internet_20_Link">Bychawa</text:a> (LB) </text:p>
        </text:list-item>
        <text:list-item>
          <text:p text:style-name="P28"><text:a xlink:type="simple" xlink:href="https://pl.wikipedia.org/wiki/Byczyna" text:style-name="Internet_20_link" text:visited-style-name="Visited_20_Internet_20_Link">Byczyna</text:a> (OP) </text:p>
        </text:list-item>
        <text:list-item>
          <text:p text:style-name="P28"><text:a xlink:type="simple" xlink:href="https://pl.wikipedia.org/wiki/Bydgoszcz" text:style-name="Internet_20_link" text:visited-style-name="Visited_20_Internet_20_Link">Bydgoszcz</text:a> (KP) </text:p>
        </text:list-item>
        <text:list-item>
          <text:p text:style-name="P28"><text:a xlink:type="simple" xlink:href="https://pl.wikipedia.org/wiki/Bystrzyca_Kłodzka" text:style-name="Internet_20_link" text:visited-style-name="Visited_20_Internet_20_Link">Bystrzyca Kłodzka</text:a> (DŚ) </text:p>
        </text:list-item>
        <text:list-item>
          <text:p text:style-name="P28"><text:a xlink:type="simple" xlink:href="https://pl.wikipedia.org/wiki/Bytom" text:style-name="Internet_20_link" text:visited-style-name="Visited_20_Internet_20_Link">Bytom</text:a> (ŚL) </text:p>
        </text:list-item>
        <text:list-item>
          <text:p text:style-name="P28"><text:a xlink:type="simple" xlink:href="https://pl.wikipedia.org/wiki/Bytom_Odrzański" text:style-name="Internet_20_link" text:visited-style-name="Visited_20_Internet_20_Link">Bytom Odrzański</text:a> (LS) </text:p>
        </text:list-item>
        <text:list-item>
          <text:p text:style-name="P2"><text:a xlink:type="simple" xlink:href="https://pl.wikipedia.org/wiki/Bytów" text:style-name="Internet_20_link" text:visited-style-name="Visited_20_Internet_20_Link">Bytów</text:a> (PM) </text:p>
        </text:list-item>
      </text:list>
      <text:list xml:id="list2333529795" text:style-name="L3">
        <text:list-item>
          <text:p text:style-name="P29"><text:a xlink:type="simple" xlink:href="https://pl.wikipedia.org/wiki/Cedynia" text:style-name="Internet_20_link" text:visited-style-name="Visited_20_Internet_20_Link">Cedynia</text:a> (ZP) </text:p>
        </text:list-item>
        <text:list-item>
          <text:p text:style-name="P29"><text:a xlink:type="simple" xlink:href="https://pl.wikipedia.org/wiki/Chełm" text:style-name="Internet_20_link" text:visited-style-name="Visited_20_Internet_20_Link">Chełm</text:a> (LB) </text:p>
        </text:list-item>
        <text:list-item>
          <text:p text:style-name="P29"><text:a xlink:type="simple" xlink:href="https://pl.wikipedia.org/wiki/Chełmek" text:style-name="Internet_20_link" text:visited-style-name="Visited_20_Internet_20_Link">Chełmek</text:a> (MP) </text:p>
        </text:list-item>
        <text:list-item>
          <text:p text:style-name="P29"><text:a xlink:type="simple" xlink:href="https://pl.wikipedia.org/wiki/Chełmno" text:style-name="Internet_20_link" text:visited-style-name="Visited_20_Internet_20_Link">Chełmno</text:a> (KP) </text:p>
        </text:list-item>
        <text:list-item>
          <text:p text:style-name="P29"><text:a xlink:type="simple" xlink:href="https://pl.wikipedia.org/wiki/Chełmża" text:style-name="Internet_20_link" text:visited-style-name="Visited_20_Internet_20_Link">Chełmża</text:a> (KP) </text:p>
        </text:list-item>
        <text:list-item>
          <text:p text:style-name="P29"><text:a xlink:type="simple" xlink:href="https://pl.wikipedia.org/wiki/Chęciny" text:style-name="Internet_20_link" text:visited-style-name="Visited_20_Internet_20_Link">Chęciny</text:a> (ŚK) </text:p>
        </text:list-item>
        <text:list-item>
          <text:p text:style-name="P29"><text:soft-page-break/><text:a xlink:type="simple" xlink:href="https://pl.wikipedia.org/wiki/Chmielnik_%28województwo_świętokrzyskie%29" text:style-name="Internet_20_link" text:visited-style-name="Visited_20_Internet_20_Link">Chmielnik</text:a> (ŚK) </text:p>
        </text:list-item>
        <text:list-item>
          <text:p text:style-name="P29"><text:a xlink:type="simple" xlink:href="https://pl.wikipedia.org/wiki/Chocianów" text:style-name="Internet_20_link" text:visited-style-name="Visited_20_Internet_20_Link">Chocianów</text:a> (DŚ) </text:p>
        </text:list-item>
        <text:list-item>
          <text:p text:style-name="P29"><text:a xlink:type="simple" xlink:href="https://pl.wikipedia.org/wiki/Chociwel" text:style-name="Internet_20_link" text:visited-style-name="Visited_20_Internet_20_Link">Chociwel</text:a> (ZP) </text:p>
        </text:list-item>
        <text:list-item>
          <text:p text:style-name="P29"><text:a xlink:type="simple" xlink:href="https://pl.wikipedia.org/wiki/Chocz" text:style-name="Internet_20_link" text:visited-style-name="Visited_20_Internet_20_Link">Chocz</text:a> (WP) </text:p>
        </text:list-item>
        <text:list-item>
          <text:p text:style-name="P29"><text:a xlink:type="simple" xlink:href="https://pl.wikipedia.org/wiki/Chodecz" text:style-name="Internet_20_link" text:visited-style-name="Visited_20_Internet_20_Link">Chodecz</text:a> (KP) </text:p>
        </text:list-item>
        <text:list-item>
          <text:p text:style-name="P29"><text:a xlink:type="simple" xlink:href="https://pl.wikipedia.org/wiki/Chodzież" text:style-name="Internet_20_link" text:visited-style-name="Visited_20_Internet_20_Link">Chodzież</text:a> (WP) </text:p>
        </text:list-item>
        <text:list-item>
          <text:p text:style-name="P29"><text:a xlink:type="simple" xlink:href="https://pl.wikipedia.org/wiki/Chojna" text:style-name="Internet_20_link" text:visited-style-name="Visited_20_Internet_20_Link">Chojna</text:a> (ZP) </text:p>
        </text:list-item>
        <text:list-item>
          <text:p text:style-name="P29"><text:a xlink:type="simple" xlink:href="https://pl.wikipedia.org/wiki/Chojnice" text:style-name="Internet_20_link" text:visited-style-name="Visited_20_Internet_20_Link">Chojnice</text:a> (PM) </text:p>
        </text:list-item>
        <text:list-item>
          <text:p text:style-name="P29"><text:a xlink:type="simple" xlink:href="https://pl.wikipedia.org/wiki/Chojnów" text:style-name="Internet_20_link" text:visited-style-name="Visited_20_Internet_20_Link">Chojnów</text:a> (DŚ) </text:p>
        </text:list-item>
        <text:list-item>
          <text:p text:style-name="P29"><text:a xlink:type="simple" xlink:href="https://pl.wikipedia.org/wiki/Choroszcz" text:style-name="Internet_20_link" text:visited-style-name="Visited_20_Internet_20_Link">Choroszcz</text:a> (PL) </text:p>
        </text:list-item>
        <text:list-item>
          <text:p text:style-name="P29"><text:a xlink:type="simple" xlink:href="https://pl.wikipedia.org/wiki/Chorzele" text:style-name="Internet_20_link" text:visited-style-name="Visited_20_Internet_20_Link">Chorzele</text:a> (MZ) </text:p>
        </text:list-item>
        <text:list-item>
          <text:p text:style-name="P29"><text:a xlink:type="simple" xlink:href="https://pl.wikipedia.org/wiki/Chorzów" text:style-name="Internet_20_link" text:visited-style-name="Visited_20_Internet_20_Link">Chorzów</text:a> (ŚL) </text:p>
        </text:list-item>
        <text:list-item>
          <text:p text:style-name="P29"><text:a xlink:type="simple" xlink:href="https://pl.wikipedia.org/wiki/Choszczno" text:style-name="Internet_20_link" text:visited-style-name="Visited_20_Internet_20_Link">Choszczno</text:a> (ZP) </text:p>
        </text:list-item>
        <text:list-item>
          <text:p text:style-name="P29"><text:a xlink:type="simple" xlink:href="https://pl.wikipedia.org/wiki/Chrzanów" text:style-name="Internet_20_link" text:visited-style-name="Visited_20_Internet_20_Link">Chrzanów</text:a> (MP) </text:p>
        </text:list-item>
        <text:list-item>
          <text:p text:style-name="P29"><text:a xlink:type="simple" xlink:href="https://pl.wikipedia.org/wiki/Ciechanowiec" text:style-name="Internet_20_link" text:visited-style-name="Visited_20_Internet_20_Link">Ciechanowiec</text:a> (PL) </text:p>
        </text:list-item>
        <text:list-item>
          <text:p text:style-name="P29"><text:a xlink:type="simple" xlink:href="https://pl.wikipedia.org/wiki/Ciechanów" text:style-name="Internet_20_link" text:visited-style-name="Visited_20_Internet_20_Link">Ciechanów</text:a> (MZ) </text:p>
        </text:list-item>
        <text:list-item>
          <text:p text:style-name="P29"><text:a xlink:type="simple" xlink:href="https://pl.wikipedia.org/wiki/Ciechocinek" text:style-name="Internet_20_link" text:visited-style-name="Visited_20_Internet_20_Link">Ciechocinek</text:a> (KP) </text:p>
        </text:list-item>
        <text:list-item>
          <text:p text:style-name="P29"><text:a xlink:type="simple" xlink:href="https://pl.wikipedia.org/wiki/Cieszanów" text:style-name="Internet_20_link" text:visited-style-name="Visited_20_Internet_20_Link">Cieszanów</text:a> (PK) </text:p>
        </text:list-item>
        <text:list-item>
          <text:p text:style-name="P29"><text:a xlink:type="simple" xlink:href="https://pl.wikipedia.org/wiki/Cieszyn" text:style-name="Internet_20_link" text:visited-style-name="Visited_20_Internet_20_Link">Cieszyn</text:a> (ŚL) </text:p>
        </text:list-item>
        <text:list-item>
          <text:p text:style-name="P29"><text:a xlink:type="simple" xlink:href="https://pl.wikipedia.org/wiki/Ciężkowice" text:style-name="Internet_20_link" text:visited-style-name="Visited_20_Internet_20_Link">Ciężkowice</text:a> (MP) </text:p>
        </text:list-item>
        <text:list-item>
          <text:p text:style-name="P29"><text:a xlink:type="simple" xlink:href="https://pl.wikipedia.org/wiki/Cybinka" text:style-name="Internet_20_link" text:visited-style-name="Visited_20_Internet_20_Link">Cybinka</text:a> (LS) </text:p>
        </text:list-item>
        <text:list-item>
          <text:p text:style-name="P29"><text:a xlink:type="simple" xlink:href="https://pl.wikipedia.org/wiki/Czaplinek" text:style-name="Internet_20_link" text:visited-style-name="Visited_20_Internet_20_Link">Czaplinek</text:a> (ZP) </text:p>
        </text:list-item>
        <text:list-item>
          <text:p text:style-name="P29"><text:a xlink:type="simple" xlink:href="https://pl.wikipedia.org/wiki/Czarna_Białostocka" text:style-name="Internet_20_link" text:visited-style-name="Visited_20_Internet_20_Link">Czarna Białostocka</text:a> (PL) </text:p>
        </text:list-item>
        <text:list-item>
          <text:p text:style-name="P29"><text:a xlink:type="simple" xlink:href="https://pl.wikipedia.org/wiki/Czarna_Woda_%28miasto%29" text:style-name="Internet_20_link" text:visited-style-name="Visited_20_Internet_20_Link">Czarna Woda</text:a> (PM) </text:p>
        </text:list-item>
        <text:list-item>
          <text:p text:style-name="P29"><text:a xlink:type="simple" xlink:href="https://pl.wikipedia.org/wiki/Czarne" text:style-name="Internet_20_link" text:visited-style-name="Visited_20_Internet_20_Link">Czarne</text:a> (PM) </text:p>
        </text:list-item>
        <text:list-item>
          <text:p text:style-name="P29"><text:a xlink:type="simple" xlink:href="https://pl.wikipedia.org/wiki/Czarnków" text:style-name="Internet_20_link" text:visited-style-name="Visited_20_Internet_20_Link">Czarnków</text:a> (WP) </text:p>
        </text:list-item>
        <text:list-item>
          <text:p text:style-name="P29"><text:a xlink:type="simple" xlink:href="https://pl.wikipedia.org/wiki/Czchów" text:style-name="Internet_20_link" text:visited-style-name="Visited_20_Internet_20_Link">Czchów</text:a> (MP) </text:p>
        </text:list-item>
        <text:list-item>
          <text:p text:style-name="P29"><text:a xlink:type="simple" xlink:href="https://pl.wikipedia.org/wiki/Czechowice-Dziedzice" text:style-name="Internet_20_link" text:visited-style-name="Visited_20_Internet_20_Link">Czechowice-Dziedzice</text:a> (ŚL) </text:p>
        </text:list-item>
        <text:list-item>
          <text:p text:style-name="P29"><text:a xlink:type="simple" xlink:href="https://pl.wikipedia.org/wiki/Czeladź_%28miasto%29" text:style-name="Internet_20_link" text:visited-style-name="Visited_20_Internet_20_Link">Czeladź</text:a> (ŚL) </text:p>
        </text:list-item>
        <text:list-item>
          <text:p text:style-name="P29"><text:a xlink:type="simple" xlink:href="https://pl.wikipedia.org/wiki/Czempiń" text:style-name="Internet_20_link" text:visited-style-name="Visited_20_Internet_20_Link">Czempiń</text:a> (WP) </text:p>
        </text:list-item>
        <text:list-item>
          <text:p text:style-name="P29"><text:a xlink:type="simple" xlink:href="https://pl.wikipedia.org/wiki/Czerniejewo" text:style-name="Internet_20_link" text:visited-style-name="Visited_20_Internet_20_Link">Czerniejewo</text:a> (WP) </text:p>
        </text:list-item>
        <text:list-item>
          <text:p text:style-name="P29"><text:a xlink:type="simple" xlink:href="https://pl.wikipedia.org/wiki/Czersk" text:style-name="Internet_20_link" text:visited-style-name="Visited_20_Internet_20_Link">Czersk</text:a> (PM) </text:p>
        </text:list-item>
        <text:list-item>
          <text:p text:style-name="P29"><text:a xlink:type="simple" xlink:href="https://pl.wikipedia.org/wiki/Czerwieńsk" text:style-name="Internet_20_link" text:visited-style-name="Visited_20_Internet_20_Link">Czerwieńsk</text:a> (LS) </text:p>
        </text:list-item>
        <text:list-item>
          <text:p text:style-name="P29"><text:a xlink:type="simple" xlink:href="https://pl.wikipedia.org/wiki/Czerwionka-Leszczyny" text:style-name="Internet_20_link" text:visited-style-name="Visited_20_Internet_20_Link">Czerwionka-Leszczyny</text:a> (ŚL) </text:p>
        </text:list-item>
        <text:list-item>
          <text:p text:style-name="P29"><text:a xlink:type="simple" xlink:href="https://pl.wikipedia.org/wiki/Częstochowa" text:style-name="Internet_20_link" text:visited-style-name="Visited_20_Internet_20_Link">Częstochowa</text:a> (ŚL) </text:p>
        </text:list-item>
        <text:list-item>
          <text:p text:style-name="P29"><text:a xlink:type="simple" xlink:href="https://pl.wikipedia.org/wiki/Człopa" text:style-name="Internet_20_link" text:visited-style-name="Visited_20_Internet_20_Link">Człopa</text:a> (ZP) </text:p>
        </text:list-item>
        <text:list-item>
          <text:p text:style-name="P29"><text:a xlink:type="simple" xlink:href="https://pl.wikipedia.org/wiki/Człuchów" text:style-name="Internet_20_link" text:visited-style-name="Visited_20_Internet_20_Link">Człuchów</text:a> (PM) </text:p>
        </text:list-item>
        <text:list-item>
          <text:p text:style-name="P3"><text:a xlink:type="simple" xlink:href="https://pl.wikipedia.org/wiki/Czyżew" text:style-name="Internet_20_link" text:visited-style-name="Visited_20_Internet_20_Link">Czyżew</text:a> (PL) </text:p>
        </text:list-item>
      </text:list>
      <text:list xml:id="list2157955040" text:style-name="L4">
        <text:list-item>
          <text:p text:style-name="P4"><text:a xlink:type="simple" xlink:href="https://pl.wikipedia.org/wiki/Ćmielów" text:style-name="Internet_20_link" text:visited-style-name="Visited_20_Internet_20_Link">Ćmielów</text:a> (ŚK) </text:p>
        </text:list-item>
      </text:list>
      <text:list xml:id="list1394152296" text:style-name="L5">
        <text:list-item>
          <text:p text:style-name="P30"><text:a xlink:type="simple" xlink:href="https://pl.wikipedia.org/wiki/Daleszyce" text:style-name="Internet_20_link" text:visited-style-name="Visited_20_Internet_20_Link">Daleszyce</text:a> (ŚK) </text:p>
        </text:list-item>
        <text:list-item>
          <text:p text:style-name="P30"><text:a xlink:type="simple" xlink:href="https://pl.wikipedia.org/wiki/Darłowo" text:style-name="Internet_20_link" text:visited-style-name="Visited_20_Internet_20_Link">Darłowo</text:a> (ZP) </text:p>
        </text:list-item>
        <text:list-item>
          <text:p text:style-name="P30"><text:a xlink:type="simple" xlink:href="https://pl.wikipedia.org/wiki/Dąbie" text:style-name="Internet_20_link" text:visited-style-name="Visited_20_Internet_20_Link">Dąbie</text:a> (WP) </text:p>
        </text:list-item>
        <text:list-item>
          <text:p text:style-name="P30"><text:a xlink:type="simple" xlink:href="https://pl.wikipedia.org/wiki/Dąbrowa_Białostocka" text:style-name="Internet_20_link" text:visited-style-name="Visited_20_Internet_20_Link">Dąbrowa Białostocka</text:a> (PL) </text:p>
        </text:list-item>
        <text:list-item>
          <text:p text:style-name="P30"><text:soft-page-break/><text:a xlink:type="simple" xlink:href="https://pl.wikipedia.org/wiki/Dąbrowa_Górnicza" text:style-name="Internet_20_link" text:visited-style-name="Visited_20_Internet_20_Link">Dąbrowa Górnicza</text:a> (ŚL) </text:p>
        </text:list-item>
        <text:list-item>
          <text:p text:style-name="P30"><text:a xlink:type="simple" xlink:href="https://pl.wikipedia.org/wiki/Dąbrowa_Tarnowska" text:style-name="Internet_20_link" text:visited-style-name="Visited_20_Internet_20_Link">Dąbrowa Tarnowska</text:a> (MP) </text:p>
        </text:list-item>
        <text:list-item>
          <text:p text:style-name="P30"><text:a xlink:type="simple" xlink:href="https://pl.wikipedia.org/wiki/Debrzno" text:style-name="Internet_20_link" text:visited-style-name="Visited_20_Internet_20_Link">Debrzno</text:a> (PM) </text:p>
        </text:list-item>
        <text:list-item>
          <text:p text:style-name="P30"><text:a xlink:type="simple" xlink:href="https://pl.wikipedia.org/wiki/Dębica" text:style-name="Internet_20_link" text:visited-style-name="Visited_20_Internet_20_Link">Dębica</text:a> (PK) </text:p>
        </text:list-item>
        <text:list-item>
          <text:p text:style-name="P30"><text:a xlink:type="simple" xlink:href="https://pl.wikipedia.org/wiki/Dęblin" text:style-name="Internet_20_link" text:visited-style-name="Visited_20_Internet_20_Link">Dęblin</text:a> (LB) </text:p>
        </text:list-item>
        <text:list-item>
          <text:p text:style-name="P30"><text:a xlink:type="simple" xlink:href="https://pl.wikipedia.org/wiki/Dębno" text:style-name="Internet_20_link" text:visited-style-name="Visited_20_Internet_20_Link">Dębno</text:a> (ZP) </text:p>
        </text:list-item>
        <text:list-item>
          <text:p text:style-name="P30"><text:a xlink:type="simple" xlink:href="https://pl.wikipedia.org/wiki/Dobczyce" text:style-name="Internet_20_link" text:visited-style-name="Visited_20_Internet_20_Link">Dobczyce</text:a> (MP) </text:p>
        </text:list-item>
        <text:list-item>
          <text:p text:style-name="P30"><text:a xlink:type="simple" xlink:href="https://pl.wikipedia.org/wiki/Dobiegniew" text:style-name="Internet_20_link" text:visited-style-name="Visited_20_Internet_20_Link">Dobiegniew</text:a> (LS) </text:p>
        </text:list-item>
        <text:list-item>
          <text:p text:style-name="P30"><text:a xlink:type="simple" xlink:href="https://pl.wikipedia.org/wiki/Dobra_%28powiat_łobeski%29" text:style-name="Internet_20_link" text:visited-style-name="Visited_20_Internet_20_Link">Dobra (powiat łobeski)</text:a> (ZP) </text:p>
        </text:list-item>
        <text:list-item>
          <text:p text:style-name="P30"><text:a xlink:type="simple" xlink:href="https://pl.wikipedia.org/wiki/Dobra_%28powiat_turecki%29" text:style-name="Internet_20_link" text:visited-style-name="Visited_20_Internet_20_Link">Dobra (powiat turecki)</text:a> (WP) </text:p>
        </text:list-item>
        <text:list-item>
          <text:p text:style-name="P30"><text:a xlink:type="simple" xlink:href="https://pl.wikipedia.org/wiki/Dobre_Miasto" text:style-name="Internet_20_link" text:visited-style-name="Visited_20_Internet_20_Link">Dobre Miasto</text:a> (WM) </text:p>
        </text:list-item>
        <text:list-item>
          <text:p text:style-name="P30"><text:a xlink:type="simple" xlink:href="https://pl.wikipedia.org/wiki/Dobrodzień" text:style-name="Internet_20_link" text:visited-style-name="Visited_20_Internet_20_Link">Dobrodzień</text:a> (OP) </text:p>
        </text:list-item>
        <text:list-item>
          <text:p text:style-name="P30"><text:a xlink:type="simple" xlink:href="https://pl.wikipedia.org/wiki/Dobrzany" text:style-name="Internet_20_link" text:visited-style-name="Visited_20_Internet_20_Link">Dobrzany</text:a> (ZP) </text:p>
        </text:list-item>
        <text:list-item>
          <text:p text:style-name="P30"><text:a xlink:type="simple" xlink:href="https://pl.wikipedia.org/wiki/Dobrzyca" text:style-name="Internet_20_link" text:visited-style-name="Visited_20_Internet_20_Link">Dobrzyca</text:a> (WP) </text:p>
        </text:list-item>
        <text:list-item>
          <text:p text:style-name="P30"><text:a xlink:type="simple" xlink:href="https://pl.wikipedia.org/wiki/Dobrzyń_nad_Wisłą" text:style-name="Internet_20_link" text:visited-style-name="Visited_20_Internet_20_Link">Dobrzyń nad Wisłą</text:a> (KP) </text:p>
        </text:list-item>
        <text:list-item>
          <text:p text:style-name="P30"><text:a xlink:type="simple" xlink:href="https://pl.wikipedia.org/wiki/Dolsk" text:style-name="Internet_20_link" text:visited-style-name="Visited_20_Internet_20_Link">Dolsk</text:a> (WP) </text:p>
        </text:list-item>
        <text:list-item>
          <text:p text:style-name="P30"><text:a xlink:type="simple" xlink:href="https://pl.wikipedia.org/wiki/Drawno" text:style-name="Internet_20_link" text:visited-style-name="Visited_20_Internet_20_Link">Drawno</text:a> (ZP) </text:p>
        </text:list-item>
        <text:list-item>
          <text:p text:style-name="P30"><text:a xlink:type="simple" xlink:href="https://pl.wikipedia.org/wiki/Drawsko_Pomorskie" text:style-name="Internet_20_link" text:visited-style-name="Visited_20_Internet_20_Link">Drawsko Pomorskie</text:a> (ZP) </text:p>
        </text:list-item>
        <text:list-item>
          <text:p text:style-name="P30"><text:a xlink:type="simple" xlink:href="https://pl.wikipedia.org/wiki/Drezdenko" text:style-name="Internet_20_link" text:visited-style-name="Visited_20_Internet_20_Link">Drezdenko</text:a> (LS) </text:p>
        </text:list-item>
        <text:list-item>
          <text:p text:style-name="P30"><text:a xlink:type="simple" xlink:href="https://pl.wikipedia.org/wiki/Drobin" text:style-name="Internet_20_link" text:visited-style-name="Visited_20_Internet_20_Link">Drobin</text:a> (MZ) </text:p>
        </text:list-item>
        <text:list-item>
          <text:p text:style-name="P30"><text:a xlink:type="simple" xlink:href="https://pl.wikipedia.org/wiki/Drohiczyn_%28województwo_podlaskie%29" text:style-name="Internet_20_link" text:visited-style-name="Visited_20_Internet_20_Link">Drohiczyn</text:a> (PL) </text:p>
        </text:list-item>
        <text:list-item>
          <text:p text:style-name="P30"><text:a xlink:type="simple" xlink:href="https://pl.wikipedia.org/wiki/Drzewica_%28województwo_łódzkie%29" text:style-name="Internet_20_link" text:visited-style-name="Visited_20_Internet_20_Link">Drzewica</text:a> (ŁD) </text:p>
        </text:list-item>
        <text:list-item>
          <text:p text:style-name="P30"><text:a xlink:type="simple" xlink:href="https://pl.wikipedia.org/wiki/Dukla" text:style-name="Internet_20_link" text:visited-style-name="Visited_20_Internet_20_Link">Dukla</text:a> (PK) </text:p>
        </text:list-item>
        <text:list-item>
          <text:p text:style-name="P30"><text:a xlink:type="simple" xlink:href="https://pl.wikipedia.org/wiki/Duszniki-Zdrój" text:style-name="Internet_20_link" text:visited-style-name="Visited_20_Internet_20_Link">Duszniki-Zdrój</text:a> (DŚ) </text:p>
        </text:list-item>
        <text:list-item>
          <text:p text:style-name="P30"><text:a xlink:type="simple" xlink:href="https://pl.wikipedia.org/wiki/Dynów" text:style-name="Internet_20_link" text:visited-style-name="Visited_20_Internet_20_Link">Dynów</text:a> (PK) </text:p>
        </text:list-item>
        <text:list-item>
          <text:p text:style-name="P30"><text:a xlink:type="simple" xlink:href="https://pl.wikipedia.org/wiki/Działdowo" text:style-name="Internet_20_link" text:visited-style-name="Visited_20_Internet_20_Link">Działdowo</text:a> (WM) </text:p>
        </text:list-item>
        <text:list-item>
          <text:p text:style-name="P30"><text:a xlink:type="simple" xlink:href="https://pl.wikipedia.org/wiki/Działoszyce" text:style-name="Internet_20_link" text:visited-style-name="Visited_20_Internet_20_Link">Działoszyce</text:a> (ŚK) </text:p>
        </text:list-item>
        <text:list-item>
          <text:p text:style-name="P30"><text:a xlink:type="simple" xlink:href="https://pl.wikipedia.org/wiki/Działoszyn" text:style-name="Internet_20_link" text:visited-style-name="Visited_20_Internet_20_Link">Działoszyn</text:a> (ŁD) </text:p>
        </text:list-item>
        <text:list-item>
          <text:p text:style-name="P30"><text:a xlink:type="simple" xlink:href="https://pl.wikipedia.org/wiki/Dzierzgoń" text:style-name="Internet_20_link" text:visited-style-name="Visited_20_Internet_20_Link">Dzierzgoń</text:a> (PM) </text:p>
        </text:list-item>
        <text:list-item>
          <text:p text:style-name="P30"><text:a xlink:type="simple" xlink:href="https://pl.wikipedia.org/wiki/Dzierżoniów" text:style-name="Internet_20_link" text:visited-style-name="Visited_20_Internet_20_Link">Dzierżoniów</text:a> (DŚ) </text:p>
        </text:list-item>
        <text:list-item>
          <text:p text:style-name="P5"><text:a xlink:type="simple" xlink:href="https://pl.wikipedia.org/wiki/Dziwnów" text:style-name="Internet_20_link" text:visited-style-name="Visited_20_Internet_20_Link">Dziwnów</text:a> (ZP) </text:p>
        </text:list-item>
      </text:list>
      <text:list xml:id="list1877430094" text:style-name="L6">
        <text:list-item>
          <text:p text:style-name="P31"><text:a xlink:type="simple" xlink:href="https://pl.wikipedia.org/wiki/Elbląg" text:style-name="Internet_20_link" text:visited-style-name="Visited_20_Internet_20_Link">Elbląg</text:a> (WM) </text:p>
        </text:list-item>
        <text:list-item>
          <text:p text:style-name="P6"><text:a xlink:type="simple" xlink:href="https://pl.wikipedia.org/wiki/Ełk" text:style-name="Internet_20_link" text:visited-style-name="Visited_20_Internet_20_Link">Ełk</text:a> (WM) </text:p>
        </text:list-item>
      </text:list>
      <text:list xml:id="list1714149873" text:style-name="L7">
        <text:list-item>
          <text:p text:style-name="P32"><text:a xlink:type="simple" xlink:href="https://pl.wikipedia.org/wiki/Frampol" text:style-name="Internet_20_link" text:visited-style-name="Visited_20_Internet_20_Link">Frampol</text:a> (LB) </text:p>
        </text:list-item>
        <text:list-item>
          <text:p text:style-name="P7"><text:a xlink:type="simple" xlink:href="https://pl.wikipedia.org/wiki/Frombork" text:style-name="Internet_20_link" text:visited-style-name="Visited_20_Internet_20_Link">Frombork</text:a> (WM) </text:p>
        </text:list-item>
      </text:list>
      <text:list xml:id="list2169013775" text:style-name="L8">
        <text:list-item>
          <text:p text:style-name="P33"><text:a xlink:type="simple" xlink:href="https://pl.wikipedia.org/wiki/Garwolin" text:style-name="Internet_20_link" text:visited-style-name="Visited_20_Internet_20_Link">Garwolin</text:a> (MZ) </text:p>
        </text:list-item>
        <text:list-item>
          <text:p text:style-name="P33"><text:a xlink:type="simple" xlink:href="https://pl.wikipedia.org/wiki/Gąbin" text:style-name="Internet_20_link" text:visited-style-name="Visited_20_Internet_20_Link">Gąbin</text:a> (MZ) </text:p>
        </text:list-item>
        <text:list-item>
          <text:p text:style-name="P33"><text:a xlink:type="simple" xlink:href="https://pl.wikipedia.org/wiki/Gdańsk" text:style-name="Internet_20_link" text:visited-style-name="Visited_20_Internet_20_Link">Gdańsk</text:a> (PM) </text:p>
        </text:list-item>
        <text:list-item>
          <text:p text:style-name="P33"><text:a xlink:type="simple" xlink:href="https://pl.wikipedia.org/wiki/Gdynia" text:style-name="Internet_20_link" text:visited-style-name="Visited_20_Internet_20_Link">Gdynia</text:a> (PM) </text:p>
        </text:list-item>
        <text:list-item>
          <text:p text:style-name="P33"><text:a xlink:type="simple" xlink:href="https://pl.wikipedia.org/wiki/Giżycko" text:style-name="Internet_20_link" text:visited-style-name="Visited_20_Internet_20_Link">Giżycko</text:a> (WM) </text:p>
        </text:list-item>
        <text:list-item>
          <text:p text:style-name="P33"><text:a xlink:type="simple" xlink:href="https://pl.wikipedia.org/wiki/Glinojeck" text:style-name="Internet_20_link" text:visited-style-name="Visited_20_Internet_20_Link">Glinojeck</text:a> (MZ) </text:p>
        </text:list-item>
        <text:list-item>
          <text:p text:style-name="P33"><text:a xlink:type="simple" xlink:href="https://pl.wikipedia.org/wiki/Gliwice" text:style-name="Internet_20_link" text:visited-style-name="Visited_20_Internet_20_Link">Gliwice</text:a> (ŚL) </text:p>
        </text:list-item>
        <text:list-item>
          <text:p text:style-name="P33"><text:soft-page-break/><text:a xlink:type="simple" xlink:href="https://pl.wikipedia.org/wiki/Głogów" text:style-name="Internet_20_link" text:visited-style-name="Visited_20_Internet_20_Link">Głogów</text:a> (DŚ) </text:p>
        </text:list-item>
        <text:list-item>
          <text:p text:style-name="P33"><text:a xlink:type="simple" xlink:href="https://pl.wikipedia.org/wiki/Głogów_Małopolski" text:style-name="Internet_20_link" text:visited-style-name="Visited_20_Internet_20_Link">Głogów Małopolski</text:a> (PK) </text:p>
        </text:list-item>
        <text:list-item>
          <text:p text:style-name="P33"><text:a xlink:type="simple" xlink:href="https://pl.wikipedia.org/wiki/Głogówek" text:style-name="Internet_20_link" text:visited-style-name="Visited_20_Internet_20_Link">Głogówek</text:a> (OP) </text:p>
        </text:list-item>
        <text:list-item>
          <text:p text:style-name="P33"><text:a xlink:type="simple" xlink:href="https://pl.wikipedia.org/wiki/Głowno" text:style-name="Internet_20_link" text:visited-style-name="Visited_20_Internet_20_Link">Głowno</text:a> (ŁD) </text:p>
        </text:list-item>
        <text:list-item>
          <text:p text:style-name="P33"><text:a xlink:type="simple" xlink:href="https://pl.wikipedia.org/wiki/Głubczyce" text:style-name="Internet_20_link" text:visited-style-name="Visited_20_Internet_20_Link">Głubczyce</text:a> (OP) </text:p>
        </text:list-item>
        <text:list-item>
          <text:p text:style-name="P33"><text:a xlink:type="simple" xlink:href="https://pl.wikipedia.org/wiki/Głuchołazy" text:style-name="Internet_20_link" text:visited-style-name="Visited_20_Internet_20_Link">Głuchołazy</text:a> (OP) </text:p>
        </text:list-item>
        <text:list-item>
          <text:p text:style-name="P33"><text:a xlink:type="simple" xlink:href="https://pl.wikipedia.org/wiki/Głuszyca" text:style-name="Internet_20_link" text:visited-style-name="Visited_20_Internet_20_Link">Głuszyca</text:a> (DŚ) </text:p>
        </text:list-item>
        <text:list-item>
          <text:p text:style-name="P33"><text:a xlink:type="simple" xlink:href="https://pl.wikipedia.org/wiki/Gniew_%28miasto%29" text:style-name="Internet_20_link" text:visited-style-name="Visited_20_Internet_20_Link">Gniew</text:a> (PM) </text:p>
        </text:list-item>
        <text:list-item>
          <text:p text:style-name="P33"><text:a xlink:type="simple" xlink:href="https://pl.wikipedia.org/wiki/Gniewkowo" text:style-name="Internet_20_link" text:visited-style-name="Visited_20_Internet_20_Link">Gniewkowo</text:a> (KP) </text:p>
        </text:list-item>
        <text:list-item>
          <text:p text:style-name="P33"><text:a xlink:type="simple" xlink:href="https://pl.wikipedia.org/wiki/Gniezno" text:style-name="Internet_20_link" text:visited-style-name="Visited_20_Internet_20_Link">Gniezno</text:a> (WP) </text:p>
        </text:list-item>
        <text:list-item>
          <text:p text:style-name="P33"><text:a xlink:type="simple" xlink:href="https://pl.wikipedia.org/wiki/Gogolin" text:style-name="Internet_20_link" text:visited-style-name="Visited_20_Internet_20_Link">Gogolin</text:a> (OP) </text:p>
        </text:list-item>
        <text:list-item>
          <text:p text:style-name="P33"><text:a xlink:type="simple" xlink:href="https://pl.wikipedia.org/wiki/Golczewo" text:style-name="Internet_20_link" text:visited-style-name="Visited_20_Internet_20_Link">Golczewo</text:a> (ZP) </text:p>
        </text:list-item>
        <text:list-item>
          <text:p text:style-name="P33"><text:a xlink:type="simple" xlink:href="https://pl.wikipedia.org/wiki/Goleniów" text:style-name="Internet_20_link" text:visited-style-name="Visited_20_Internet_20_Link">Goleniów</text:a> (ZP) </text:p>
        </text:list-item>
        <text:list-item>
          <text:p text:style-name="P33"><text:a xlink:type="simple" xlink:href="https://pl.wikipedia.org/wiki/Golina" text:style-name="Internet_20_link" text:visited-style-name="Visited_20_Internet_20_Link">Golina</text:a> (WP) </text:p>
        </text:list-item>
        <text:list-item>
          <text:p text:style-name="P33"><text:a xlink:type="simple" xlink:href="https://pl.wikipedia.org/wiki/Golub-Dobrzyń" text:style-name="Internet_20_link" text:visited-style-name="Visited_20_Internet_20_Link">Golub-Dobrzyń</text:a> (KP) </text:p>
        </text:list-item>
        <text:list-item>
          <text:p text:style-name="P33"><text:a xlink:type="simple" xlink:href="https://pl.wikipedia.org/wiki/Gołańcz" text:style-name="Internet_20_link" text:visited-style-name="Visited_20_Internet_20_Link">Gołańcz</text:a> (WP) </text:p>
        </text:list-item>
        <text:list-item>
          <text:p text:style-name="P33"><text:a xlink:type="simple" xlink:href="https://pl.wikipedia.org/wiki/Gołdap" text:style-name="Internet_20_link" text:visited-style-name="Visited_20_Internet_20_Link">Gołdap</text:a> (WM) </text:p>
        </text:list-item>
        <text:list-item>
          <text:p text:style-name="P33"><text:a xlink:type="simple" xlink:href="https://pl.wikipedia.org/wiki/Goniądz" text:style-name="Internet_20_link" text:visited-style-name="Visited_20_Internet_20_Link">Goniądz</text:a> (PL) </text:p>
        </text:list-item>
        <text:list-item>
          <text:p text:style-name="P33"><text:a xlink:type="simple" xlink:href="https://pl.wikipedia.org/wiki/Gorlice" text:style-name="Internet_20_link" text:visited-style-name="Visited_20_Internet_20_Link">Gorlice</text:a> (MP) </text:p>
        </text:list-item>
        <text:list-item>
          <text:p text:style-name="P33"><text:a xlink:type="simple" xlink:href="https://pl.wikipedia.org/wiki/Gorzów_Śląski" text:style-name="Internet_20_link" text:visited-style-name="Visited_20_Internet_20_Link">Gorzów Śląski</text:a> (OP) </text:p>
        </text:list-item>
        <text:list-item>
          <text:p text:style-name="P33"><text:a xlink:type="simple" xlink:href="https://pl.wikipedia.org/wiki/Gorzów_Wielkopolski" text:style-name="Internet_20_link" text:visited-style-name="Visited_20_Internet_20_Link">Gorzów Wielkopolski</text:a> (LS) </text:p>
        </text:list-item>
        <text:list-item>
          <text:p text:style-name="P33"><text:a xlink:type="simple" xlink:href="https://pl.wikipedia.org/wiki/Gostynin" text:style-name="Internet_20_link" text:visited-style-name="Visited_20_Internet_20_Link">Gostynin</text:a> (MZ) </text:p>
        </text:list-item>
        <text:list-item>
          <text:p text:style-name="P33"><text:a xlink:type="simple" xlink:href="https://pl.wikipedia.org/wiki/Gostyń" text:style-name="Internet_20_link" text:visited-style-name="Visited_20_Internet_20_Link">Gostyń</text:a> (WP) </text:p>
        </text:list-item>
        <text:list-item>
          <text:p text:style-name="P33"><text:a xlink:type="simple" xlink:href="https://pl.wikipedia.org/wiki/Gościno" text:style-name="Internet_20_link" text:visited-style-name="Visited_20_Internet_20_Link">Gościno</text:a> (ZP) </text:p>
        </text:list-item>
        <text:list-item>
          <text:p text:style-name="P33"><text:a xlink:type="simple" xlink:href="https://pl.wikipedia.org/wiki/Gozdnica" text:style-name="Internet_20_link" text:visited-style-name="Visited_20_Internet_20_Link">Gozdnica</text:a> (LS) </text:p>
        </text:list-item>
        <text:list-item>
          <text:p text:style-name="P33"><text:a xlink:type="simple" xlink:href="https://pl.wikipedia.org/wiki/Góra_%28województwo_dolnośląskie%29" text:style-name="Internet_20_link" text:visited-style-name="Visited_20_Internet_20_Link">Góra</text:a> (DŚ) </text:p>
        </text:list-item>
        <text:list-item>
          <text:p text:style-name="P33"><text:a xlink:type="simple" xlink:href="https://pl.wikipedia.org/wiki/Góra_Kalwaria" text:style-name="Internet_20_link" text:visited-style-name="Visited_20_Internet_20_Link">Góra Kalwaria</text:a> (MZ) </text:p>
        </text:list-item>
        <text:list-item>
          <text:p text:style-name="P33"><text:a xlink:type="simple" xlink:href="https://pl.wikipedia.org/wiki/Górowo_Iławeckie" text:style-name="Internet_20_link" text:visited-style-name="Visited_20_Internet_20_Link">Górowo Iławeckie</text:a> (WM) </text:p>
        </text:list-item>
        <text:list-item>
          <text:p text:style-name="P33"><text:a xlink:type="simple" xlink:href="https://pl.wikipedia.org/wiki/Górzno" text:style-name="Internet_20_link" text:visited-style-name="Visited_20_Internet_20_Link">Górzno</text:a> (KP) </text:p>
        </text:list-item>
        <text:list-item>
          <text:p text:style-name="P33"><text:a xlink:type="simple" xlink:href="https://pl.wikipedia.org/wiki/Grabów_nad_Prosną" text:style-name="Internet_20_link" text:visited-style-name="Visited_20_Internet_20_Link">Grabów nad Prosną</text:a> (WP) </text:p>
        </text:list-item>
        <text:list-item>
          <text:p text:style-name="P33"><text:a xlink:type="simple" xlink:href="https://pl.wikipedia.org/wiki/Grajewo" text:style-name="Internet_20_link" text:visited-style-name="Visited_20_Internet_20_Link">Grajewo</text:a> (PL) </text:p>
        </text:list-item>
        <text:list-item>
          <text:p text:style-name="P33"><text:a xlink:type="simple" xlink:href="https://pl.wikipedia.org/wiki/Grodków" text:style-name="Internet_20_link" text:visited-style-name="Visited_20_Internet_20_Link">Grodków</text:a> (OP) </text:p>
        </text:list-item>
        <text:list-item>
          <text:p text:style-name="P33"><text:a xlink:type="simple" xlink:href="https://pl.wikipedia.org/wiki/Grodzisk_Mazowiecki" text:style-name="Internet_20_link" text:visited-style-name="Visited_20_Internet_20_Link">Grodzisk Mazowiecki</text:a> (MZ) </text:p>
        </text:list-item>
        <text:list-item>
          <text:p text:style-name="P33"><text:a xlink:type="simple" xlink:href="https://pl.wikipedia.org/wiki/Grodzisk_Wielkopolski" text:style-name="Internet_20_link" text:visited-style-name="Visited_20_Internet_20_Link">Grodzisk Wielkopolski</text:a> (WP) </text:p>
        </text:list-item>
        <text:list-item>
          <text:p text:style-name="P33"><text:a xlink:type="simple" xlink:href="https://pl.wikipedia.org/wiki/Grójec" text:style-name="Internet_20_link" text:visited-style-name="Visited_20_Internet_20_Link">Grójec</text:a> (MZ) </text:p>
        </text:list-item>
        <text:list-item>
          <text:p text:style-name="P33"><text:a xlink:type="simple" xlink:href="https://pl.wikipedia.org/wiki/Grudziądz" text:style-name="Internet_20_link" text:visited-style-name="Visited_20_Internet_20_Link">Grudziądz</text:a> (KP) </text:p>
        </text:list-item>
        <text:list-item>
          <text:p text:style-name="P33"><text:a xlink:type="simple" xlink:href="https://pl.wikipedia.org/wiki/Grybów" text:style-name="Internet_20_link" text:visited-style-name="Visited_20_Internet_20_Link">Grybów</text:a> (MP) </text:p>
        </text:list-item>
        <text:list-item>
          <text:p text:style-name="P33"><text:a xlink:type="simple" xlink:href="https://pl.wikipedia.org/wiki/Gryfice" text:style-name="Internet_20_link" text:visited-style-name="Visited_20_Internet_20_Link">Gryfice</text:a> (ZP) </text:p>
        </text:list-item>
        <text:list-item>
          <text:p text:style-name="P33"><text:a xlink:type="simple" xlink:href="https://pl.wikipedia.org/wiki/Gryfino" text:style-name="Internet_20_link" text:visited-style-name="Visited_20_Internet_20_Link">Gryfino</text:a> (ZP) </text:p>
        </text:list-item>
        <text:list-item>
          <text:p text:style-name="P33"><text:a xlink:type="simple" xlink:href="https://pl.wikipedia.org/wiki/Gryfów_Śląski" text:style-name="Internet_20_link" text:visited-style-name="Visited_20_Internet_20_Link">Gryfów Śląski</text:a> (DŚ) </text:p>
        </text:list-item>
        <text:list-item>
          <text:p text:style-name="P8"><text:a xlink:type="simple" xlink:href="https://pl.wikipedia.org/wiki/Gubin" text:style-name="Internet_20_link" text:visited-style-name="Visited_20_Internet_20_Link">Gubin</text:a> (LS) </text:p>
        </text:list-item>
      </text:list>
      <text:list xml:id="list393181297" text:style-name="L9">
        <text:list-item>
          <text:p text:style-name="P34"><text:a xlink:type="simple" xlink:href="https://pl.wikipedia.org/wiki/Hajnówka" text:style-name="Internet_20_link" text:visited-style-name="Visited_20_Internet_20_Link">Hajnówka</text:a> (PL) </text:p>
        </text:list-item>
        <text:list-item>
          <text:p text:style-name="P34"><text:a xlink:type="simple" xlink:href="https://pl.wikipedia.org/wiki/Halinów" text:style-name="Internet_20_link" text:visited-style-name="Visited_20_Internet_20_Link">Halinów</text:a> (MZ) </text:p>
        </text:list-item>
        <text:list-item>
          <text:p text:style-name="P34"><text:soft-page-break/><text:a xlink:type="simple" xlink:href="https://pl.wikipedia.org/wiki/Hel_%28miasto%29" text:style-name="Internet_20_link" text:visited-style-name="Visited_20_Internet_20_Link">Hel</text:a> (PM) </text:p>
        </text:list-item>
        <text:list-item>
          <text:p text:style-name="P9"><text:a xlink:type="simple" xlink:href="https://pl.wikipedia.org/wiki/Hrubieszów" text:style-name="Internet_20_link" text:visited-style-name="Visited_20_Internet_20_Link">Hrubieszów</text:a> (LB) </text:p>
        </text:list-item>
      </text:list>
      <text:list xml:id="list2165694972" text:style-name="L10">
        <text:list-item>
          <text:p text:style-name="P35"><text:a xlink:type="simple" xlink:href="https://pl.wikipedia.org/wiki/Iława" text:style-name="Internet_20_link" text:visited-style-name="Visited_20_Internet_20_Link">Iława</text:a> (WM) </text:p>
        </text:list-item>
        <text:list-item>
          <text:p text:style-name="P35"><text:a xlink:type="simple" xlink:href="https://pl.wikipedia.org/wiki/Iłowa" text:style-name="Internet_20_link" text:visited-style-name="Visited_20_Internet_20_Link">Iłowa</text:a> (LS) </text:p>
        </text:list-item>
        <text:list-item>
          <text:p text:style-name="P35"><text:a xlink:type="simple" xlink:href="https://pl.wikipedia.org/wiki/Iłża" text:style-name="Internet_20_link" text:visited-style-name="Visited_20_Internet_20_Link">Iłża</text:a> (MZ) </text:p>
        </text:list-item>
        <text:list-item>
          <text:p text:style-name="P35"><text:a xlink:type="simple" xlink:href="https://pl.wikipedia.org/wiki/Imielin" text:style-name="Internet_20_link" text:visited-style-name="Visited_20_Internet_20_Link">Imielin</text:a> (ŚL) </text:p>
        </text:list-item>
        <text:list-item>
          <text:p text:style-name="P35"><text:a xlink:type="simple" xlink:href="https://pl.wikipedia.org/wiki/Inowrocław" text:style-name="Internet_20_link" text:visited-style-name="Visited_20_Internet_20_Link">Inowrocław</text:a> (KP) </text:p>
        </text:list-item>
        <text:list-item>
          <text:p text:style-name="P35"><text:a xlink:type="simple" xlink:href="https://pl.wikipedia.org/wiki/Ińsko" text:style-name="Internet_20_link" text:visited-style-name="Visited_20_Internet_20_Link">Ińsko</text:a> (ZP) </text:p>
        </text:list-item>
        <text:list-item>
          <text:p text:style-name="P35"><text:a xlink:type="simple" xlink:href="https://pl.wikipedia.org/wiki/Iwonicz-Zdrój" text:style-name="Internet_20_link" text:visited-style-name="Visited_20_Internet_20_Link">Iwonicz-Zdrój</text:a> (PK) </text:p>
        </text:list-item>
        <text:list-item>
          <text:p text:style-name="P10"><text:a xlink:type="simple" xlink:href="https://pl.wikipedia.org/wiki/Izbica_Kujawska" text:style-name="Internet_20_link" text:visited-style-name="Visited_20_Internet_20_Link">Izbica Kujawska</text:a> (KP) </text:p>
        </text:list-item>
      </text:list>
      <text:list xml:id="list3570550189" text:style-name="L11">
        <text:list-item>
          <text:p text:style-name="P36"><text:a xlink:type="simple" xlink:href="https://pl.wikipedia.org/wiki/Jabłonowo_Pomorskie" text:style-name="Internet_20_link" text:visited-style-name="Visited_20_Internet_20_Link">Jabłonowo Pomorskie</text:a> (KP) </text:p>
        </text:list-item>
        <text:list-item>
          <text:p text:style-name="P36"><text:a xlink:type="simple" xlink:href="https://pl.wikipedia.org/wiki/Janikowo" text:style-name="Internet_20_link" text:visited-style-name="Visited_20_Internet_20_Link">Janikowo</text:a> (KP) </text:p>
        </text:list-item>
        <text:list-item>
          <text:p text:style-name="P36"><text:a xlink:type="simple" xlink:href="https://pl.wikipedia.org/wiki/Janowiec_Wielkopolski" text:style-name="Internet_20_link" text:visited-style-name="Visited_20_Internet_20_Link">Janowiec Wielkopolski</text:a> (KP) </text:p>
        </text:list-item>
        <text:list-item>
          <text:p text:style-name="P36"><text:a xlink:type="simple" xlink:href="https://pl.wikipedia.org/wiki/Janów_Lubelski" text:style-name="Internet_20_link" text:visited-style-name="Visited_20_Internet_20_Link">Janów Lubelski</text:a> (LB) </text:p>
        </text:list-item>
        <text:list-item>
          <text:p text:style-name="P36"><text:a xlink:type="simple" xlink:href="https://pl.wikipedia.org/wiki/Jaraczewo" text:style-name="Internet_20_link" text:visited-style-name="Visited_20_Internet_20_Link">Jaraczewo</text:a> (WP) </text:p>
        </text:list-item>
        <text:list-item>
          <text:p text:style-name="P36"><text:a xlink:type="simple" xlink:href="https://pl.wikipedia.org/wiki/Jarocin" text:style-name="Internet_20_link" text:visited-style-name="Visited_20_Internet_20_Link">Jarocin</text:a> (WP) </text:p>
        </text:list-item>
        <text:list-item>
          <text:p text:style-name="P36"><text:a xlink:type="simple" xlink:href="https://pl.wikipedia.org/wiki/Jarosław" text:style-name="Internet_20_link" text:visited-style-name="Visited_20_Internet_20_Link">Jarosław</text:a> (PK) </text:p>
        </text:list-item>
        <text:list-item>
          <text:p text:style-name="P36"><text:a xlink:type="simple" xlink:href="https://pl.wikipedia.org/wiki/Jasień_%28województwo_lubuskie%29" text:style-name="Internet_20_link" text:visited-style-name="Visited_20_Internet_20_Link">Jasień</text:a> (LS) </text:p>
        </text:list-item>
        <text:list-item>
          <text:p text:style-name="P36"><text:a xlink:type="simple" xlink:href="https://pl.wikipedia.org/wiki/Jasło" text:style-name="Internet_20_link" text:visited-style-name="Visited_20_Internet_20_Link">Jasło</text:a> (PK) </text:p>
        </text:list-item>
        <text:list-item>
          <text:p text:style-name="P36"><text:a xlink:type="simple" xlink:href="https://pl.wikipedia.org/wiki/Jastarnia" text:style-name="Internet_20_link" text:visited-style-name="Visited_20_Internet_20_Link">Jastarnia</text:a> (PM) </text:p>
        </text:list-item>
        <text:list-item>
          <text:p text:style-name="P36"><text:a xlink:type="simple" xlink:href="https://pl.wikipedia.org/wiki/Jastrowie" text:style-name="Internet_20_link" text:visited-style-name="Visited_20_Internet_20_Link">Jastrowie</text:a> (WP) </text:p>
        </text:list-item>
        <text:list-item>
          <text:p text:style-name="P36"><text:a xlink:type="simple" xlink:href="https://pl.wikipedia.org/wiki/Jastrzębie-Zdrój" text:style-name="Internet_20_link" text:visited-style-name="Visited_20_Internet_20_Link">Jastrzębie-Zdrój</text:a> (ŚL) </text:p>
        </text:list-item>
        <text:list-item>
          <text:p text:style-name="P36"><text:a xlink:type="simple" xlink:href="https://pl.wikipedia.org/wiki/Jawor_%28miasto%29" text:style-name="Internet_20_link" text:visited-style-name="Visited_20_Internet_20_Link">Jawor</text:a> (DŚ) </text:p>
        </text:list-item>
        <text:list-item>
          <text:p text:style-name="P36"><text:a xlink:type="simple" xlink:href="https://pl.wikipedia.org/wiki/Jaworzno" text:style-name="Internet_20_link" text:visited-style-name="Visited_20_Internet_20_Link">Jaworzno</text:a> (ŚL) </text:p>
        </text:list-item>
        <text:list-item>
          <text:p text:style-name="P36"><text:a xlink:type="simple" xlink:href="https://pl.wikipedia.org/wiki/Jaworzyna_Śląska" text:style-name="Internet_20_link" text:visited-style-name="Visited_20_Internet_20_Link">Jaworzyna Śląska</text:a> (DŚ) </text:p>
        </text:list-item>
        <text:list-item>
          <text:p text:style-name="P36"><text:a xlink:type="simple" xlink:href="https://pl.wikipedia.org/wiki/Jedlicze" text:style-name="Internet_20_link" text:visited-style-name="Visited_20_Internet_20_Link">Jedlicze</text:a> (PK) </text:p>
        </text:list-item>
        <text:list-item>
          <text:p text:style-name="P36"><text:a xlink:type="simple" xlink:href="https://pl.wikipedia.org/wiki/Jedlina-Zdrój" text:style-name="Internet_20_link" text:visited-style-name="Visited_20_Internet_20_Link">Jedlina-Zdrój</text:a> (DŚ) </text:p>
        </text:list-item>
        <text:list-item>
          <text:p text:style-name="P36"><text:a xlink:type="simple" xlink:href="https://pl.wikipedia.org/wiki/Jedwabne" text:style-name="Internet_20_link" text:visited-style-name="Visited_20_Internet_20_Link">Jedwabne</text:a> (PL) </text:p>
        </text:list-item>
        <text:list-item>
          <text:p text:style-name="P36"><text:a xlink:type="simple" xlink:href="https://pl.wikipedia.org/wiki/Jelcz-Laskowice" text:style-name="Internet_20_link" text:visited-style-name="Visited_20_Internet_20_Link">Jelcz-Laskowice</text:a> (DŚ) </text:p>
        </text:list-item>
        <text:list-item>
          <text:p text:style-name="P36"><text:a xlink:type="simple" xlink:href="https://pl.wikipedia.org/wiki/Jelenia_Góra" text:style-name="Internet_20_link" text:visited-style-name="Visited_20_Internet_20_Link">Jelenia Góra</text:a> (DŚ) </text:p>
        </text:list-item>
        <text:list-item>
          <text:p text:style-name="P36"><text:a xlink:type="simple" xlink:href="https://pl.wikipedia.org/wiki/Jeziorany" text:style-name="Internet_20_link" text:visited-style-name="Visited_20_Internet_20_Link">Jeziorany</text:a> (WM) </text:p>
        </text:list-item>
        <text:list-item>
          <text:p text:style-name="P36"><text:a xlink:type="simple" xlink:href="https://pl.wikipedia.org/wiki/Jędrzejów" text:style-name="Internet_20_link" text:visited-style-name="Visited_20_Internet_20_Link">Jędrzejów</text:a> (ŚK) </text:p>
        </text:list-item>
        <text:list-item>
          <text:p text:style-name="P36"><text:a xlink:type="simple" xlink:href="https://pl.wikipedia.org/wiki/Jordanów" text:style-name="Internet_20_link" text:visited-style-name="Visited_20_Internet_20_Link">Jordanów</text:a> (MP) </text:p>
        </text:list-item>
        <text:list-item>
          <text:p text:style-name="P36"><text:a xlink:type="simple" xlink:href="https://pl.wikipedia.org/wiki/Józefów_%28powiat_biłgorajski%29" text:style-name="Internet_20_link" text:visited-style-name="Visited_20_Internet_20_Link">Józefów (powiat biłgorajski)</text:a> (LB) </text:p>
        </text:list-item>
        <text:list-item>
          <text:p text:style-name="P36"><text:a xlink:type="simple" xlink:href="https://pl.wikipedia.org/wiki/Józefów_%28powiat_otwocki%29" text:style-name="Internet_20_link" text:visited-style-name="Visited_20_Internet_20_Link">Józefów (powiat otwocki)</text:a> (MZ) </text:p>
        </text:list-item>
        <text:list-item>
          <text:p text:style-name="P36"><text:a xlink:type="simple" xlink:href="https://pl.wikipedia.org/wiki/Józefów_nad_Wisłą" text:style-name="Internet_20_link" text:visited-style-name="Visited_20_Internet_20_Link">Józefów nad Wisłą</text:a> (LB) </text:p>
        </text:list-item>
        <text:list-item>
          <text:p text:style-name="P11"><text:a xlink:type="simple" xlink:href="https://pl.wikipedia.org/wiki/Jutrosin" text:style-name="Internet_20_link" text:visited-style-name="Visited_20_Internet_20_Link">Jutrosin</text:a> (WP) </text:p>
        </text:list-item>
      </text:list>
      <text:list xml:id="list3887259861" text:style-name="L12">
        <text:list-item>
          <text:p text:style-name="P37"><text:a xlink:type="simple" xlink:href="https://pl.wikipedia.org/wiki/Kalety" text:style-name="Internet_20_link" text:visited-style-name="Visited_20_Internet_20_Link">Kalety</text:a> (ŚL) </text:p>
        </text:list-item>
        <text:list-item>
          <text:p text:style-name="P37"><text:a xlink:type="simple" xlink:href="https://pl.wikipedia.org/wiki/Kalisz" text:style-name="Internet_20_link" text:visited-style-name="Visited_20_Internet_20_Link">Kalisz</text:a> (WP) </text:p>
        </text:list-item>
        <text:list-item>
          <text:p text:style-name="P37"><text:a xlink:type="simple" xlink:href="https://pl.wikipedia.org/wiki/Kalisz_Pomorski" text:style-name="Internet_20_link" text:visited-style-name="Visited_20_Internet_20_Link">Kalisz Pomorski</text:a> (ZP) </text:p>
        </text:list-item>
        <text:list-item>
          <text:p text:style-name="P37"><text:a xlink:type="simple" xlink:href="https://pl.wikipedia.org/wiki/Kalwaria_Zebrzydowska" text:style-name="Internet_20_link" text:visited-style-name="Visited_20_Internet_20_Link">Kalwaria Zebrzydowska</text:a> (MP) </text:p>
        </text:list-item>
        <text:list-item>
          <text:p text:style-name="P37"><text:a xlink:type="simple" xlink:href="https://pl.wikipedia.org/wiki/Kałuszyn" text:style-name="Internet_20_link" text:visited-style-name="Visited_20_Internet_20_Link">Kałuszyn</text:a> (MZ) </text:p>
        </text:list-item>
        <text:list-item>
          <text:p text:style-name="P37"><text:soft-page-break/><text:a xlink:type="simple" xlink:href="https://pl.wikipedia.org/wiki/Kamienna_Góra" text:style-name="Internet_20_link" text:visited-style-name="Visited_20_Internet_20_Link">Kamienna Góra</text:a> (DŚ) </text:p>
        </text:list-item>
        <text:list-item>
          <text:p text:style-name="P37"><text:a xlink:type="simple" xlink:href="https://pl.wikipedia.org/wiki/Kamień_Krajeński" text:style-name="Internet_20_link" text:visited-style-name="Visited_20_Internet_20_Link">Kamień Krajeński</text:a> (KP) </text:p>
        </text:list-item>
        <text:list-item>
          <text:p text:style-name="P37"><text:a xlink:type="simple" xlink:href="https://pl.wikipedia.org/wiki/Kamień_Pomorski" text:style-name="Internet_20_link" text:visited-style-name="Visited_20_Internet_20_Link">Kamień Pomorski</text:a> (ZP) </text:p>
        </text:list-item>
        <text:list-item>
          <text:p text:style-name="P37"><text:a xlink:type="simple" xlink:href="https://pl.wikipedia.org/wiki/Kamieńsk" text:style-name="Internet_20_link" text:visited-style-name="Visited_20_Internet_20_Link">Kamieńsk</text:a> (ŁD) </text:p>
        </text:list-item>
        <text:list-item>
          <text:p text:style-name="P37"><text:a xlink:type="simple" xlink:href="https://pl.wikipedia.org/wiki/Kańczuga" text:style-name="Internet_20_link" text:visited-style-name="Visited_20_Internet_20_Link">Kańczuga</text:a> (PK) </text:p>
        </text:list-item>
        <text:list-item>
          <text:p text:style-name="P37"><text:a xlink:type="simple" xlink:href="https://pl.wikipedia.org/wiki/Karczew" text:style-name="Internet_20_link" text:visited-style-name="Visited_20_Internet_20_Link">Karczew</text:a> (MZ) </text:p>
        </text:list-item>
        <text:list-item>
          <text:p text:style-name="P37"><text:a xlink:type="simple" xlink:href="https://pl.wikipedia.org/wiki/Kargowa" text:style-name="Internet_20_link" text:visited-style-name="Visited_20_Internet_20_Link">Kargowa</text:a> (LS) </text:p>
        </text:list-item>
        <text:list-item>
          <text:p text:style-name="P37"><text:a xlink:type="simple" xlink:href="https://pl.wikipedia.org/wiki/Karlino" text:style-name="Internet_20_link" text:visited-style-name="Visited_20_Internet_20_Link">Karlino</text:a> (ZP) </text:p>
        </text:list-item>
        <text:list-item>
          <text:p text:style-name="P37"><text:a xlink:type="simple" xlink:href="https://pl.wikipedia.org/wiki/Karpacz" text:style-name="Internet_20_link" text:visited-style-name="Visited_20_Internet_20_Link">Karpacz</text:a> (DŚ) </text:p>
        </text:list-item>
        <text:list-item>
          <text:p text:style-name="P37"><text:a xlink:type="simple" xlink:href="https://pl.wikipedia.org/wiki/Kartuzy" text:style-name="Internet_20_link" text:visited-style-name="Visited_20_Internet_20_Link">Kartuzy</text:a> (PM) </text:p>
        </text:list-item>
        <text:list-item>
          <text:p text:style-name="P37"><text:a xlink:type="simple" xlink:href="https://pl.wikipedia.org/wiki/Katowice" text:style-name="Internet_20_link" text:visited-style-name="Visited_20_Internet_20_Link">Katowice</text:a> (ŚL) </text:p>
        </text:list-item>
        <text:list-item>
          <text:p text:style-name="P37"><text:a xlink:type="simple" xlink:href="https://pl.wikipedia.org/wiki/Kazimierz_Dolny" text:style-name="Internet_20_link" text:visited-style-name="Visited_20_Internet_20_Link">Kazimierz Dolny</text:a> (LB) </text:p>
        </text:list-item>
        <text:list-item>
          <text:p text:style-name="P37"><text:a xlink:type="simple" xlink:href="https://pl.wikipedia.org/wiki/Kazimierza_Wielka" text:style-name="Internet_20_link" text:visited-style-name="Visited_20_Internet_20_Link">Kazimierza Wielka</text:a> (ŚK) </text:p>
        </text:list-item>
        <text:list-item>
          <text:p text:style-name="P37"><text:a xlink:type="simple" xlink:href="https://pl.wikipedia.org/wiki/Kąty_Wrocławskie" text:style-name="Internet_20_link" text:visited-style-name="Visited_20_Internet_20_Link">Kąty Wrocławskie</text:a> (DŚ) </text:p>
        </text:list-item>
        <text:list-item>
          <text:p text:style-name="P37"><text:a xlink:type="simple" xlink:href="https://pl.wikipedia.org/wiki/Kcynia" text:style-name="Internet_20_link" text:visited-style-name="Visited_20_Internet_20_Link">Kcynia</text:a> (KP) </text:p>
        </text:list-item>
        <text:list-item>
          <text:p text:style-name="P37"><text:a xlink:type="simple" xlink:href="https://pl.wikipedia.org/wiki/Kędzierzyn-Koźle" text:style-name="Internet_20_link" text:visited-style-name="Visited_20_Internet_20_Link">Kędzierzyn-Koźle</text:a> (OP) </text:p>
        </text:list-item>
        <text:list-item>
          <text:p text:style-name="P37"><text:a xlink:type="simple" xlink:href="https://pl.wikipedia.org/wiki/Kępice" text:style-name="Internet_20_link" text:visited-style-name="Visited_20_Internet_20_Link">Kępice</text:a> (PM) </text:p>
        </text:list-item>
        <text:list-item>
          <text:p text:style-name="P37"><text:a xlink:type="simple" xlink:href="https://pl.wikipedia.org/wiki/Kępno" text:style-name="Internet_20_link" text:visited-style-name="Visited_20_Internet_20_Link">Kępno</text:a> (WP) </text:p>
        </text:list-item>
        <text:list-item>
          <text:p text:style-name="P37"><text:a xlink:type="simple" xlink:href="https://pl.wikipedia.org/wiki/Kętrzyn" text:style-name="Internet_20_link" text:visited-style-name="Visited_20_Internet_20_Link">Kętrzyn</text:a> (WM) </text:p>
        </text:list-item>
        <text:list-item>
          <text:p text:style-name="P37"><text:a xlink:type="simple" xlink:href="https://pl.wikipedia.org/wiki/Kęty" text:style-name="Internet_20_link" text:visited-style-name="Visited_20_Internet_20_Link">Kęty</text:a> (MP) </text:p>
        </text:list-item>
        <text:list-item>
          <text:p text:style-name="P37"><text:a xlink:type="simple" xlink:href="https://pl.wikipedia.org/wiki/Kielce" text:style-name="Internet_20_link" text:visited-style-name="Visited_20_Internet_20_Link">Kielce</text:a> (ŚK) </text:p>
        </text:list-item>
        <text:list-item>
          <text:p text:style-name="P37"><text:a xlink:type="simple" xlink:href="https://pl.wikipedia.org/wiki/Kietrz" text:style-name="Internet_20_link" text:visited-style-name="Visited_20_Internet_20_Link">Kietrz</text:a> (OP) </text:p>
        </text:list-item>
        <text:list-item>
          <text:p text:style-name="P37"><text:a xlink:type="simple" xlink:href="https://pl.wikipedia.org/wiki/Kisielice" text:style-name="Internet_20_link" text:visited-style-name="Visited_20_Internet_20_Link">Kisielice</text:a> (WM) </text:p>
        </text:list-item>
        <text:list-item>
          <text:p text:style-name="P37"><text:a xlink:type="simple" xlink:href="https://pl.wikipedia.org/wiki/Kleczew" text:style-name="Internet_20_link" text:visited-style-name="Visited_20_Internet_20_Link">Kleczew</text:a> (WP) </text:p>
        </text:list-item>
        <text:list-item>
          <text:p text:style-name="P37"><text:a xlink:type="simple" xlink:href="https://pl.wikipedia.org/wiki/Kleszczele" text:style-name="Internet_20_link" text:visited-style-name="Visited_20_Internet_20_Link">Kleszczele</text:a> (PL) </text:p>
        </text:list-item>
        <text:list-item>
          <text:p text:style-name="P37"><text:a xlink:type="simple" xlink:href="https://pl.wikipedia.org/wiki/Kluczbork" text:style-name="Internet_20_link" text:visited-style-name="Visited_20_Internet_20_Link">Kluczbork</text:a> (OP) </text:p>
        </text:list-item>
        <text:list-item>
          <text:p text:style-name="P37"><text:a xlink:type="simple" xlink:href="https://pl.wikipedia.org/wiki/Kłecko" text:style-name="Internet_20_link" text:visited-style-name="Visited_20_Internet_20_Link">Kłecko</text:a> (WP) </text:p>
        </text:list-item>
        <text:list-item>
          <text:p text:style-name="P37"><text:a xlink:type="simple" xlink:href="https://pl.wikipedia.org/wiki/Kłobuck" text:style-name="Internet_20_link" text:visited-style-name="Visited_20_Internet_20_Link">Kłobuck</text:a> (ŚL) </text:p>
        </text:list-item>
        <text:list-item>
          <text:p text:style-name="P37"><text:a xlink:type="simple" xlink:href="https://pl.wikipedia.org/wiki/Kłodawa" text:style-name="Internet_20_link" text:visited-style-name="Visited_20_Internet_20_Link">Kłodawa</text:a> (WP) </text:p>
        </text:list-item>
        <text:list-item>
          <text:p text:style-name="P37"><text:a xlink:type="simple" xlink:href="https://pl.wikipedia.org/wiki/Kłodzko" text:style-name="Internet_20_link" text:visited-style-name="Visited_20_Internet_20_Link">Kłodzko</text:a> (DŚ) </text:p>
        </text:list-item>
        <text:list-item>
          <text:p text:style-name="P37"><text:a xlink:type="simple" xlink:href="https://pl.wikipedia.org/wiki/Knurów" text:style-name="Internet_20_link" text:visited-style-name="Visited_20_Internet_20_Link">Knurów</text:a> (ŚL) </text:p>
        </text:list-item>
        <text:list-item>
          <text:p text:style-name="P37"><text:a xlink:type="simple" xlink:href="https://pl.wikipedia.org/wiki/Knyszyn" text:style-name="Internet_20_link" text:visited-style-name="Visited_20_Internet_20_Link">Knyszyn</text:a> (PL) </text:p>
        </text:list-item>
        <text:list-item>
          <text:p text:style-name="P37"><text:a xlink:type="simple" xlink:href="https://pl.wikipedia.org/wiki/Kobylin" text:style-name="Internet_20_link" text:visited-style-name="Visited_20_Internet_20_Link">Kobylin</text:a> (WP) </text:p>
        </text:list-item>
        <text:list-item>
          <text:p text:style-name="P37"><text:a xlink:type="simple" xlink:href="https://pl.wikipedia.org/wiki/Kobyłka" text:style-name="Internet_20_link" text:visited-style-name="Visited_20_Internet_20_Link">Kobyłka</text:a> (MZ) </text:p>
        </text:list-item>
        <text:list-item>
          <text:p text:style-name="P37"><text:a xlink:type="simple" xlink:href="https://pl.wikipedia.org/wiki/Kock" text:style-name="Internet_20_link" text:visited-style-name="Visited_20_Internet_20_Link">Kock</text:a> (LB) </text:p>
        </text:list-item>
        <text:list-item>
          <text:p text:style-name="P37"><text:a xlink:type="simple" xlink:href="https://pl.wikipedia.org/wiki/Kolbuszowa" text:style-name="Internet_20_link" text:visited-style-name="Visited_20_Internet_20_Link">Kolbuszowa</text:a> (PK) </text:p>
        </text:list-item>
        <text:list-item>
          <text:p text:style-name="P37"><text:a xlink:type="simple" xlink:href="https://pl.wikipedia.org/wiki/Kolno" text:style-name="Internet_20_link" text:visited-style-name="Visited_20_Internet_20_Link">Kolno</text:a> (PL) </text:p>
        </text:list-item>
        <text:list-item>
          <text:p text:style-name="P37"><text:a xlink:type="simple" xlink:href="https://pl.wikipedia.org/wiki/Kolonowskie" text:style-name="Internet_20_link" text:visited-style-name="Visited_20_Internet_20_Link">Kolonowskie</text:a> (OP) </text:p>
        </text:list-item>
        <text:list-item>
          <text:p text:style-name="P37"><text:a xlink:type="simple" xlink:href="https://pl.wikipedia.org/wiki/Koluszki" text:style-name="Internet_20_link" text:visited-style-name="Visited_20_Internet_20_Link">Koluszki</text:a> (ŁD) </text:p>
        </text:list-item>
        <text:list-item>
          <text:p text:style-name="P37"><text:a xlink:type="simple" xlink:href="https://pl.wikipedia.org/wiki/Kołaczyce" text:style-name="Internet_20_link" text:visited-style-name="Visited_20_Internet_20_Link">Kołaczyce</text:a> (PK) </text:p>
        </text:list-item>
        <text:list-item>
          <text:p text:style-name="P37"><text:a xlink:type="simple" xlink:href="https://pl.wikipedia.org/wiki/Koło_%28województwo_wielkopolskie%29" text:style-name="Internet_20_link" text:visited-style-name="Visited_20_Internet_20_Link">Koło</text:a> (WP) </text:p>
        </text:list-item>
        <text:list-item>
          <text:p text:style-name="P37"><text:a xlink:type="simple" xlink:href="https://pl.wikipedia.org/wiki/Kołobrzeg" text:style-name="Internet_20_link" text:visited-style-name="Visited_20_Internet_20_Link">Kołobrzeg</text:a> (ZP) </text:p>
        </text:list-item>
        <text:list-item>
          <text:p text:style-name="P37"><text:a xlink:type="simple" xlink:href="https://pl.wikipedia.org/wiki/Koniecpol" text:style-name="Internet_20_link" text:visited-style-name="Visited_20_Internet_20_Link">Koniecpol</text:a> (ŚL) </text:p>
        </text:list-item>
        <text:list-item>
          <text:p text:style-name="P37"><text:a xlink:type="simple" xlink:href="https://pl.wikipedia.org/wiki/Konin" text:style-name="Internet_20_link" text:visited-style-name="Visited_20_Internet_20_Link">Konin</text:a> (WP) </text:p>
        </text:list-item>
        <text:list-item>
          <text:p text:style-name="P37"><text:soft-page-break/><text:a xlink:type="simple" xlink:href="https://pl.wikipedia.org/wiki/Konstancin-Jeziorna" text:style-name="Internet_20_link" text:visited-style-name="Visited_20_Internet_20_Link">Konstancin-Jeziorna</text:a> (MZ) </text:p>
        </text:list-item>
        <text:list-item>
          <text:p text:style-name="P37"><text:a xlink:type="simple" xlink:href="https://pl.wikipedia.org/wiki/Konstantynów_Łódzki" text:style-name="Internet_20_link" text:visited-style-name="Visited_20_Internet_20_Link">Konstantynów Łódzki</text:a> (ŁD) </text:p>
        </text:list-item>
        <text:list-item>
          <text:p text:style-name="P37"><text:a xlink:type="simple" xlink:href="https://pl.wikipedia.org/wiki/Końskie" text:style-name="Internet_20_link" text:visited-style-name="Visited_20_Internet_20_Link">Końskie</text:a> (ŚK) </text:p>
        </text:list-item>
        <text:list-item>
          <text:p text:style-name="P37"><text:a xlink:type="simple" xlink:href="https://pl.wikipedia.org/wiki/Koprzywnica" text:style-name="Internet_20_link" text:visited-style-name="Visited_20_Internet_20_Link">Koprzywnica</text:a> (ŚK) </text:p>
        </text:list-item>
        <text:list-item>
          <text:p text:style-name="P37"><text:a xlink:type="simple" xlink:href="https://pl.wikipedia.org/wiki/Korfantów" text:style-name="Internet_20_link" text:visited-style-name="Visited_20_Internet_20_Link">Korfantów</text:a> (OP) </text:p>
        </text:list-item>
        <text:list-item>
          <text:p text:style-name="P37"><text:a xlink:type="simple" xlink:href="https://pl.wikipedia.org/wiki/Koronowo" text:style-name="Internet_20_link" text:visited-style-name="Visited_20_Internet_20_Link">Koronowo</text:a> (KP) </text:p>
        </text:list-item>
        <text:list-item>
          <text:p text:style-name="P37"><text:a xlink:type="simple" xlink:href="https://pl.wikipedia.org/wiki/Korsze" text:style-name="Internet_20_link" text:visited-style-name="Visited_20_Internet_20_Link">Korsze</text:a> (WM) </text:p>
        </text:list-item>
        <text:list-item>
          <text:p text:style-name="P37"><text:a xlink:type="simple" xlink:href="https://pl.wikipedia.org/wiki/Kosów_Lacki" text:style-name="Internet_20_link" text:visited-style-name="Visited_20_Internet_20_Link">Kosów Lacki</text:a> (MZ) </text:p>
        </text:list-item>
        <text:list-item>
          <text:p text:style-name="P37"><text:a xlink:type="simple" xlink:href="https://pl.wikipedia.org/wiki/Kostrzyn" text:style-name="Internet_20_link" text:visited-style-name="Visited_20_Internet_20_Link">Kostrzyn</text:a> (WP) </text:p>
        </text:list-item>
        <text:list-item>
          <text:p text:style-name="P37"><text:a xlink:type="simple" xlink:href="https://pl.wikipedia.org/wiki/Kostrzyn_nad_Odrą" text:style-name="Internet_20_link" text:visited-style-name="Visited_20_Internet_20_Link">Kostrzyn nad Odrą</text:a> (LS) </text:p>
        </text:list-item>
        <text:list-item>
          <text:p text:style-name="P37"><text:a xlink:type="simple" xlink:href="https://pl.wikipedia.org/wiki/Koszalin" text:style-name="Internet_20_link" text:visited-style-name="Visited_20_Internet_20_Link">Koszalin</text:a> (ZP) </text:p>
        </text:list-item>
        <text:list-item>
          <text:p text:style-name="P37"><text:a xlink:type="simple" xlink:href="https://pl.wikipedia.org/wiki/Kościan" text:style-name="Internet_20_link" text:visited-style-name="Visited_20_Internet_20_Link">Kościan</text:a> (WP) </text:p>
        </text:list-item>
        <text:list-item>
          <text:p text:style-name="P37"><text:a xlink:type="simple" xlink:href="https://pl.wikipedia.org/wiki/Kościerzyna" text:style-name="Internet_20_link" text:visited-style-name="Visited_20_Internet_20_Link">Kościerzyna</text:a> (PM) </text:p>
        </text:list-item>
        <text:list-item>
          <text:p text:style-name="P37"><text:a xlink:type="simple" xlink:href="https://pl.wikipedia.org/wiki/Kowal_%28miasto%29" text:style-name="Internet_20_link" text:visited-style-name="Visited_20_Internet_20_Link">Kowal</text:a> (KP) </text:p>
        </text:list-item>
        <text:list-item>
          <text:p text:style-name="P37"><text:a xlink:type="simple" xlink:href="https://pl.wikipedia.org/wiki/Kowalewo_Pomorskie" text:style-name="Internet_20_link" text:visited-style-name="Visited_20_Internet_20_Link">Kowalewo Pomorskie</text:a> (KP) </text:p>
        </text:list-item>
        <text:list-item>
          <text:p text:style-name="P37"><text:a xlink:type="simple" xlink:href="https://pl.wikipedia.org/wiki/Kowary" text:style-name="Internet_20_link" text:visited-style-name="Visited_20_Internet_20_Link">Kowary</text:a> (DŚ) </text:p>
        </text:list-item>
        <text:list-item>
          <text:p text:style-name="P37"><text:a xlink:type="simple" xlink:href="https://pl.wikipedia.org/wiki/Koziegłowy_%28województwo_śląskie%29" text:style-name="Internet_20_link" text:visited-style-name="Visited_20_Internet_20_Link">Koziegłowy</text:a> (ŚL) </text:p>
        </text:list-item>
        <text:list-item>
          <text:p text:style-name="P37"><text:a xlink:type="simple" xlink:href="https://pl.wikipedia.org/wiki/Kozienice" text:style-name="Internet_20_link" text:visited-style-name="Visited_20_Internet_20_Link">Kozienice</text:a> (MZ) </text:p>
        </text:list-item>
        <text:list-item>
          <text:p text:style-name="P37"><text:a xlink:type="simple" xlink:href="https://pl.wikipedia.org/wiki/Koźmin_Wielkopolski" text:style-name="Internet_20_link" text:visited-style-name="Visited_20_Internet_20_Link">Koźmin Wielkopolski</text:a> (WP) </text:p>
        </text:list-item>
        <text:list-item>
          <text:p text:style-name="P37"><text:a xlink:type="simple" xlink:href="https://pl.wikipedia.org/wiki/Kożuchów" text:style-name="Internet_20_link" text:visited-style-name="Visited_20_Internet_20_Link">Kożuchów</text:a> (LS) </text:p>
        </text:list-item>
        <text:list-item>
          <text:p text:style-name="P37"><text:a xlink:type="simple" xlink:href="https://pl.wikipedia.org/wiki/Kórnik" text:style-name="Internet_20_link" text:visited-style-name="Visited_20_Internet_20_Link">Kórnik</text:a> (WP) </text:p>
        </text:list-item>
        <text:list-item>
          <text:p text:style-name="P37"><text:a xlink:type="simple" xlink:href="https://pl.wikipedia.org/wiki/Krajenka" text:style-name="Internet_20_link" text:visited-style-name="Visited_20_Internet_20_Link">Krajenka</text:a> (WP) </text:p>
        </text:list-item>
        <text:list-item>
          <text:p text:style-name="P37"><text:a xlink:type="simple" xlink:href="https://pl.wikipedia.org/wiki/Kraków" text:style-name="Internet_20_link" text:visited-style-name="Visited_20_Internet_20_Link">Kraków</text:a> (MP) </text:p>
        </text:list-item>
        <text:list-item>
          <text:p text:style-name="P37"><text:a xlink:type="simple" xlink:href="https://pl.wikipedia.org/wiki/Krapkowice" text:style-name="Internet_20_link" text:visited-style-name="Visited_20_Internet_20_Link">Krapkowice</text:a> (OP) </text:p>
        </text:list-item>
        <text:list-item>
          <text:p text:style-name="P37"><text:a xlink:type="simple" xlink:href="https://pl.wikipedia.org/wiki/Krasnobród" text:style-name="Internet_20_link" text:visited-style-name="Visited_20_Internet_20_Link">Krasnobród</text:a> (LB) </text:p>
        </text:list-item>
        <text:list-item>
          <text:p text:style-name="P37"><text:a xlink:type="simple" xlink:href="https://pl.wikipedia.org/wiki/Krasnystaw" text:style-name="Internet_20_link" text:visited-style-name="Visited_20_Internet_20_Link">Krasnystaw</text:a> (LB) </text:p>
        </text:list-item>
        <text:list-item>
          <text:p text:style-name="P37"><text:a xlink:type="simple" xlink:href="https://pl.wikipedia.org/wiki/Kraśnik" text:style-name="Internet_20_link" text:visited-style-name="Visited_20_Internet_20_Link">Kraśnik</text:a> (LB) </text:p>
        </text:list-item>
        <text:list-item>
          <text:p text:style-name="P37"><text:a xlink:type="simple" xlink:href="https://pl.wikipedia.org/wiki/Krobia" text:style-name="Internet_20_link" text:visited-style-name="Visited_20_Internet_20_Link">Krobia</text:a> (WP) </text:p>
        </text:list-item>
        <text:list-item>
          <text:p text:style-name="P37"><text:a xlink:type="simple" xlink:href="https://pl.wikipedia.org/wiki/Krosno" text:style-name="Internet_20_link" text:visited-style-name="Visited_20_Internet_20_Link">Krosno</text:a> (PK) </text:p>
        </text:list-item>
        <text:list-item>
          <text:p text:style-name="P37"><text:a xlink:type="simple" xlink:href="https://pl.wikipedia.org/wiki/Krosno_Odrzańskie" text:style-name="Internet_20_link" text:visited-style-name="Visited_20_Internet_20_Link">Krosno Odrzańskie</text:a> (LS) </text:p>
        </text:list-item>
        <text:list-item>
          <text:p text:style-name="P37"><text:a xlink:type="simple" xlink:href="https://pl.wikipedia.org/wiki/Krośniewice" text:style-name="Internet_20_link" text:visited-style-name="Visited_20_Internet_20_Link">Krośniewice</text:a> (ŁD) </text:p>
        </text:list-item>
        <text:list-item>
          <text:p text:style-name="P37"><text:a xlink:type="simple" xlink:href="https://pl.wikipedia.org/wiki/Krotoszyn" text:style-name="Internet_20_link" text:visited-style-name="Visited_20_Internet_20_Link">Krotoszyn</text:a> (WP) </text:p>
        </text:list-item>
        <text:list-item>
          <text:p text:style-name="P37"><text:a xlink:type="simple" xlink:href="https://pl.wikipedia.org/wiki/Kruszwica" text:style-name="Internet_20_link" text:visited-style-name="Visited_20_Internet_20_Link">Kruszwica</text:a> (KP) </text:p>
        </text:list-item>
        <text:list-item>
          <text:p text:style-name="P37"><text:a xlink:type="simple" xlink:href="https://pl.wikipedia.org/wiki/Krynica_Morska" text:style-name="Internet_20_link" text:visited-style-name="Visited_20_Internet_20_Link">Krynica Morska</text:a> (PM) </text:p>
        </text:list-item>
        <text:list-item>
          <text:p text:style-name="P37"><text:a xlink:type="simple" xlink:href="https://pl.wikipedia.org/wiki/Krynica-Zdrój" text:style-name="Internet_20_link" text:visited-style-name="Visited_20_Internet_20_Link">Krynica-Zdrój</text:a> (MP) </text:p>
        </text:list-item>
        <text:list-item>
          <text:p text:style-name="P37"><text:a xlink:type="simple" xlink:href="https://pl.wikipedia.org/wiki/Krynki" text:style-name="Internet_20_link" text:visited-style-name="Visited_20_Internet_20_Link">Krynki</text:a> (PL) </text:p>
        </text:list-item>
        <text:list-item>
          <text:p text:style-name="P37"><text:a xlink:type="simple" xlink:href="https://pl.wikipedia.org/wiki/Krzanowice" text:style-name="Internet_20_link" text:visited-style-name="Visited_20_Internet_20_Link">Krzanowice</text:a> (ŚL) </text:p>
        </text:list-item>
        <text:list-item>
          <text:p text:style-name="P37"><text:a xlink:type="simple" xlink:href="https://pl.wikipedia.org/wiki/Krzepice" text:style-name="Internet_20_link" text:visited-style-name="Visited_20_Internet_20_Link">Krzepice</text:a> (ŚL) </text:p>
        </text:list-item>
        <text:list-item>
          <text:p text:style-name="P37"><text:a xlink:type="simple" xlink:href="https://pl.wikipedia.org/wiki/Krzeszowice" text:style-name="Internet_20_link" text:visited-style-name="Visited_20_Internet_20_Link">Krzeszowice</text:a> (MP) </text:p>
        </text:list-item>
        <text:list-item>
          <text:p text:style-name="P37"><text:a xlink:type="simple" xlink:href="https://pl.wikipedia.org/wiki/Krzywiń" text:style-name="Internet_20_link" text:visited-style-name="Visited_20_Internet_20_Link">Krzywiń</text:a> (WP) </text:p>
        </text:list-item>
        <text:list-item>
          <text:p text:style-name="P37"><text:a xlink:type="simple" xlink:href="https://pl.wikipedia.org/wiki/Krzyż_Wielkopolski" text:style-name="Internet_20_link" text:visited-style-name="Visited_20_Internet_20_Link">Krzyż Wielkopolski</text:a> (WP) </text:p>
        </text:list-item>
        <text:list-item>
          <text:p text:style-name="P37"><text:a xlink:type="simple" xlink:href="https://pl.wikipedia.org/wiki/Książ_Wielkopolski" text:style-name="Internet_20_link" text:visited-style-name="Visited_20_Internet_20_Link">Książ Wielkopolski</text:a> (WP) </text:p>
        </text:list-item>
        <text:list-item>
          <text:p text:style-name="P37"><text:a xlink:type="simple" xlink:href="https://pl.wikipedia.org/wiki/Kudowa-Zdrój" text:style-name="Internet_20_link" text:visited-style-name="Visited_20_Internet_20_Link">Kudowa-Zdrój</text:a> (DŚ) </text:p>
        </text:list-item>
        <text:list-item>
          <text:p text:style-name="P37"><text:a xlink:type="simple" xlink:href="https://pl.wikipedia.org/wiki/Kunów" text:style-name="Internet_20_link" text:visited-style-name="Visited_20_Internet_20_Link">Kunów</text:a> (ŚK) </text:p>
        </text:list-item>
        <text:list-item>
          <text:p text:style-name="P37"><text:soft-page-break/><text:a xlink:type="simple" xlink:href="https://pl.wikipedia.org/wiki/Kutno" text:style-name="Internet_20_link" text:visited-style-name="Visited_20_Internet_20_Link">Kutno</text:a> (ŁD) </text:p>
        </text:list-item>
        <text:list-item>
          <text:p text:style-name="P37"><text:a xlink:type="simple" xlink:href="https://pl.wikipedia.org/wiki/Kuźnia_Raciborska" text:style-name="Internet_20_link" text:visited-style-name="Visited_20_Internet_20_Link">Kuźnia Raciborska</text:a> (ŚL) </text:p>
        </text:list-item>
        <text:list-item>
          <text:p text:style-name="P12"><text:a xlink:type="simple" xlink:href="https://pl.wikipedia.org/wiki/Kwidzyn" text:style-name="Internet_20_link" text:visited-style-name="Visited_20_Internet_20_Link">Kwidzyn</text:a> (PM) </text:p>
        </text:list-item>
      </text:list>
      <text:list xml:id="list1204962739" text:style-name="L13">
        <text:list-item>
          <text:p text:style-name="P38"><text:a xlink:type="simple" xlink:href="https://pl.wikipedia.org/wiki/Lądek-Zdrój" text:style-name="Internet_20_link" text:visited-style-name="Visited_20_Internet_20_Link">Lądek-Zdrój</text:a> (DŚ) </text:p>
        </text:list-item>
        <text:list-item>
          <text:p text:style-name="P38"><text:a xlink:type="simple" xlink:href="https://pl.wikipedia.org/wiki/Legionowo" text:style-name="Internet_20_link" text:visited-style-name="Visited_20_Internet_20_Link">Legionowo</text:a> (MZ) </text:p>
        </text:list-item>
        <text:list-item>
          <text:p text:style-name="P38"><text:a xlink:type="simple" xlink:href="https://pl.wikipedia.org/wiki/Legnica" text:style-name="Internet_20_link" text:visited-style-name="Visited_20_Internet_20_Link">Legnica</text:a> (DŚ) </text:p>
        </text:list-item>
        <text:list-item>
          <text:p text:style-name="P38"><text:a xlink:type="simple" xlink:href="https://pl.wikipedia.org/wiki/Lesko" text:style-name="Internet_20_link" text:visited-style-name="Visited_20_Internet_20_Link">Lesko</text:a> (PK) </text:p>
        </text:list-item>
        <text:list-item>
          <text:p text:style-name="P38"><text:a xlink:type="simple" xlink:href="https://pl.wikipedia.org/wiki/Leszno" text:style-name="Internet_20_link" text:visited-style-name="Visited_20_Internet_20_Link">Leszno</text:a> (WP) </text:p>
        </text:list-item>
        <text:list-item>
          <text:p text:style-name="P38"><text:a xlink:type="simple" xlink:href="https://pl.wikipedia.org/wiki/Leśna" text:style-name="Internet_20_link" text:visited-style-name="Visited_20_Internet_20_Link">Leśna</text:a> (DŚ) </text:p>
        </text:list-item>
        <text:list-item>
          <text:p text:style-name="P38"><text:a xlink:type="simple" xlink:href="https://pl.wikipedia.org/wiki/Leśnica_%28województwo_opolskie%29" text:style-name="Internet_20_link" text:visited-style-name="Visited_20_Internet_20_Link">Leśnica</text:a> (OP) </text:p>
        </text:list-item>
        <text:list-item>
          <text:p text:style-name="P38"><text:a xlink:type="simple" xlink:href="https://pl.wikipedia.org/wiki/Lewin_Brzeski" text:style-name="Internet_20_link" text:visited-style-name="Visited_20_Internet_20_Link">Lewin Brzeski</text:a> (OP) </text:p>
        </text:list-item>
        <text:list-item>
          <text:p text:style-name="P38"><text:a xlink:type="simple" xlink:href="https://pl.wikipedia.org/wiki/Leżajsk" text:style-name="Internet_20_link" text:visited-style-name="Visited_20_Internet_20_Link">Leżajsk</text:a> (PK) </text:p>
        </text:list-item>
        <text:list-item>
          <text:p text:style-name="P38"><text:a xlink:type="simple" xlink:href="https://pl.wikipedia.org/wiki/Lębork" text:style-name="Internet_20_link" text:visited-style-name="Visited_20_Internet_20_Link">Lębork</text:a> (PM) </text:p>
        </text:list-item>
        <text:list-item>
          <text:p text:style-name="P38"><text:a xlink:type="simple" xlink:href="https://pl.wikipedia.org/wiki/Lędziny" text:style-name="Internet_20_link" text:visited-style-name="Visited_20_Internet_20_Link">Lędziny</text:a> (ŚL) </text:p>
        </text:list-item>
        <text:list-item>
          <text:p text:style-name="P38"><text:a xlink:type="simple" xlink:href="https://pl.wikipedia.org/wiki/Libiąż" text:style-name="Internet_20_link" text:visited-style-name="Visited_20_Internet_20_Link">Libiąż</text:a> (MP) </text:p>
        </text:list-item>
        <text:list-item>
          <text:p text:style-name="P38"><text:a xlink:type="simple" xlink:href="https://pl.wikipedia.org/wiki/Lidzbark" text:style-name="Internet_20_link" text:visited-style-name="Visited_20_Internet_20_Link">Lidzbark</text:a> (WM) </text:p>
        </text:list-item>
        <text:list-item>
          <text:p text:style-name="P38"><text:a xlink:type="simple" xlink:href="https://pl.wikipedia.org/wiki/Lidzbark_Warmiński" text:style-name="Internet_20_link" text:visited-style-name="Visited_20_Internet_20_Link">Lidzbark Warmiński</text:a> (WM) </text:p>
        </text:list-item>
        <text:list-item>
          <text:p text:style-name="P38"><text:a xlink:type="simple" xlink:href="https://pl.wikipedia.org/wiki/Limanowa" text:style-name="Internet_20_link" text:visited-style-name="Visited_20_Internet_20_Link">Limanowa</text:a> (MP) </text:p>
        </text:list-item>
        <text:list-item>
          <text:p text:style-name="P38"><text:a xlink:type="simple" xlink:href="https://pl.wikipedia.org/wiki/Lipiany" text:style-name="Internet_20_link" text:visited-style-name="Visited_20_Internet_20_Link">Lipiany</text:a> (ZP) </text:p>
        </text:list-item>
        <text:list-item>
          <text:p text:style-name="P38"><text:a xlink:type="simple" xlink:href="https://pl.wikipedia.org/wiki/Lipno" text:style-name="Internet_20_link" text:visited-style-name="Visited_20_Internet_20_Link">Lipno</text:a> (KP) </text:p>
        </text:list-item>
        <text:list-item>
          <text:p text:style-name="P38"><text:a xlink:type="simple" xlink:href="https://pl.wikipedia.org/wiki/Lipsk_%28powiat_augustowski%29" text:style-name="Internet_20_link" text:visited-style-name="Visited_20_Internet_20_Link">Lipsk</text:a> (PL) </text:p>
        </text:list-item>
        <text:list-item>
          <text:p text:style-name="P38"><text:a xlink:type="simple" xlink:href="https://pl.wikipedia.org/wiki/Lipsko" text:style-name="Internet_20_link" text:visited-style-name="Visited_20_Internet_20_Link">Lipsko</text:a> (MZ) </text:p>
        </text:list-item>
        <text:list-item>
          <text:p text:style-name="P38"><text:a xlink:type="simple" xlink:href="https://pl.wikipedia.org/wiki/Lubaczów" text:style-name="Internet_20_link" text:visited-style-name="Visited_20_Internet_20_Link">Lubaczów</text:a> (PK) </text:p>
        </text:list-item>
        <text:list-item>
          <text:p text:style-name="P38"><text:a xlink:type="simple" xlink:href="https://pl.wikipedia.org/wiki/Lubań_%28województwo_dolnośląskie%29" text:style-name="Internet_20_link" text:visited-style-name="Visited_20_Internet_20_Link">Lubań</text:a> (DŚ) </text:p>
        </text:list-item>
        <text:list-item>
          <text:p text:style-name="P38"><text:a xlink:type="simple" xlink:href="https://pl.wikipedia.org/wiki/Lubartów" text:style-name="Internet_20_link" text:visited-style-name="Visited_20_Internet_20_Link">Lubartów</text:a> (LB) </text:p>
        </text:list-item>
        <text:list-item>
          <text:p text:style-name="P38"><text:a xlink:type="simple" xlink:href="https://pl.wikipedia.org/wiki/Lubawa" text:style-name="Internet_20_link" text:visited-style-name="Visited_20_Internet_20_Link">Lubawa</text:a> (WM) </text:p>
        </text:list-item>
        <text:list-item>
          <text:p text:style-name="P38"><text:a xlink:type="simple" xlink:href="https://pl.wikipedia.org/wiki/Lubawka" text:style-name="Internet_20_link" text:visited-style-name="Visited_20_Internet_20_Link">Lubawka</text:a> (DŚ) </text:p>
        </text:list-item>
        <text:list-item>
          <text:p text:style-name="P38"><text:a xlink:type="simple" xlink:href="https://pl.wikipedia.org/wiki/Lubień_Kujawski" text:style-name="Internet_20_link" text:visited-style-name="Visited_20_Internet_20_Link">Lubień Kujawski</text:a> (KP) </text:p>
        </text:list-item>
        <text:list-item>
          <text:p text:style-name="P38"><text:a xlink:type="simple" xlink:href="https://pl.wikipedia.org/wiki/Lubin" text:style-name="Internet_20_link" text:visited-style-name="Visited_20_Internet_20_Link">Lubin</text:a> (DŚ) </text:p>
        </text:list-item>
        <text:list-item>
          <text:p text:style-name="P38"><text:a xlink:type="simple" xlink:href="https://pl.wikipedia.org/wiki/Lublin" text:style-name="Internet_20_link" text:visited-style-name="Visited_20_Internet_20_Link">Lublin</text:a> (LB) </text:p>
        </text:list-item>
        <text:list-item>
          <text:p text:style-name="P38"><text:a xlink:type="simple" xlink:href="https://pl.wikipedia.org/wiki/Lubliniec" text:style-name="Internet_20_link" text:visited-style-name="Visited_20_Internet_20_Link">Lubliniec</text:a> (ŚL) </text:p>
        </text:list-item>
        <text:list-item>
          <text:p text:style-name="P38"><text:a xlink:type="simple" xlink:href="https://pl.wikipedia.org/wiki/Lubniewice" text:style-name="Internet_20_link" text:visited-style-name="Visited_20_Internet_20_Link">Lubniewice</text:a> (LS) </text:p>
        </text:list-item>
        <text:list-item>
          <text:p text:style-name="P38"><text:a xlink:type="simple" xlink:href="https://pl.wikipedia.org/wiki/Lubomierz" text:style-name="Internet_20_link" text:visited-style-name="Visited_20_Internet_20_Link">Lubomierz</text:a> (DŚ) </text:p>
        </text:list-item>
        <text:list-item>
          <text:p text:style-name="P38"><text:a xlink:type="simple" xlink:href="https://pl.wikipedia.org/wiki/Luboń" text:style-name="Internet_20_link" text:visited-style-name="Visited_20_Internet_20_Link">Luboń</text:a> (WP) </text:p>
        </text:list-item>
        <text:list-item>
          <text:p text:style-name="P38"><text:a xlink:type="simple" xlink:href="https://pl.wikipedia.org/wiki/Lubraniec" text:style-name="Internet_20_link" text:visited-style-name="Visited_20_Internet_20_Link">Lubraniec</text:a> (KP) </text:p>
        </text:list-item>
        <text:list-item>
          <text:p text:style-name="P38"><text:a xlink:type="simple" xlink:href="https://pl.wikipedia.org/wiki/Lubsko" text:style-name="Internet_20_link" text:visited-style-name="Visited_20_Internet_20_Link">Lubsko</text:a> (LS) </text:p>
        </text:list-item>
        <text:list-item>
          <text:p text:style-name="P38"><text:a xlink:type="simple" xlink:href="https://pl.wikipedia.org/wiki/Lubycza_Królewska" text:style-name="Internet_20_link" text:visited-style-name="Visited_20_Internet_20_Link">Lubycza Królewska</text:a> (LB) </text:p>
        </text:list-item>
        <text:list-item>
          <text:p text:style-name="P38"><text:a xlink:type="simple" xlink:href="https://pl.wikipedia.org/wiki/Lwówek" text:style-name="Internet_20_link" text:visited-style-name="Visited_20_Internet_20_Link">Lwówek</text:a> (WP) </text:p>
        </text:list-item>
        <text:list-item>
          <text:p text:style-name="P13"><text:a xlink:type="simple" xlink:href="https://pl.wikipedia.org/wiki/Lwówek_Śląski" text:style-name="Internet_20_link" text:visited-style-name="Visited_20_Internet_20_Link">Lwówek Śląski</text:a> (DŚ) </text:p>
        </text:list-item>
      </text:list>
      <text:list xml:id="list1946779585" text:style-name="L14">
        <text:list-item>
          <text:p text:style-name="P39"><text:a xlink:type="simple" xlink:href="https://pl.wikipedia.org/wiki/Łabiszyn" text:style-name="Internet_20_link" text:visited-style-name="Visited_20_Internet_20_Link">Łabiszyn</text:a> (KP) </text:p>
        </text:list-item>
        <text:list-item>
          <text:p text:style-name="P39"><text:a xlink:type="simple" xlink:href="https://pl.wikipedia.org/wiki/Łagów" text:style-name="Internet_20_link" text:visited-style-name="Visited_20_Internet_20_Link">Łagów</text:a> (ŚK) </text:p>
        </text:list-item>
        <text:list-item>
          <text:p text:style-name="P39"><text:a xlink:type="simple" xlink:href="https://pl.wikipedia.org/wiki/Łańcut" text:style-name="Internet_20_link" text:visited-style-name="Visited_20_Internet_20_Link">Łańcut</text:a> (PK) </text:p>
        </text:list-item>
        <text:list-item>
          <text:p text:style-name="P39"><text:a xlink:type="simple" xlink:href="https://pl.wikipedia.org/wiki/Łapy" text:style-name="Internet_20_link" text:visited-style-name="Visited_20_Internet_20_Link">Łapy</text:a> (PL) </text:p>
        </text:list-item>
        <text:list-item>
          <text:p text:style-name="P39"><text:soft-page-break/><text:a xlink:type="simple" xlink:href="https://pl.wikipedia.org/wiki/Łasin" text:style-name="Internet_20_link" text:visited-style-name="Visited_20_Internet_20_Link">Łasin</text:a> (KP) </text:p>
        </text:list-item>
        <text:list-item>
          <text:p text:style-name="P39"><text:a xlink:type="simple" xlink:href="https://pl.wikipedia.org/wiki/Łask" text:style-name="Internet_20_link" text:visited-style-name="Visited_20_Internet_20_Link">Łask</text:a> (ŁD) </text:p>
        </text:list-item>
        <text:list-item>
          <text:p text:style-name="P39"><text:a xlink:type="simple" xlink:href="https://pl.wikipedia.org/wiki/Łaskarzew" text:style-name="Internet_20_link" text:visited-style-name="Visited_20_Internet_20_Link">Łaskarzew</text:a> (MZ) </text:p>
        </text:list-item>
        <text:list-item>
          <text:p text:style-name="P39"><text:a xlink:type="simple" xlink:href="https://pl.wikipedia.org/wiki/Łaszczów" text:style-name="Internet_20_link" text:visited-style-name="Visited_20_Internet_20_Link">Łaszczów</text:a> (LB) </text:p>
        </text:list-item>
        <text:list-item>
          <text:p text:style-name="P39"><text:a xlink:type="simple" xlink:href="https://pl.wikipedia.org/wiki/Łaziska_Górne" text:style-name="Internet_20_link" text:visited-style-name="Visited_20_Internet_20_Link">Łaziska Górne</text:a> (ŚL) </text:p>
        </text:list-item>
        <text:list-item>
          <text:p text:style-name="P39"><text:a xlink:type="simple" xlink:href="https://pl.wikipedia.org/wiki/Łazy" text:style-name="Internet_20_link" text:visited-style-name="Visited_20_Internet_20_Link">Łazy</text:a> (ŚL) </text:p>
        </text:list-item>
        <text:list-item>
          <text:p text:style-name="P39"><text:a xlink:type="simple" xlink:href="https://pl.wikipedia.org/wiki/Łeba" text:style-name="Internet_20_link" text:visited-style-name="Visited_20_Internet_20_Link">Łeba</text:a> (PM) </text:p>
        </text:list-item>
        <text:list-item>
          <text:p text:style-name="P39"><text:a xlink:type="simple" xlink:href="https://pl.wikipedia.org/wiki/Łęczna" text:style-name="Internet_20_link" text:visited-style-name="Visited_20_Internet_20_Link">Łęczna</text:a> (LB) </text:p>
        </text:list-item>
        <text:list-item>
          <text:p text:style-name="P39"><text:a xlink:type="simple" xlink:href="https://pl.wikipedia.org/wiki/Łęczyca" text:style-name="Internet_20_link" text:visited-style-name="Visited_20_Internet_20_Link">Łęczyca</text:a> (ŁD) </text:p>
        </text:list-item>
        <text:list-item>
          <text:p text:style-name="P39"><text:a xlink:type="simple" xlink:href="https://pl.wikipedia.org/wiki/Łęknica" text:style-name="Internet_20_link" text:visited-style-name="Visited_20_Internet_20_Link">Łęknica</text:a> (LS) </text:p>
        </text:list-item>
        <text:list-item>
          <text:p text:style-name="P39"><text:a xlink:type="simple" xlink:href="https://pl.wikipedia.org/wiki/Łobez" text:style-name="Internet_20_link" text:visited-style-name="Visited_20_Internet_20_Link">Łobez</text:a> (ZP) </text:p>
        </text:list-item>
        <text:list-item>
          <text:p text:style-name="P39"><text:a xlink:type="simple" xlink:href="https://pl.wikipedia.org/wiki/Łobżenica" text:style-name="Internet_20_link" text:visited-style-name="Visited_20_Internet_20_Link">Łobżenica</text:a> (WP) </text:p>
        </text:list-item>
        <text:list-item>
          <text:p text:style-name="P39"><text:a xlink:type="simple" xlink:href="https://pl.wikipedia.org/wiki/Łochów" text:style-name="Internet_20_link" text:visited-style-name="Visited_20_Internet_20_Link">Łochów</text:a> (MZ) </text:p>
        </text:list-item>
        <text:list-item>
          <text:p text:style-name="P39"><text:a xlink:type="simple" xlink:href="https://pl.wikipedia.org/wiki/Łomianki" text:style-name="Internet_20_link" text:visited-style-name="Visited_20_Internet_20_Link">Łomianki</text:a> (MZ) </text:p>
        </text:list-item>
        <text:list-item>
          <text:p text:style-name="P39"><text:a xlink:type="simple" xlink:href="https://pl.wikipedia.org/wiki/Łomża" text:style-name="Internet_20_link" text:visited-style-name="Visited_20_Internet_20_Link">Łomża</text:a> (PL) </text:p>
        </text:list-item>
        <text:list-item>
          <text:p text:style-name="P39"><text:a xlink:type="simple" xlink:href="https://pl.wikipedia.org/wiki/Łosice" text:style-name="Internet_20_link" text:visited-style-name="Visited_20_Internet_20_Link">Łosice</text:a> (MZ) </text:p>
        </text:list-item>
        <text:list-item>
          <text:p text:style-name="P39"><text:a xlink:type="simple" xlink:href="https://pl.wikipedia.org/wiki/Łowicz" text:style-name="Internet_20_link" text:visited-style-name="Visited_20_Internet_20_Link">Łowicz</text:a> (ŁD) </text:p>
        </text:list-item>
        <text:list-item>
          <text:p text:style-name="P39"><text:a xlink:type="simple" xlink:href="https://pl.wikipedia.org/wiki/Łódź" text:style-name="Internet_20_link" text:visited-style-name="Visited_20_Internet_20_Link">Łódź</text:a> (ŁD) </text:p>
        </text:list-item>
        <text:list-item>
          <text:p text:style-name="P14"><text:a xlink:type="simple" xlink:href="https://pl.wikipedia.org/wiki/Łuków" text:style-name="Internet_20_link" text:visited-style-name="Visited_20_Internet_20_Link">Łuków</text:a> (LB) </text:p>
        </text:list-item>
      </text:list>
      <text:list xml:id="list3593049055" text:style-name="L15">
        <text:list-item>
          <text:p text:style-name="P40"><text:a xlink:type="simple" xlink:href="https://pl.wikipedia.org/wiki/Maków_Mazowiecki" text:style-name="Internet_20_link" text:visited-style-name="Visited_20_Internet_20_Link">Maków Mazowiecki</text:a> (MZ) </text:p>
        </text:list-item>
        <text:list-item>
          <text:p text:style-name="P40"><text:a xlink:type="simple" xlink:href="https://pl.wikipedia.org/wiki/Maków_Podhalański" text:style-name="Internet_20_link" text:visited-style-name="Visited_20_Internet_20_Link">Maków Podhalański</text:a> (MP) </text:p>
        </text:list-item>
        <text:list-item>
          <text:p text:style-name="P40"><text:a xlink:type="simple" xlink:href="https://pl.wikipedia.org/wiki/Malbork" text:style-name="Internet_20_link" text:visited-style-name="Visited_20_Internet_20_Link">Malbork</text:a> (PM) </text:p>
        </text:list-item>
        <text:list-item>
          <text:p text:style-name="P40"><text:a xlink:type="simple" xlink:href="https://pl.wikipedia.org/wiki/Małogoszcz" text:style-name="Internet_20_link" text:visited-style-name="Visited_20_Internet_20_Link">Małogoszcz</text:a> (ŚK) </text:p>
        </text:list-item>
        <text:list-item>
          <text:p text:style-name="P40"><text:a xlink:type="simple" xlink:href="https://pl.wikipedia.org/wiki/Małomice" text:style-name="Internet_20_link" text:visited-style-name="Visited_20_Internet_20_Link">Małomice</text:a> (LS) </text:p>
        </text:list-item>
        <text:list-item>
          <text:p text:style-name="P40"><text:a xlink:type="simple" xlink:href="https://pl.wikipedia.org/wiki/Margonin" text:style-name="Internet_20_link" text:visited-style-name="Visited_20_Internet_20_Link">Margonin</text:a> (WP) </text:p>
        </text:list-item>
        <text:list-item>
          <text:p text:style-name="P40"><text:a xlink:type="simple" xlink:href="https://pl.wikipedia.org/wiki/Marki" text:style-name="Internet_20_link" text:visited-style-name="Visited_20_Internet_20_Link">Marki</text:a> (MZ) </text:p>
        </text:list-item>
        <text:list-item>
          <text:p text:style-name="P40"><text:a xlink:type="simple" xlink:href="https://pl.wikipedia.org/wiki/Maszewo" text:style-name="Internet_20_link" text:visited-style-name="Visited_20_Internet_20_Link">Maszewo</text:a> (ZP) </text:p>
        </text:list-item>
        <text:list-item>
          <text:p text:style-name="P40"><text:a xlink:type="simple" xlink:href="https://pl.wikipedia.org/wiki/Miasteczko_Śląskie" text:style-name="Internet_20_link" text:visited-style-name="Visited_20_Internet_20_Link">Miasteczko Śląskie</text:a> (ŚL) </text:p>
        </text:list-item>
        <text:list-item>
          <text:p text:style-name="P40"><text:a xlink:type="simple" xlink:href="https://pl.wikipedia.org/wiki/Miastko" text:style-name="Internet_20_link" text:visited-style-name="Visited_20_Internet_20_Link">Miastko</text:a> (PM) </text:p>
        </text:list-item>
        <text:list-item>
          <text:p text:style-name="P40"><text:a xlink:type="simple" xlink:href="https://pl.wikipedia.org/wiki/Michałowo" text:style-name="Internet_20_link" text:visited-style-name="Visited_20_Internet_20_Link">Michałowo</text:a> (PL) </text:p>
        </text:list-item>
        <text:list-item>
          <text:p text:style-name="P40"><text:a xlink:type="simple" xlink:href="https://pl.wikipedia.org/wiki/Miechów" text:style-name="Internet_20_link" text:visited-style-name="Visited_20_Internet_20_Link">Miechów</text:a> (MP) </text:p>
        </text:list-item>
        <text:list-item>
          <text:p text:style-name="P40"><text:a xlink:type="simple" xlink:href="https://pl.wikipedia.org/wiki/Miejska_Górka" text:style-name="Internet_20_link" text:visited-style-name="Visited_20_Internet_20_Link">Miejska Górka</text:a> (WP) </text:p>
        </text:list-item>
        <text:list-item>
          <text:p text:style-name="P40"><text:a xlink:type="simple" xlink:href="https://pl.wikipedia.org/wiki/Mielec" text:style-name="Internet_20_link" text:visited-style-name="Visited_20_Internet_20_Link">Mielec</text:a> (PK) </text:p>
        </text:list-item>
        <text:list-item>
          <text:p text:style-name="P40"><text:a xlink:type="simple" xlink:href="https://pl.wikipedia.org/wiki/Mielno" text:style-name="Internet_20_link" text:visited-style-name="Visited_20_Internet_20_Link">Mielno</text:a> (ZP) </text:p>
        </text:list-item>
        <text:list-item>
          <text:p text:style-name="P40"><text:a xlink:type="simple" xlink:href="https://pl.wikipedia.org/wiki/Mieroszów" text:style-name="Internet_20_link" text:visited-style-name="Visited_20_Internet_20_Link">Mieroszów</text:a> (DŚ) </text:p>
        </text:list-item>
        <text:list-item>
          <text:p text:style-name="P40"><text:a xlink:type="simple" xlink:href="https://pl.wikipedia.org/wiki/Mieszkowice" text:style-name="Internet_20_link" text:visited-style-name="Visited_20_Internet_20_Link">Mieszkowice</text:a> (ZP) </text:p>
        </text:list-item>
        <text:list-item>
          <text:p text:style-name="P40"><text:a xlink:type="simple" xlink:href="https://pl.wikipedia.org/wiki/Międzybórz" text:style-name="Internet_20_link" text:visited-style-name="Visited_20_Internet_20_Link">Międzybórz</text:a> (DŚ) </text:p>
        </text:list-item>
        <text:list-item>
          <text:p text:style-name="P40"><text:a xlink:type="simple" xlink:href="https://pl.wikipedia.org/wiki/Międzychód" text:style-name="Internet_20_link" text:visited-style-name="Visited_20_Internet_20_Link">Międzychód</text:a> (WP) </text:p>
        </text:list-item>
        <text:list-item>
          <text:p text:style-name="P40"><text:a xlink:type="simple" xlink:href="https://pl.wikipedia.org/wiki/Międzylesie" text:style-name="Internet_20_link" text:visited-style-name="Visited_20_Internet_20_Link">Międzylesie</text:a> (DŚ) </text:p>
        </text:list-item>
        <text:list-item>
          <text:p text:style-name="P40"><text:a xlink:type="simple" xlink:href="https://pl.wikipedia.org/wiki/Międzyrzec_Podlaski" text:style-name="Internet_20_link" text:visited-style-name="Visited_20_Internet_20_Link">Międzyrzec Podlaski</text:a> (LB) </text:p>
        </text:list-item>
        <text:list-item>
          <text:p text:style-name="P40"><text:a xlink:type="simple" xlink:href="https://pl.wikipedia.org/wiki/Międzyrzecz" text:style-name="Internet_20_link" text:visited-style-name="Visited_20_Internet_20_Link">Międzyrzecz</text:a> (LS) </text:p>
        </text:list-item>
        <text:list-item>
          <text:p text:style-name="P40"><text:a xlink:type="simple" xlink:href="https://pl.wikipedia.org/wiki/Międzyzdroje" text:style-name="Internet_20_link" text:visited-style-name="Visited_20_Internet_20_Link">Międzyzdroje</text:a> (ZP) </text:p>
        </text:list-item>
        <text:list-item>
          <text:p text:style-name="P40"><text:a xlink:type="simple" xlink:href="https://pl.wikipedia.org/wiki/Mikołajki" text:style-name="Internet_20_link" text:visited-style-name="Visited_20_Internet_20_Link">Mikołajki</text:a> (WM) </text:p>
        </text:list-item>
        <text:list-item>
          <text:p text:style-name="P40"><text:soft-page-break/><text:a xlink:type="simple" xlink:href="https://pl.wikipedia.org/wiki/Mikołów" text:style-name="Internet_20_link" text:visited-style-name="Visited_20_Internet_20_Link">Mikołów</text:a> (ŚL) </text:p>
        </text:list-item>
        <text:list-item>
          <text:p text:style-name="P40"><text:a xlink:type="simple" xlink:href="https://pl.wikipedia.org/wiki/Mikstat" text:style-name="Internet_20_link" text:visited-style-name="Visited_20_Internet_20_Link">Mikstat</text:a> (WP) </text:p>
        </text:list-item>
        <text:list-item>
          <text:p text:style-name="P40"><text:a xlink:type="simple" xlink:href="https://pl.wikipedia.org/wiki/Milanówek" text:style-name="Internet_20_link" text:visited-style-name="Visited_20_Internet_20_Link">Milanówek</text:a> (MZ) </text:p>
        </text:list-item>
        <text:list-item>
          <text:p text:style-name="P40"><text:a xlink:type="simple" xlink:href="https://pl.wikipedia.org/wiki/Milicz" text:style-name="Internet_20_link" text:visited-style-name="Visited_20_Internet_20_Link">Milicz</text:a> (DŚ) </text:p>
        </text:list-item>
        <text:list-item>
          <text:p text:style-name="P40"><text:a xlink:type="simple" xlink:href="https://pl.wikipedia.org/wiki/Miłakowo" text:style-name="Internet_20_link" text:visited-style-name="Visited_20_Internet_20_Link">Miłakowo</text:a> (WM) </text:p>
        </text:list-item>
        <text:list-item>
          <text:p text:style-name="P40"><text:a xlink:type="simple" xlink:href="https://pl.wikipedia.org/wiki/Miłomłyn" text:style-name="Internet_20_link" text:visited-style-name="Visited_20_Internet_20_Link">Miłomłyn</text:a> (WM) </text:p>
        </text:list-item>
        <text:list-item>
          <text:p text:style-name="P40"><text:a xlink:type="simple" xlink:href="https://pl.wikipedia.org/wiki/Miłosław" text:style-name="Internet_20_link" text:visited-style-name="Visited_20_Internet_20_Link">Miłosław</text:a> (WP) </text:p>
        </text:list-item>
        <text:list-item>
          <text:p text:style-name="P40"><text:a xlink:type="simple" xlink:href="https://pl.wikipedia.org/wiki/Mińsk_Mazowiecki" text:style-name="Internet_20_link" text:visited-style-name="Visited_20_Internet_20_Link">Mińsk Mazowiecki</text:a> (MZ) </text:p>
        </text:list-item>
        <text:list-item>
          <text:p text:style-name="P40"><text:a xlink:type="simple" xlink:href="https://pl.wikipedia.org/wiki/Mirosławiec" text:style-name="Internet_20_link" text:visited-style-name="Visited_20_Internet_20_Link">Mirosławiec</text:a> (ZP) </text:p>
        </text:list-item>
        <text:list-item>
          <text:p text:style-name="P40"><text:a xlink:type="simple" xlink:href="https://pl.wikipedia.org/wiki/Mirsk" text:style-name="Internet_20_link" text:visited-style-name="Visited_20_Internet_20_Link">Mirsk</text:a> (DŚ) </text:p>
        </text:list-item>
        <text:list-item>
          <text:p text:style-name="P40"><text:a xlink:type="simple" xlink:href="https://pl.wikipedia.org/wiki/Mława" text:style-name="Internet_20_link" text:visited-style-name="Visited_20_Internet_20_Link">Mława</text:a> (MZ) </text:p>
        </text:list-item>
        <text:list-item>
          <text:p text:style-name="P40"><text:a xlink:type="simple" xlink:href="https://pl.wikipedia.org/wiki/Młynary" text:style-name="Internet_20_link" text:visited-style-name="Visited_20_Internet_20_Link">Młynary</text:a> (WM) </text:p>
        </text:list-item>
        <text:list-item>
          <text:p text:style-name="P40"><text:a xlink:type="simple" xlink:href="https://pl.wikipedia.org/wiki/Modliborzyce" text:style-name="Internet_20_link" text:visited-style-name="Visited_20_Internet_20_Link">Modliborzyce</text:a> (LB) </text:p>
        </text:list-item>
        <text:list-item>
          <text:p text:style-name="P40"><text:a xlink:type="simple" xlink:href="https://pl.wikipedia.org/wiki/Mogielnica" text:style-name="Internet_20_link" text:visited-style-name="Visited_20_Internet_20_Link">Mogielnica</text:a> (MZ) </text:p>
        </text:list-item>
        <text:list-item>
          <text:p text:style-name="P40"><text:a xlink:type="simple" xlink:href="https://pl.wikipedia.org/wiki/Mogilno" text:style-name="Internet_20_link" text:visited-style-name="Visited_20_Internet_20_Link">Mogilno</text:a> (KP) </text:p>
        </text:list-item>
        <text:list-item>
          <text:p text:style-name="P40"><text:a xlink:type="simple" xlink:href="https://pl.wikipedia.org/wiki/Mońki" text:style-name="Internet_20_link" text:visited-style-name="Visited_20_Internet_20_Link">Mońki</text:a> (PL) </text:p>
        </text:list-item>
        <text:list-item>
          <text:p text:style-name="P40"><text:a xlink:type="simple" xlink:href="https://pl.wikipedia.org/wiki/Morawica" text:style-name="Internet_20_link" text:visited-style-name="Visited_20_Internet_20_Link">Morawica</text:a> (ŚK) </text:p>
        </text:list-item>
        <text:list-item>
          <text:p text:style-name="P40"><text:a xlink:type="simple" xlink:href="https://pl.wikipedia.org/wiki/Morąg" text:style-name="Internet_20_link" text:visited-style-name="Visited_20_Internet_20_Link">Morąg</text:a> (WM) </text:p>
        </text:list-item>
        <text:list-item>
          <text:p text:style-name="P40"><text:a xlink:type="simple" xlink:href="https://pl.wikipedia.org/wiki/Mordy" text:style-name="Internet_20_link" text:visited-style-name="Visited_20_Internet_20_Link">Mordy</text:a> (MZ) </text:p>
        </text:list-item>
        <text:list-item>
          <text:p text:style-name="P40"><text:a xlink:type="simple" xlink:href="https://pl.wikipedia.org/wiki/Moryń" text:style-name="Internet_20_link" text:visited-style-name="Visited_20_Internet_20_Link">Moryń</text:a> (ZP) </text:p>
        </text:list-item>
        <text:list-item>
          <text:p text:style-name="P40"><text:a xlink:type="simple" xlink:href="https://pl.wikipedia.org/wiki/Mosina" text:style-name="Internet_20_link" text:visited-style-name="Visited_20_Internet_20_Link">Mosina</text:a> (WP) </text:p>
        </text:list-item>
        <text:list-item>
          <text:p text:style-name="P40"><text:a xlink:type="simple" xlink:href="https://pl.wikipedia.org/wiki/Mrągowo" text:style-name="Internet_20_link" text:visited-style-name="Visited_20_Internet_20_Link">Mrągowo</text:a> (WM) </text:p>
        </text:list-item>
        <text:list-item>
          <text:p text:style-name="P40"><text:a xlink:type="simple" xlink:href="https://pl.wikipedia.org/wiki/Mrocza" text:style-name="Internet_20_link" text:visited-style-name="Visited_20_Internet_20_Link">Mrocza</text:a> (KP) </text:p>
        </text:list-item>
        <text:list-item>
          <text:p text:style-name="P40"><text:a xlink:type="simple" xlink:href="https://pl.wikipedia.org/wiki/Mrozy" text:style-name="Internet_20_link" text:visited-style-name="Visited_20_Internet_20_Link">Mrozy</text:a> (MZ) </text:p>
        </text:list-item>
        <text:list-item>
          <text:p text:style-name="P40"><text:a xlink:type="simple" xlink:href="https://pl.wikipedia.org/wiki/Mszana_Dolna" text:style-name="Internet_20_link" text:visited-style-name="Visited_20_Internet_20_Link">Mszana Dolna</text:a> (MP) </text:p>
        </text:list-item>
        <text:list-item>
          <text:p text:style-name="P40"><text:a xlink:type="simple" xlink:href="https://pl.wikipedia.org/wiki/Mszczonów" text:style-name="Internet_20_link" text:visited-style-name="Visited_20_Internet_20_Link">Mszczonów</text:a> (MZ) </text:p>
        </text:list-item>
        <text:list-item>
          <text:p text:style-name="P40"><text:a xlink:type="simple" xlink:href="https://pl.wikipedia.org/wiki/Murowana_Goślina" text:style-name="Internet_20_link" text:visited-style-name="Visited_20_Internet_20_Link">Murowana Goślina</text:a> (WP) </text:p>
        </text:list-item>
        <text:list-item>
          <text:p text:style-name="P40"><text:a xlink:type="simple" xlink:href="https://pl.wikipedia.org/wiki/Muszyna" text:style-name="Internet_20_link" text:visited-style-name="Visited_20_Internet_20_Link">Muszyna</text:a> (MP) </text:p>
        </text:list-item>
        <text:list-item>
          <text:p text:style-name="P40"><text:a xlink:type="simple" xlink:href="https://pl.wikipedia.org/wiki/Mysłowice" text:style-name="Internet_20_link" text:visited-style-name="Visited_20_Internet_20_Link">Mysłowice</text:a> (ŚL) </text:p>
        </text:list-item>
        <text:list-item>
          <text:p text:style-name="P40"><text:a xlink:type="simple" xlink:href="https://pl.wikipedia.org/wiki/Myszków" text:style-name="Internet_20_link" text:visited-style-name="Visited_20_Internet_20_Link">Myszków</text:a> (ŚL) </text:p>
        </text:list-item>
        <text:list-item>
          <text:p text:style-name="P40"><text:a xlink:type="simple" xlink:href="https://pl.wikipedia.org/wiki/Myszyniec" text:style-name="Internet_20_link" text:visited-style-name="Visited_20_Internet_20_Link">Myszyniec</text:a> (MZ) </text:p>
        </text:list-item>
        <text:list-item>
          <text:p text:style-name="P40"><text:a xlink:type="simple" xlink:href="https://pl.wikipedia.org/wiki/Myślenice" text:style-name="Internet_20_link" text:visited-style-name="Visited_20_Internet_20_Link">Myślenice</text:a> (MP) </text:p>
        </text:list-item>
        <text:list-item>
          <text:p text:style-name="P15"><text:a xlink:type="simple" xlink:href="https://pl.wikipedia.org/wiki/Myślibórz" text:style-name="Internet_20_link" text:visited-style-name="Visited_20_Internet_20_Link">Myślibórz</text:a> (ZP) </text:p>
        </text:list-item>
      </text:list>
      <text:list xml:id="list512396827" text:style-name="L16">
        <text:list-item>
          <text:p text:style-name="P41"><text:a xlink:type="simple" xlink:href="https://pl.wikipedia.org/wiki/Nakło_nad_Notecią" text:style-name="Internet_20_link" text:visited-style-name="Visited_20_Internet_20_Link">Nakło nad Notecią</text:a> (KP) </text:p>
        </text:list-item>
        <text:list-item>
          <text:p text:style-name="P41"><text:a xlink:type="simple" xlink:href="https://pl.wikipedia.org/wiki/Nałęczów" text:style-name="Internet_20_link" text:visited-style-name="Visited_20_Internet_20_Link">Nałęczów</text:a> (LB) </text:p>
        </text:list-item>
        <text:list-item>
          <text:p text:style-name="P41"><text:a xlink:type="simple" xlink:href="https://pl.wikipedia.org/wiki/Namysłów" text:style-name="Internet_20_link" text:visited-style-name="Visited_20_Internet_20_Link">Namysłów</text:a> (OP) </text:p>
        </text:list-item>
        <text:list-item>
          <text:p text:style-name="P41"><text:a xlink:type="simple" xlink:href="https://pl.wikipedia.org/wiki/Narol" text:style-name="Internet_20_link" text:visited-style-name="Visited_20_Internet_20_Link">Narol</text:a> (PK) </text:p>
        </text:list-item>
        <text:list-item>
          <text:p text:style-name="P41"><text:a xlink:type="simple" xlink:href="https://pl.wikipedia.org/wiki/Nasielsk" text:style-name="Internet_20_link" text:visited-style-name="Visited_20_Internet_20_Link">Nasielsk</text:a> (MZ) </text:p>
        </text:list-item>
        <text:list-item>
          <text:p text:style-name="P41"><text:a xlink:type="simple" xlink:href="https://pl.wikipedia.org/wiki/Nekla" text:style-name="Internet_20_link" text:visited-style-name="Visited_20_Internet_20_Link">Nekla</text:a> (WP) </text:p>
        </text:list-item>
        <text:list-item>
          <text:p text:style-name="P41"><text:a xlink:type="simple" xlink:href="https://pl.wikipedia.org/wiki/Nidzica" text:style-name="Internet_20_link" text:visited-style-name="Visited_20_Internet_20_Link">Nidzica</text:a> (WM) </text:p>
        </text:list-item>
        <text:list-item>
          <text:p text:style-name="P41"><text:a xlink:type="simple" xlink:href="https://pl.wikipedia.org/wiki/Niemcza" text:style-name="Internet_20_link" text:visited-style-name="Visited_20_Internet_20_Link">Niemcza</text:a> (DŚ) </text:p>
        </text:list-item>
        <text:list-item>
          <text:p text:style-name="P41"><text:a xlink:type="simple" xlink:href="https://pl.wikipedia.org/wiki/Niemodlin" text:style-name="Internet_20_link" text:visited-style-name="Visited_20_Internet_20_Link">Niemodlin</text:a> (OP) </text:p>
        </text:list-item>
        <text:list-item>
          <text:p text:style-name="P41"><text:a xlink:type="simple" xlink:href="https://pl.wikipedia.org/wiki/Niepołomice" text:style-name="Internet_20_link" text:visited-style-name="Visited_20_Internet_20_Link">Niepołomice</text:a> (MP) </text:p>
        </text:list-item>
        <text:list-item>
          <text:p text:style-name="P41"><text:soft-page-break/><text:a xlink:type="simple" xlink:href="https://pl.wikipedia.org/wiki/Nieszawa" text:style-name="Internet_20_link" text:visited-style-name="Visited_20_Internet_20_Link">Nieszawa</text:a> (KP) </text:p>
        </text:list-item>
        <text:list-item>
          <text:p text:style-name="P41"><text:a xlink:type="simple" xlink:href="https://pl.wikipedia.org/wiki/Nisko" text:style-name="Internet_20_link" text:visited-style-name="Visited_20_Internet_20_Link">Nisko</text:a> (PK) </text:p>
        </text:list-item>
        <text:list-item>
          <text:p text:style-name="P41"><text:a xlink:type="simple" xlink:href="https://pl.wikipedia.org/wiki/Nowa_Dęba" text:style-name="Internet_20_link" text:visited-style-name="Visited_20_Internet_20_Link">Nowa Dęba</text:a> (PK) </text:p>
        </text:list-item>
        <text:list-item>
          <text:p text:style-name="P41"><text:a xlink:type="simple" xlink:href="https://pl.wikipedia.org/wiki/Nowa_Ruda" text:style-name="Internet_20_link" text:visited-style-name="Visited_20_Internet_20_Link">Nowa Ruda</text:a> (DŚ) </text:p>
        </text:list-item>
        <text:list-item>
          <text:p text:style-name="P41"><text:a xlink:type="simple" xlink:href="https://pl.wikipedia.org/wiki/Nowa_Sarzyna" text:style-name="Internet_20_link" text:visited-style-name="Visited_20_Internet_20_Link">Nowa Sarzyna</text:a> (PK) </text:p>
        </text:list-item>
        <text:list-item>
          <text:p text:style-name="P41"><text:a xlink:type="simple" xlink:href="https://pl.wikipedia.org/wiki/Nowa_Sól" text:style-name="Internet_20_link" text:visited-style-name="Visited_20_Internet_20_Link">Nowa Sól</text:a> (LS) </text:p>
        </text:list-item>
        <text:list-item>
          <text:p text:style-name="P41"><text:a xlink:type="simple" xlink:href="https://pl.wikipedia.org/wiki/Nowe" text:style-name="Internet_20_link" text:visited-style-name="Visited_20_Internet_20_Link">Nowe</text:a> (KP) </text:p>
        </text:list-item>
        <text:list-item>
          <text:p text:style-name="P41"><text:a xlink:type="simple" xlink:href="https://pl.wikipedia.org/wiki/Nowe_Brzesko" text:style-name="Internet_20_link" text:visited-style-name="Visited_20_Internet_20_Link">Nowe Brzesko</text:a> (MP) </text:p>
        </text:list-item>
        <text:list-item>
          <text:p text:style-name="P41"><text:a xlink:type="simple" xlink:href="https://pl.wikipedia.org/wiki/Nowe_Miasteczko" text:style-name="Internet_20_link" text:visited-style-name="Visited_20_Internet_20_Link">Nowe Miasteczko</text:a> (LS) </text:p>
        </text:list-item>
        <text:list-item>
          <text:p text:style-name="P41"><text:a xlink:type="simple" xlink:href="https://pl.wikipedia.org/wiki/Nowe_Miasto_Lubawskie" text:style-name="Internet_20_link" text:visited-style-name="Visited_20_Internet_20_Link">Nowe Miasto Lubawskie</text:a> (WM) </text:p>
        </text:list-item>
        <text:list-item>
          <text:p text:style-name="P41"><text:a xlink:type="simple" xlink:href="https://pl.wikipedia.org/wiki/Nowe_Miasto_nad_Pilicą" text:style-name="Internet_20_link" text:visited-style-name="Visited_20_Internet_20_Link">Nowe Miasto nad Pilicą</text:a> (MZ) </text:p>
        </text:list-item>
        <text:list-item>
          <text:p text:style-name="P41"><text:a xlink:type="simple" xlink:href="https://pl.wikipedia.org/wiki/Nowe_Skalmierzyce" text:style-name="Internet_20_link" text:visited-style-name="Visited_20_Internet_20_Link">Nowe Skalmierzyce</text:a> (WP) </text:p>
        </text:list-item>
        <text:list-item>
          <text:p text:style-name="P41"><text:a xlink:type="simple" xlink:href="https://pl.wikipedia.org/wiki/Nowe_Warpno" text:style-name="Internet_20_link" text:visited-style-name="Visited_20_Internet_20_Link">Nowe Warpno</text:a> (ZP) </text:p>
        </text:list-item>
        <text:list-item>
          <text:p text:style-name="P41"><text:a xlink:type="simple" xlink:href="https://pl.wikipedia.org/wiki/Nowogard" text:style-name="Internet_20_link" text:visited-style-name="Visited_20_Internet_20_Link">Nowogard</text:a> (ZP) </text:p>
        </text:list-item>
        <text:list-item>
          <text:p text:style-name="P41"><text:a xlink:type="simple" xlink:href="https://pl.wikipedia.org/wiki/Nowogrodziec" text:style-name="Internet_20_link" text:visited-style-name="Visited_20_Internet_20_Link">Nowogrodziec</text:a> (DŚ) </text:p>
        </text:list-item>
        <text:list-item>
          <text:p text:style-name="P41"><text:a xlink:type="simple" xlink:href="https://pl.wikipedia.org/wiki/Nowogród" text:style-name="Internet_20_link" text:visited-style-name="Visited_20_Internet_20_Link">Nowogród</text:a> (PL) </text:p>
        </text:list-item>
        <text:list-item>
          <text:p text:style-name="P41"><text:a xlink:type="simple" xlink:href="https://pl.wikipedia.org/wiki/Nowogród_Bobrzański" text:style-name="Internet_20_link" text:visited-style-name="Visited_20_Internet_20_Link">Nowogród Bobrzański</text:a> (LS) </text:p>
        </text:list-item>
        <text:list-item>
          <text:p text:style-name="P41"><text:a xlink:type="simple" xlink:href="https://pl.wikipedia.org/wiki/Nowy_Dwór_Gdański" text:style-name="Internet_20_link" text:visited-style-name="Visited_20_Internet_20_Link">Nowy Dwór Gdański</text:a> (PM) </text:p>
        </text:list-item>
        <text:list-item>
          <text:p text:style-name="P41"><text:a xlink:type="simple" xlink:href="https://pl.wikipedia.org/wiki/Nowy_Dwór_Mazowiecki" text:style-name="Internet_20_link" text:visited-style-name="Visited_20_Internet_20_Link">Nowy Dwór Mazowiecki</text:a> (MZ) </text:p>
        </text:list-item>
        <text:list-item>
          <text:p text:style-name="P41"><text:a xlink:type="simple" xlink:href="https://pl.wikipedia.org/wiki/Nowy_Sącz" text:style-name="Internet_20_link" text:visited-style-name="Visited_20_Internet_20_Link">Nowy Sącz</text:a> (MP) </text:p>
        </text:list-item>
        <text:list-item>
          <text:p text:style-name="P41"><text:a xlink:type="simple" xlink:href="https://pl.wikipedia.org/wiki/Nowy_Staw" text:style-name="Internet_20_link" text:visited-style-name="Visited_20_Internet_20_Link">Nowy Staw</text:a> (PM) </text:p>
        </text:list-item>
        <text:list-item>
          <text:p text:style-name="P41"><text:a xlink:type="simple" xlink:href="https://pl.wikipedia.org/wiki/Nowy_Targ" text:style-name="Internet_20_link" text:visited-style-name="Visited_20_Internet_20_Link">Nowy Targ</text:a> (MP) </text:p>
        </text:list-item>
        <text:list-item>
          <text:p text:style-name="P41"><text:a xlink:type="simple" xlink:href="https://pl.wikipedia.org/wiki/Nowy_Tomyśl" text:style-name="Internet_20_link" text:visited-style-name="Visited_20_Internet_20_Link">Nowy Tomyśl</text:a> (WP) </text:p>
        </text:list-item>
        <text:list-item>
          <text:p text:style-name="P41"><text:a xlink:type="simple" xlink:href="https://pl.wikipedia.org/wiki/Nowy_Wiśnicz" text:style-name="Internet_20_link" text:visited-style-name="Visited_20_Internet_20_Link">Nowy Wiśnicz</text:a> (MP) </text:p>
        </text:list-item>
        <text:list-item>
          <text:p text:style-name="P16"><text:a xlink:type="simple" xlink:href="https://pl.wikipedia.org/wiki/Nysa" text:style-name="Internet_20_link" text:visited-style-name="Visited_20_Internet_20_Link">Nysa</text:a> (OP) </text:p>
        </text:list-item>
      </text:list>
      <text:list xml:id="list3931866928" text:style-name="L17">
        <text:list-item>
          <text:p text:style-name="P42"><text:a xlink:type="simple" xlink:href="https://pl.wikipedia.org/wiki/Oborniki" text:style-name="Internet_20_link" text:visited-style-name="Visited_20_Internet_20_Link">Oborniki</text:a> (WP) </text:p>
        </text:list-item>
        <text:list-item>
          <text:p text:style-name="P42"><text:a xlink:type="simple" xlink:href="https://pl.wikipedia.org/wiki/Oborniki_Śląskie" text:style-name="Internet_20_link" text:visited-style-name="Visited_20_Internet_20_Link">Oborniki Śląskie</text:a> (DŚ) </text:p>
        </text:list-item>
        <text:list-item>
          <text:p text:style-name="P42"><text:a xlink:type="simple" xlink:href="https://pl.wikipedia.org/wiki/Obrzycko" text:style-name="Internet_20_link" text:visited-style-name="Visited_20_Internet_20_Link">Obrzycko</text:a> (WP) </text:p>
        </text:list-item>
        <text:list-item>
          <text:p text:style-name="P42"><text:a xlink:type="simple" xlink:href="https://pl.wikipedia.org/wiki/Odolanów" text:style-name="Internet_20_link" text:visited-style-name="Visited_20_Internet_20_Link">Odolanów</text:a> (WP) </text:p>
        </text:list-item>
        <text:list-item>
          <text:p text:style-name="P42"><text:a xlink:type="simple" xlink:href="https://pl.wikipedia.org/wiki/Ogrodzieniec" text:style-name="Internet_20_link" text:visited-style-name="Visited_20_Internet_20_Link">Ogrodzieniec</text:a> (ŚL) </text:p>
        </text:list-item>
        <text:list-item>
          <text:p text:style-name="P42"><text:a xlink:type="simple" xlink:href="https://pl.wikipedia.org/wiki/Okonek" text:style-name="Internet_20_link" text:visited-style-name="Visited_20_Internet_20_Link">Okonek</text:a> (WP) </text:p>
        </text:list-item>
        <text:list-item>
          <text:p text:style-name="P42"><text:a xlink:type="simple" xlink:href="https://pl.wikipedia.org/wiki/Olecko" text:style-name="Internet_20_link" text:visited-style-name="Visited_20_Internet_20_Link">Olecko</text:a> (WM) </text:p>
        </text:list-item>
        <text:list-item>
          <text:p text:style-name="P42"><text:a xlink:type="simple" xlink:href="https://pl.wikipedia.org/wiki/Olesno" text:style-name="Internet_20_link" text:visited-style-name="Visited_20_Internet_20_Link">Olesno</text:a> (OP) </text:p>
        </text:list-item>
        <text:list-item>
          <text:p text:style-name="P42"><text:a xlink:type="simple" xlink:href="https://pl.wikipedia.org/wiki/Oleszyce" text:style-name="Internet_20_link" text:visited-style-name="Visited_20_Internet_20_Link">Oleszyce</text:a> (PK) </text:p>
        </text:list-item>
        <text:list-item>
          <text:p text:style-name="P42"><text:a xlink:type="simple" xlink:href="https://pl.wikipedia.org/wiki/Oleśnica" text:style-name="Internet_20_link" text:visited-style-name="Visited_20_Internet_20_Link">Oleśnica</text:a> (DŚ) </text:p>
        </text:list-item>
        <text:list-item>
          <text:p text:style-name="P42"><text:a xlink:type="simple" xlink:href="https://pl.wikipedia.org/wiki/Olkusz" text:style-name="Internet_20_link" text:visited-style-name="Visited_20_Internet_20_Link">Olkusz</text:a> (MP) </text:p>
        </text:list-item>
        <text:list-item>
          <text:p text:style-name="P42"><text:a xlink:type="simple" xlink:href="https://pl.wikipedia.org/wiki/Olsztyn" text:style-name="Internet_20_link" text:visited-style-name="Visited_20_Internet_20_Link">Olsztyn</text:a> (WM) </text:p>
        </text:list-item>
        <text:list-item>
          <text:p text:style-name="P42"><text:a xlink:type="simple" xlink:href="https://pl.wikipedia.org/wiki/Olsztynek" text:style-name="Internet_20_link" text:visited-style-name="Visited_20_Internet_20_Link">Olsztynek</text:a> (WM) </text:p>
        </text:list-item>
        <text:list-item>
          <text:p text:style-name="P42"><text:a xlink:type="simple" xlink:href="https://pl.wikipedia.org/wiki/Olszyna" text:style-name="Internet_20_link" text:visited-style-name="Visited_20_Internet_20_Link">Olszyna</text:a> (DŚ) </text:p>
        </text:list-item>
        <text:list-item>
          <text:p text:style-name="P42"><text:a xlink:type="simple" xlink:href="https://pl.wikipedia.org/wiki/Oława" text:style-name="Internet_20_link" text:visited-style-name="Visited_20_Internet_20_Link">Oława</text:a> (DŚ) </text:p>
        </text:list-item>
        <text:list-item>
          <text:p text:style-name="P42"><text:a xlink:type="simple" xlink:href="https://pl.wikipedia.org/wiki/Opalenica" text:style-name="Internet_20_link" text:visited-style-name="Visited_20_Internet_20_Link">Opalenica</text:a> (WP) </text:p>
        </text:list-item>
        <text:list-item>
          <text:p text:style-name="P42"><text:a xlink:type="simple" xlink:href="https://pl.wikipedia.org/wiki/Opatów" text:style-name="Internet_20_link" text:visited-style-name="Visited_20_Internet_20_Link">Opatów</text:a> (ŚK) </text:p>
        </text:list-item>
        <text:list-item>
          <text:p text:style-name="P42"><text:a xlink:type="simple" xlink:href="https://pl.wikipedia.org/wiki/Opatówek" text:style-name="Internet_20_link" text:visited-style-name="Visited_20_Internet_20_Link">Opatówek</text:a> (WP) </text:p>
        </text:list-item>
        <text:list-item>
          <text:p text:style-name="P42"><text:soft-page-break/><text:a xlink:type="simple" xlink:href="https://pl.wikipedia.org/wiki/Opoczno" text:style-name="Internet_20_link" text:visited-style-name="Visited_20_Internet_20_Link">Opoczno</text:a> (ŁD) </text:p>
        </text:list-item>
        <text:list-item>
          <text:p text:style-name="P42"><text:a xlink:type="simple" xlink:href="https://pl.wikipedia.org/wiki/Opole" text:style-name="Internet_20_link" text:visited-style-name="Visited_20_Internet_20_Link">Opole</text:a> (OP) </text:p>
        </text:list-item>
        <text:list-item>
          <text:p text:style-name="P42"><text:a xlink:type="simple" xlink:href="https://pl.wikipedia.org/wiki/Opole_Lubelskie" text:style-name="Internet_20_link" text:visited-style-name="Visited_20_Internet_20_Link">Opole Lubelskie</text:a> (LB) </text:p>
        </text:list-item>
        <text:list-item>
          <text:p text:style-name="P42"><text:a xlink:type="simple" xlink:href="https://pl.wikipedia.org/wiki/Orneta" text:style-name="Internet_20_link" text:visited-style-name="Visited_20_Internet_20_Link">Orneta</text:a> (WM) </text:p>
        </text:list-item>
        <text:list-item>
          <text:p text:style-name="P42"><text:a xlink:type="simple" xlink:href="https://pl.wikipedia.org/wiki/Orzesze" text:style-name="Internet_20_link" text:visited-style-name="Visited_20_Internet_20_Link">Orzesze</text:a> (ŚL) </text:p>
        </text:list-item>
        <text:list-item>
          <text:p text:style-name="P42"><text:a xlink:type="simple" xlink:href="https://pl.wikipedia.org/wiki/Orzysz" text:style-name="Internet_20_link" text:visited-style-name="Visited_20_Internet_20_Link">Orzysz</text:a> (WM) </text:p>
        </text:list-item>
        <text:list-item>
          <text:p text:style-name="P42"><text:a xlink:type="simple" xlink:href="https://pl.wikipedia.org/wiki/Osieczna" text:style-name="Internet_20_link" text:visited-style-name="Visited_20_Internet_20_Link">Osieczna</text:a> (WP) </text:p>
        </text:list-item>
        <text:list-item>
          <text:p text:style-name="P42"><text:a xlink:type="simple" xlink:href="https://pl.wikipedia.org/wiki/Osiek_%28województwo_świętokrzyskie%29" text:style-name="Internet_20_link" text:visited-style-name="Visited_20_Internet_20_Link">Osiek</text:a> (ŚK) </text:p>
        </text:list-item>
        <text:list-item>
          <text:p text:style-name="P42"><text:a xlink:type="simple" xlink:href="https://pl.wikipedia.org/wiki/Ostrołęka" text:style-name="Internet_20_link" text:visited-style-name="Visited_20_Internet_20_Link">Ostrołęka</text:a> (MZ) </text:p>
        </text:list-item>
        <text:list-item>
          <text:p text:style-name="P42"><text:a xlink:type="simple" xlink:href="https://pl.wikipedia.org/wiki/Ostroróg" text:style-name="Internet_20_link" text:visited-style-name="Visited_20_Internet_20_Link">Ostroróg</text:a> (WP) </text:p>
        </text:list-item>
        <text:list-item>
          <text:p text:style-name="P42"><text:a xlink:type="simple" xlink:href="https://pl.wikipedia.org/wiki/Ostrowiec_Świętokrzyski" text:style-name="Internet_20_link" text:visited-style-name="Visited_20_Internet_20_Link">Ostrowiec Świętokrzyski</text:a> (ŚK) </text:p>
        </text:list-item>
        <text:list-item>
          <text:p text:style-name="P42"><text:a xlink:type="simple" xlink:href="https://pl.wikipedia.org/wiki/Ostróda" text:style-name="Internet_20_link" text:visited-style-name="Visited_20_Internet_20_Link">Ostróda</text:a> (WM) </text:p>
        </text:list-item>
        <text:list-item>
          <text:p text:style-name="P42"><text:a xlink:type="simple" xlink:href="https://pl.wikipedia.org/wiki/Ostrów_Lubelski" text:style-name="Internet_20_link" text:visited-style-name="Visited_20_Internet_20_Link">Ostrów Lubelski</text:a> (LB) </text:p>
        </text:list-item>
        <text:list-item>
          <text:p text:style-name="P42"><text:a xlink:type="simple" xlink:href="https://pl.wikipedia.org/wiki/Ostrów_Mazowiecka" text:style-name="Internet_20_link" text:visited-style-name="Visited_20_Internet_20_Link">Ostrów Mazowiecka</text:a> (MZ) </text:p>
        </text:list-item>
        <text:list-item>
          <text:p text:style-name="P42"><text:a xlink:type="simple" xlink:href="https://pl.wikipedia.org/wiki/Ostrów_Wielkopolski" text:style-name="Internet_20_link" text:visited-style-name="Visited_20_Internet_20_Link">Ostrów Wielkopolski</text:a> (WP) </text:p>
        </text:list-item>
        <text:list-item>
          <text:p text:style-name="P42"><text:a xlink:type="simple" xlink:href="https://pl.wikipedia.org/wiki/Ostrzeszów" text:style-name="Internet_20_link" text:visited-style-name="Visited_20_Internet_20_Link">Ostrzeszów</text:a> (WP) </text:p>
        </text:list-item>
        <text:list-item>
          <text:p text:style-name="P42"><text:a xlink:type="simple" xlink:href="https://pl.wikipedia.org/wiki/Ośno_Lubuskie" text:style-name="Internet_20_link" text:visited-style-name="Visited_20_Internet_20_Link">Ośno Lubuskie</text:a> (LS) </text:p>
        </text:list-item>
        <text:list-item>
          <text:p text:style-name="P42"><text:a xlink:type="simple" xlink:href="https://pl.wikipedia.org/wiki/Oświęcim" text:style-name="Internet_20_link" text:visited-style-name="Visited_20_Internet_20_Link">Oświęcim</text:a> (MP) </text:p>
        </text:list-item>
        <text:list-item>
          <text:p text:style-name="P42"><text:a xlink:type="simple" xlink:href="https://pl.wikipedia.org/wiki/Otmuchów" text:style-name="Internet_20_link" text:visited-style-name="Visited_20_Internet_20_Link">Otmuchów</text:a> (OP) </text:p>
        </text:list-item>
        <text:list-item>
          <text:p text:style-name="P42"><text:a xlink:type="simple" xlink:href="https://pl.wikipedia.org/wiki/Otwock" text:style-name="Internet_20_link" text:visited-style-name="Visited_20_Internet_20_Link">Otwock</text:a> (MZ) </text:p>
        </text:list-item>
        <text:list-item>
          <text:p text:style-name="P42"><text:a xlink:type="simple" xlink:href="https://pl.wikipedia.org/wiki/Otyń" text:style-name="Internet_20_link" text:visited-style-name="Visited_20_Internet_20_Link">Otyń</text:a> (LS) </text:p>
        </text:list-item>
        <text:list-item>
          <text:p text:style-name="P42"><text:a xlink:type="simple" xlink:href="https://pl.wikipedia.org/wiki/Ozimek" text:style-name="Internet_20_link" text:visited-style-name="Visited_20_Internet_20_Link">Ozimek</text:a> (OP) </text:p>
        </text:list-item>
        <text:list-item>
          <text:p text:style-name="P42"><text:a xlink:type="simple" xlink:href="https://pl.wikipedia.org/wiki/Ozorków" text:style-name="Internet_20_link" text:visited-style-name="Visited_20_Internet_20_Link">Ozorków</text:a> (ŁD) </text:p>
        </text:list-item>
        <text:list-item>
          <text:p text:style-name="P42"><text:a xlink:type="simple" xlink:href="https://pl.wikipedia.org/wiki/Ożarów" text:style-name="Internet_20_link" text:visited-style-name="Visited_20_Internet_20_Link">Ożarów</text:a> (ŚK) </text:p>
        </text:list-item>
        <text:list-item>
          <text:p text:style-name="P17"><text:a xlink:type="simple" xlink:href="https://pl.wikipedia.org/wiki/Ożarów_Mazowiecki" text:style-name="Internet_20_link" text:visited-style-name="Visited_20_Internet_20_Link">Ożarów Mazowiecki</text:a> (MZ) </text:p>
        </text:list-item>
      </text:list>
      <text:list xml:id="list2591093111" text:style-name="L18">
        <text:list-item>
          <text:p text:style-name="P43"><text:a xlink:type="simple" xlink:href="https://pl.wikipedia.org/wiki/Pabianice" text:style-name="Internet_20_link" text:visited-style-name="Visited_20_Internet_20_Link">Pabianice</text:a> (ŁD) </text:p>
        </text:list-item>
        <text:list-item>
          <text:p text:style-name="P43"><text:a xlink:type="simple" xlink:href="https://pl.wikipedia.org/wiki/Paczków" text:style-name="Internet_20_link" text:visited-style-name="Visited_20_Internet_20_Link">Paczków</text:a> (OP) </text:p>
        </text:list-item>
        <text:list-item>
          <text:p text:style-name="P43"><text:a xlink:type="simple" xlink:href="https://pl.wikipedia.org/wiki/Pajęczno" text:style-name="Internet_20_link" text:visited-style-name="Visited_20_Internet_20_Link">Pajęczno</text:a> (ŁD) </text:p>
        </text:list-item>
        <text:list-item>
          <text:p text:style-name="P43"><text:a xlink:type="simple" xlink:href="https://pl.wikipedia.org/wiki/Pakość" text:style-name="Internet_20_link" text:visited-style-name="Visited_20_Internet_20_Link">Pakość</text:a> (KP) </text:p>
        </text:list-item>
        <text:list-item>
          <text:p text:style-name="P43"><text:a xlink:type="simple" xlink:href="https://pl.wikipedia.org/wiki/Parczew" text:style-name="Internet_20_link" text:visited-style-name="Visited_20_Internet_20_Link">Parczew</text:a> (LB) </text:p>
        </text:list-item>
        <text:list-item>
          <text:p text:style-name="P43"><text:a xlink:type="simple" xlink:href="https://pl.wikipedia.org/wiki/Pasłęk" text:style-name="Internet_20_link" text:visited-style-name="Visited_20_Internet_20_Link">Pasłęk</text:a> (WM) </text:p>
        </text:list-item>
        <text:list-item>
          <text:p text:style-name="P43"><text:a xlink:type="simple" xlink:href="https://pl.wikipedia.org/wiki/Pasym" text:style-name="Internet_20_link" text:visited-style-name="Visited_20_Internet_20_Link">Pasym</text:a> (WM) </text:p>
        </text:list-item>
        <text:list-item>
          <text:p text:style-name="P43"><text:a xlink:type="simple" xlink:href="https://pl.wikipedia.org/wiki/Pelplin" text:style-name="Internet_20_link" text:visited-style-name="Visited_20_Internet_20_Link">Pelplin</text:a> (PM) </text:p>
        </text:list-item>
        <text:list-item>
          <text:p text:style-name="P43"><text:a xlink:type="simple" xlink:href="https://pl.wikipedia.org/wiki/Pełczyce" text:style-name="Internet_20_link" text:visited-style-name="Visited_20_Internet_20_Link">Pełczyce</text:a> (ZP) </text:p>
        </text:list-item>
        <text:list-item>
          <text:p text:style-name="P43"><text:a xlink:type="simple" xlink:href="https://pl.wikipedia.org/wiki/Piaseczno" text:style-name="Internet_20_link" text:visited-style-name="Visited_20_Internet_20_Link">Piaseczno</text:a> (MZ) </text:p>
        </text:list-item>
        <text:list-item>
          <text:p text:style-name="P43"><text:a xlink:type="simple" xlink:href="https://pl.wikipedia.org/wiki/Piaski_%28powiat_świdnicki%29" text:style-name="Internet_20_link" text:visited-style-name="Visited_20_Internet_20_Link">Piaski</text:a> (LB) </text:p>
        </text:list-item>
        <text:list-item>
          <text:p text:style-name="P43"><text:a xlink:type="simple" xlink:href="https://pl.wikipedia.org/wiki/Piastów" text:style-name="Internet_20_link" text:visited-style-name="Visited_20_Internet_20_Link">Piastów</text:a> (MZ) </text:p>
        </text:list-item>
        <text:list-item>
          <text:p text:style-name="P43"><text:a xlink:type="simple" xlink:href="https://pl.wikipedia.org/wiki/Piechowice" text:style-name="Internet_20_link" text:visited-style-name="Visited_20_Internet_20_Link">Piechowice</text:a> (DŚ) </text:p>
        </text:list-item>
        <text:list-item>
          <text:p text:style-name="P43"><text:a xlink:type="simple" xlink:href="https://pl.wikipedia.org/wiki/Piekary_Śląskie" text:style-name="Internet_20_link" text:visited-style-name="Visited_20_Internet_20_Link">Piekary Śląskie</text:a> (ŚL) </text:p>
        </text:list-item>
        <text:list-item>
          <text:p text:style-name="P43"><text:a xlink:type="simple" xlink:href="https://pl.wikipedia.org/wiki/Pieniężno" text:style-name="Internet_20_link" text:visited-style-name="Visited_20_Internet_20_Link">Pieniężno</text:a> (WM) </text:p>
        </text:list-item>
        <text:list-item>
          <text:p text:style-name="P43"><text:a xlink:type="simple" xlink:href="https://pl.wikipedia.org/wiki/Pieńsk" text:style-name="Internet_20_link" text:visited-style-name="Visited_20_Internet_20_Link">Pieńsk</text:a> (DŚ) </text:p>
        </text:list-item>
        <text:list-item>
          <text:p text:style-name="P43"><text:a xlink:type="simple" xlink:href="https://pl.wikipedia.org/wiki/Pieszyce" text:style-name="Internet_20_link" text:visited-style-name="Visited_20_Internet_20_Link">Pieszyce</text:a> (DŚ) </text:p>
        </text:list-item>
        <text:list-item>
          <text:p text:style-name="P43"><text:a xlink:type="simple" xlink:href="https://pl.wikipedia.org/wiki/Pilawa_%28powiat_garwoliński%29" text:style-name="Internet_20_link" text:visited-style-name="Visited_20_Internet_20_Link">Pilawa</text:a> (MZ) </text:p>
        </text:list-item>
        <text:list-item>
          <text:p text:style-name="P43"><text:soft-page-break/><text:a xlink:type="simple" xlink:href="https://pl.wikipedia.org/wiki/Pilica_%28województwo_śląskie%29" text:style-name="Internet_20_link" text:visited-style-name="Visited_20_Internet_20_Link">Pilica</text:a> (ŚL) </text:p>
        </text:list-item>
        <text:list-item>
          <text:p text:style-name="P43"><text:a xlink:type="simple" xlink:href="https://pl.wikipedia.org/wiki/Pilzno_%28województwo_podkarpackie%29" text:style-name="Internet_20_link" text:visited-style-name="Visited_20_Internet_20_Link">Pilzno</text:a> (PK) </text:p>
        </text:list-item>
        <text:list-item>
          <text:p text:style-name="P43"><text:a xlink:type="simple" xlink:href="https://pl.wikipedia.org/wiki/Piła_%28miasto%29" text:style-name="Internet_20_link" text:visited-style-name="Visited_20_Internet_20_Link">Piła</text:a> (WP) </text:p>
        </text:list-item>
        <text:list-item>
          <text:p text:style-name="P43"><text:a xlink:type="simple" xlink:href="https://pl.wikipedia.org/wiki/Piława_Górna" text:style-name="Internet_20_link" text:visited-style-name="Visited_20_Internet_20_Link">Piława Górna</text:a> (DŚ) </text:p>
        </text:list-item>
        <text:list-item>
          <text:p text:style-name="P43"><text:a xlink:type="simple" xlink:href="https://pl.wikipedia.org/wiki/Pińczów" text:style-name="Internet_20_link" text:visited-style-name="Visited_20_Internet_20_Link">Pińczów</text:a> (ŚK) </text:p>
        </text:list-item>
        <text:list-item>
          <text:p text:style-name="P43"><text:a xlink:type="simple" xlink:href="https://pl.wikipedia.org/wiki/Pionki" text:style-name="Internet_20_link" text:visited-style-name="Visited_20_Internet_20_Link">Pionki</text:a> (MZ) </text:p>
        </text:list-item>
        <text:list-item>
          <text:p text:style-name="P43"><text:a xlink:type="simple" xlink:href="https://pl.wikipedia.org/wiki/Piotrków_Kujawski" text:style-name="Internet_20_link" text:visited-style-name="Visited_20_Internet_20_Link">Piotrków Kujawski</text:a> (KP) </text:p>
        </text:list-item>
        <text:list-item>
          <text:p text:style-name="P43"><text:a xlink:type="simple" xlink:href="https://pl.wikipedia.org/wiki/Piotrków_Trybunalski" text:style-name="Internet_20_link" text:visited-style-name="Visited_20_Internet_20_Link">Piotrków Trybunalski</text:a> (ŁD) </text:p>
        </text:list-item>
        <text:list-item>
          <text:p text:style-name="P43"><text:a xlink:type="simple" xlink:href="https://pl.wikipedia.org/wiki/Pisz" text:style-name="Internet_20_link" text:visited-style-name="Visited_20_Internet_20_Link">Pisz</text:a> (WM) </text:p>
        </text:list-item>
        <text:list-item>
          <text:p text:style-name="P43"><text:a xlink:type="simple" xlink:href="https://pl.wikipedia.org/wiki/Piwniczna-Zdrój" text:style-name="Internet_20_link" text:visited-style-name="Visited_20_Internet_20_Link">Piwniczna-Zdrój</text:a> (MP) </text:p>
        </text:list-item>
        <text:list-item>
          <text:p text:style-name="P43"><text:a xlink:type="simple" xlink:href="https://pl.wikipedia.org/wiki/Pleszew" text:style-name="Internet_20_link" text:visited-style-name="Visited_20_Internet_20_Link">Pleszew</text:a> (WP) </text:p>
        </text:list-item>
        <text:list-item>
          <text:p text:style-name="P43"><text:a xlink:type="simple" xlink:href="https://pl.wikipedia.org/wiki/Płock" text:style-name="Internet_20_link" text:visited-style-name="Visited_20_Internet_20_Link">Płock</text:a> (MZ) </text:p>
        </text:list-item>
        <text:list-item>
          <text:p text:style-name="P43"><text:a xlink:type="simple" xlink:href="https://pl.wikipedia.org/wiki/Płońsk" text:style-name="Internet_20_link" text:visited-style-name="Visited_20_Internet_20_Link">Płońsk</text:a> (MZ) </text:p>
        </text:list-item>
        <text:list-item>
          <text:p text:style-name="P43"><text:a xlink:type="simple" xlink:href="https://pl.wikipedia.org/wiki/Płoty" text:style-name="Internet_20_link" text:visited-style-name="Visited_20_Internet_20_Link">Płoty</text:a> (ZP) </text:p>
        </text:list-item>
        <text:list-item>
          <text:p text:style-name="P43"><text:a xlink:type="simple" xlink:href="https://pl.wikipedia.org/wiki/Pniewy" text:style-name="Internet_20_link" text:visited-style-name="Visited_20_Internet_20_Link">Pniewy</text:a> (WP) </text:p>
        </text:list-item>
        <text:list-item>
          <text:p text:style-name="P43"><text:a xlink:type="simple" xlink:href="https://pl.wikipedia.org/wiki/Pobiedziska" text:style-name="Internet_20_link" text:visited-style-name="Visited_20_Internet_20_Link">Pobiedziska</text:a> (WP) </text:p>
        </text:list-item>
        <text:list-item>
          <text:p text:style-name="P43"><text:a xlink:type="simple" xlink:href="https://pl.wikipedia.org/wiki/Poddębice" text:style-name="Internet_20_link" text:visited-style-name="Visited_20_Internet_20_Link">Poddębice</text:a> (ŁD) </text:p>
        </text:list-item>
        <text:list-item>
          <text:p text:style-name="P43"><text:a xlink:type="simple" xlink:href="https://pl.wikipedia.org/wiki/Podkowa_Leśna" text:style-name="Internet_20_link" text:visited-style-name="Visited_20_Internet_20_Link">Podkowa Leśna</text:a> (MZ) </text:p>
        </text:list-item>
        <text:list-item>
          <text:p text:style-name="P43"><text:a xlink:type="simple" xlink:href="https://pl.wikipedia.org/wiki/Pogorzela" text:style-name="Internet_20_link" text:visited-style-name="Visited_20_Internet_20_Link">Pogorzela</text:a> (WP) </text:p>
        </text:list-item>
        <text:list-item>
          <text:p text:style-name="P43"><text:a xlink:type="simple" xlink:href="https://pl.wikipedia.org/wiki/Polanica-Zdrój" text:style-name="Internet_20_link" text:visited-style-name="Visited_20_Internet_20_Link">Polanica-Zdrój</text:a> (DŚ) </text:p>
        </text:list-item>
        <text:list-item>
          <text:p text:style-name="P43"><text:a xlink:type="simple" xlink:href="https://pl.wikipedia.org/wiki/Polanów" text:style-name="Internet_20_link" text:visited-style-name="Visited_20_Internet_20_Link">Polanów</text:a> (ZP) </text:p>
        </text:list-item>
        <text:list-item>
          <text:p text:style-name="P43"><text:a xlink:type="simple" xlink:href="https://pl.wikipedia.org/wiki/Police" text:style-name="Internet_20_link" text:visited-style-name="Visited_20_Internet_20_Link">Police</text:a> (ZP) </text:p>
        </text:list-item>
        <text:list-item>
          <text:p text:style-name="P43"><text:a xlink:type="simple" xlink:href="https://pl.wikipedia.org/wiki/Polkowice" text:style-name="Internet_20_link" text:visited-style-name="Visited_20_Internet_20_Link">Polkowice</text:a> (DŚ) </text:p>
        </text:list-item>
        <text:list-item>
          <text:p text:style-name="P43"><text:a xlink:type="simple" xlink:href="https://pl.wikipedia.org/wiki/Połaniec" text:style-name="Internet_20_link" text:visited-style-name="Visited_20_Internet_20_Link">Połaniec</text:a> (ŚK) </text:p>
        </text:list-item>
        <text:list-item>
          <text:p text:style-name="P43"><text:a xlink:type="simple" xlink:href="https://pl.wikipedia.org/wiki/Połczyn-Zdrój" text:style-name="Internet_20_link" text:visited-style-name="Visited_20_Internet_20_Link">Połczyn-Zdrój</text:a> (ZP) </text:p>
        </text:list-item>
        <text:list-item>
          <text:p text:style-name="P43"><text:a xlink:type="simple" xlink:href="https://pl.wikipedia.org/wiki/Poniatowa" text:style-name="Internet_20_link" text:visited-style-name="Visited_20_Internet_20_Link">Poniatowa</text:a> (LB) </text:p>
        </text:list-item>
        <text:list-item>
          <text:p text:style-name="P43"><text:a xlink:type="simple" xlink:href="https://pl.wikipedia.org/wiki/Poniec" text:style-name="Internet_20_link" text:visited-style-name="Visited_20_Internet_20_Link">Poniec</text:a> (WP) </text:p>
        </text:list-item>
        <text:list-item>
          <text:p text:style-name="P43"><text:a xlink:type="simple" xlink:href="https://pl.wikipedia.org/wiki/Poręba" text:style-name="Internet_20_link" text:visited-style-name="Visited_20_Internet_20_Link">Poręba</text:a> (ŚL) </text:p>
        </text:list-item>
        <text:list-item>
          <text:p text:style-name="P43"><text:a xlink:type="simple" xlink:href="https://pl.wikipedia.org/wiki/Poznań" text:style-name="Internet_20_link" text:visited-style-name="Visited_20_Internet_20_Link">Poznań</text:a> (WP) </text:p>
        </text:list-item>
        <text:list-item>
          <text:p text:style-name="P43"><text:a xlink:type="simple" xlink:href="https://pl.wikipedia.org/wiki/Prabuty" text:style-name="Internet_20_link" text:visited-style-name="Visited_20_Internet_20_Link">Prabuty</text:a> (PM) </text:p>
        </text:list-item>
        <text:list-item>
          <text:p text:style-name="P43"><text:a xlink:type="simple" xlink:href="https://pl.wikipedia.org/wiki/Praszka" text:style-name="Internet_20_link" text:visited-style-name="Visited_20_Internet_20_Link">Praszka</text:a> (OP) </text:p>
        </text:list-item>
        <text:list-item>
          <text:p text:style-name="P43"><text:a xlink:type="simple" xlink:href="https://pl.wikipedia.org/wiki/Prochowice" text:style-name="Internet_20_link" text:visited-style-name="Visited_20_Internet_20_Link">Prochowice</text:a> (DŚ) </text:p>
        </text:list-item>
        <text:list-item>
          <text:p text:style-name="P43"><text:a xlink:type="simple" xlink:href="https://pl.wikipedia.org/wiki/Proszowice" text:style-name="Internet_20_link" text:visited-style-name="Visited_20_Internet_20_Link">Proszowice</text:a> (MP) </text:p>
        </text:list-item>
        <text:list-item>
          <text:p text:style-name="P43"><text:a xlink:type="simple" xlink:href="https://pl.wikipedia.org/wiki/Prószków" text:style-name="Internet_20_link" text:visited-style-name="Visited_20_Internet_20_Link">Prószków</text:a> (OP) </text:p>
        </text:list-item>
        <text:list-item>
          <text:p text:style-name="P43"><text:a xlink:type="simple" xlink:href="https://pl.wikipedia.org/wiki/Pruchnik" text:style-name="Internet_20_link" text:visited-style-name="Visited_20_Internet_20_Link">Pruchnik</text:a> (PK) </text:p>
        </text:list-item>
        <text:list-item>
          <text:p text:style-name="P43"><text:a xlink:type="simple" xlink:href="https://pl.wikipedia.org/wiki/Prudnik" text:style-name="Internet_20_link" text:visited-style-name="Visited_20_Internet_20_Link">Prudnik</text:a> (OP) </text:p>
        </text:list-item>
        <text:list-item>
          <text:p text:style-name="P43"><text:a xlink:type="simple" xlink:href="https://pl.wikipedia.org/wiki/Prusice" text:style-name="Internet_20_link" text:visited-style-name="Visited_20_Internet_20_Link">Prusice</text:a> (DŚ) </text:p>
        </text:list-item>
        <text:list-item>
          <text:p text:style-name="P43"><text:a xlink:type="simple" xlink:href="https://pl.wikipedia.org/wiki/Pruszcz_Gdański" text:style-name="Internet_20_link" text:visited-style-name="Visited_20_Internet_20_Link">Pruszcz Gdański</text:a> (PM) </text:p>
        </text:list-item>
        <text:list-item>
          <text:p text:style-name="P43"><text:a xlink:type="simple" xlink:href="https://pl.wikipedia.org/wiki/Pruszków" text:style-name="Internet_20_link" text:visited-style-name="Visited_20_Internet_20_Link">Pruszków</text:a> (MZ) </text:p>
        </text:list-item>
        <text:list-item>
          <text:p text:style-name="P43"><text:a xlink:type="simple" xlink:href="https://pl.wikipedia.org/wiki/Przasnysz" text:style-name="Internet_20_link" text:visited-style-name="Visited_20_Internet_20_Link">Przasnysz</text:a> (MZ) </text:p>
        </text:list-item>
        <text:list-item>
          <text:p text:style-name="P43"><text:a xlink:type="simple" xlink:href="https://pl.wikipedia.org/wiki/Przecław" text:style-name="Internet_20_link" text:visited-style-name="Visited_20_Internet_20_Link">Przecław</text:a> (PK) </text:p>
        </text:list-item>
        <text:list-item>
          <text:p text:style-name="P43"><text:a xlink:type="simple" xlink:href="https://pl.wikipedia.org/wiki/Przedbórz" text:style-name="Internet_20_link" text:visited-style-name="Visited_20_Internet_20_Link">Przedbórz</text:a> (ŁD) </text:p>
        </text:list-item>
        <text:list-item>
          <text:p text:style-name="P43"><text:a xlink:type="simple" xlink:href="https://pl.wikipedia.org/wiki/Przedecz" text:style-name="Internet_20_link" text:visited-style-name="Visited_20_Internet_20_Link">Przedecz</text:a> (WP) </text:p>
        </text:list-item>
        <text:list-item>
          <text:p text:style-name="P43"><text:a xlink:type="simple" xlink:href="https://pl.wikipedia.org/wiki/Przemków" text:style-name="Internet_20_link" text:visited-style-name="Visited_20_Internet_20_Link">Przemków</text:a> (DŚ) </text:p>
        </text:list-item>
        <text:list-item>
          <text:p text:style-name="P43"><text:soft-page-break/><text:a xlink:type="simple" xlink:href="https://pl.wikipedia.org/wiki/Przemyśl" text:style-name="Internet_20_link" text:visited-style-name="Visited_20_Internet_20_Link">Przemyśl</text:a> (PK) </text:p>
        </text:list-item>
        <text:list-item>
          <text:p text:style-name="P43"><text:a xlink:type="simple" xlink:href="https://pl.wikipedia.org/wiki/Przeworsk" text:style-name="Internet_20_link" text:visited-style-name="Visited_20_Internet_20_Link">Przeworsk</text:a> (PK) </text:p>
        </text:list-item>
        <text:list-item>
          <text:p text:style-name="P43"><text:a xlink:type="simple" xlink:href="https://pl.wikipedia.org/wiki/Przysucha" text:style-name="Internet_20_link" text:visited-style-name="Visited_20_Internet_20_Link">Przysucha</text:a> (MZ) </text:p>
        </text:list-item>
        <text:list-item>
          <text:p text:style-name="P43"><text:a xlink:type="simple" xlink:href="https://pl.wikipedia.org/wiki/Pszczyna" text:style-name="Internet_20_link" text:visited-style-name="Visited_20_Internet_20_Link">Pszczyna</text:a> (ŚL) </text:p>
        </text:list-item>
        <text:list-item>
          <text:p text:style-name="P43"><text:a xlink:type="simple" xlink:href="https://pl.wikipedia.org/wiki/Pszów" text:style-name="Internet_20_link" text:visited-style-name="Visited_20_Internet_20_Link">Pszów</text:a> (ŚL) </text:p>
        </text:list-item>
        <text:list-item>
          <text:p text:style-name="P43"><text:a xlink:type="simple" xlink:href="https://pl.wikipedia.org/wiki/Puck" text:style-name="Internet_20_link" text:visited-style-name="Visited_20_Internet_20_Link">Puck</text:a> (PM) </text:p>
        </text:list-item>
        <text:list-item>
          <text:p text:style-name="P43"><text:a xlink:type="simple" xlink:href="https://pl.wikipedia.org/wiki/Puławy" text:style-name="Internet_20_link" text:visited-style-name="Visited_20_Internet_20_Link">Puławy</text:a> (LB) </text:p>
        </text:list-item>
        <text:list-item>
          <text:p text:style-name="P43"><text:a xlink:type="simple" xlink:href="https://pl.wikipedia.org/wiki/Pułtusk" text:style-name="Internet_20_link" text:visited-style-name="Visited_20_Internet_20_Link">Pułtusk</text:a> (MZ) </text:p>
        </text:list-item>
        <text:list-item>
          <text:p text:style-name="P43"><text:a xlink:type="simple" xlink:href="https://pl.wikipedia.org/wiki/Puszczykowo" text:style-name="Internet_20_link" text:visited-style-name="Visited_20_Internet_20_Link">Puszczykowo</text:a> (WP) </text:p>
        </text:list-item>
        <text:list-item>
          <text:p text:style-name="P43"><text:a xlink:type="simple" xlink:href="https://pl.wikipedia.org/wiki/Pyrzyce" text:style-name="Internet_20_link" text:visited-style-name="Visited_20_Internet_20_Link">Pyrzyce</text:a> (ZP) </text:p>
        </text:list-item>
        <text:list-item>
          <text:p text:style-name="P43"><text:a xlink:type="simple" xlink:href="https://pl.wikipedia.org/wiki/Pyskowice" text:style-name="Internet_20_link" text:visited-style-name="Visited_20_Internet_20_Link">Pyskowice</text:a> (ŚL) </text:p>
        </text:list-item>
        <text:list-item>
          <text:p text:style-name="P18"><text:a xlink:type="simple" xlink:href="https://pl.wikipedia.org/wiki/Pyzdry" text:style-name="Internet_20_link" text:visited-style-name="Visited_20_Internet_20_Link">Pyzdry</text:a> (WP)</text:p>
        </text:list-item>
      </text:list>
      <text:list xml:id="list4288033134" text:style-name="L19">
        <text:list-item>
          <text:p text:style-name="P44"><text:a xlink:type="simple" xlink:href="https://pl.wikipedia.org/wiki/Rabka-Zdrój" text:style-name="Internet_20_link" text:visited-style-name="Visited_20_Internet_20_Link">Rabka-Zdrój</text:a> (MP) </text:p>
        </text:list-item>
        <text:list-item>
          <text:p text:style-name="P44"><text:a xlink:type="simple" xlink:href="https://pl.wikipedia.org/wiki/Raciąż" text:style-name="Internet_20_link" text:visited-style-name="Visited_20_Internet_20_Link">Raciąż</text:a> (MZ) </text:p>
        </text:list-item>
        <text:list-item>
          <text:p text:style-name="P44"><text:a xlink:type="simple" xlink:href="https://pl.wikipedia.org/wiki/Racibórz" text:style-name="Internet_20_link" text:visited-style-name="Visited_20_Internet_20_Link">Racibórz</text:a> (ŚL) </text:p>
        </text:list-item>
        <text:list-item>
          <text:p text:style-name="P44"><text:a xlink:type="simple" xlink:href="https://pl.wikipedia.org/wiki/Radków" text:style-name="Internet_20_link" text:visited-style-name="Visited_20_Internet_20_Link">Radków</text:a> (DŚ) </text:p>
        </text:list-item>
        <text:list-item>
          <text:p text:style-name="P44"><text:a xlink:type="simple" xlink:href="https://pl.wikipedia.org/wiki/Radlin" text:style-name="Internet_20_link" text:visited-style-name="Visited_20_Internet_20_Link">Radlin</text:a> (ŚL) </text:p>
        </text:list-item>
        <text:list-item>
          <text:p text:style-name="P44"><text:a xlink:type="simple" xlink:href="https://pl.wikipedia.org/wiki/Radłów" text:style-name="Internet_20_link" text:visited-style-name="Visited_20_Internet_20_Link">Radłów</text:a> (MP) </text:p>
        </text:list-item>
        <text:list-item>
          <text:p text:style-name="P44"><text:a xlink:type="simple" xlink:href="https://pl.wikipedia.org/wiki/Radom" text:style-name="Internet_20_link" text:visited-style-name="Visited_20_Internet_20_Link">Radom</text:a> (MZ) </text:p>
        </text:list-item>
        <text:list-item>
          <text:p text:style-name="P44"><text:a xlink:type="simple" xlink:href="https://pl.wikipedia.org/wiki/Radomsko" text:style-name="Internet_20_link" text:visited-style-name="Visited_20_Internet_20_Link">Radomsko</text:a> (ŁD) </text:p>
        </text:list-item>
        <text:list-item>
          <text:p text:style-name="P44"><text:a xlink:type="simple" xlink:href="https://pl.wikipedia.org/wiki/Radomyśl_Wielki" text:style-name="Internet_20_link" text:visited-style-name="Visited_20_Internet_20_Link">Radomyśl Wielki</text:a> (PK) </text:p>
        </text:list-item>
        <text:list-item>
          <text:p text:style-name="P44"><text:a xlink:type="simple" xlink:href="https://pl.wikipedia.org/wiki/Radoszyce" text:style-name="Internet_20_link" text:visited-style-name="Visited_20_Internet_20_Link">Radoszyce</text:a> (ŚK) </text:p>
        </text:list-item>
        <text:list-item>
          <text:p text:style-name="P44"><text:a xlink:type="simple" xlink:href="https://pl.wikipedia.org/wiki/Radymno" text:style-name="Internet_20_link" text:visited-style-name="Visited_20_Internet_20_Link">Radymno</text:a> (PK) </text:p>
        </text:list-item>
        <text:list-item>
          <text:p text:style-name="P44"><text:a xlink:type="simple" xlink:href="https://pl.wikipedia.org/wiki/Radziejów" text:style-name="Internet_20_link" text:visited-style-name="Visited_20_Internet_20_Link">Radziejów</text:a> (KP) </text:p>
        </text:list-item>
        <text:list-item>
          <text:p text:style-name="P44"><text:a xlink:type="simple" xlink:href="https://pl.wikipedia.org/wiki/Radzionków" text:style-name="Internet_20_link" text:visited-style-name="Visited_20_Internet_20_Link">Radzionków</text:a> (ŚL) </text:p>
        </text:list-item>
        <text:list-item>
          <text:p text:style-name="P44"><text:a xlink:type="simple" xlink:href="https://pl.wikipedia.org/wiki/Radzymin" text:style-name="Internet_20_link" text:visited-style-name="Visited_20_Internet_20_Link">Radzymin</text:a> (MZ) </text:p>
        </text:list-item>
        <text:list-item>
          <text:p text:style-name="P44"><text:a xlink:type="simple" xlink:href="https://pl.wikipedia.org/wiki/Radzyń_Chełmiński" text:style-name="Internet_20_link" text:visited-style-name="Visited_20_Internet_20_Link">Radzyń Chełmiński</text:a> (KP) </text:p>
        </text:list-item>
        <text:list-item>
          <text:p text:style-name="P44"><text:a xlink:type="simple" xlink:href="https://pl.wikipedia.org/wiki/Radzyń_Podlaski" text:style-name="Internet_20_link" text:visited-style-name="Visited_20_Internet_20_Link">Radzyń Podlaski</text:a> (LB) </text:p>
        </text:list-item>
        <text:list-item>
          <text:p text:style-name="P44"><text:a xlink:type="simple" xlink:href="https://pl.wikipedia.org/wiki/Rajgród" text:style-name="Internet_20_link" text:visited-style-name="Visited_20_Internet_20_Link">Rajgród</text:a> (PL) </text:p>
        </text:list-item>
        <text:list-item>
          <text:p text:style-name="P44"><text:a xlink:type="simple" xlink:href="https://pl.wikipedia.org/wiki/Rakoniewice" text:style-name="Internet_20_link" text:visited-style-name="Visited_20_Internet_20_Link">Rakoniewice</text:a> (WP) </text:p>
        </text:list-item>
        <text:list-item>
          <text:p text:style-name="P44"><text:a xlink:type="simple" xlink:href="https://pl.wikipedia.org/wiki/Raszków" text:style-name="Internet_20_link" text:visited-style-name="Visited_20_Internet_20_Link">Raszków</text:a> (WP) </text:p>
        </text:list-item>
        <text:list-item>
          <text:p text:style-name="P44"><text:a xlink:type="simple" xlink:href="https://pl.wikipedia.org/wiki/Rawa_Mazowiecka" text:style-name="Internet_20_link" text:visited-style-name="Visited_20_Internet_20_Link">Rawa Mazowiecka</text:a> (ŁD) </text:p>
        </text:list-item>
        <text:list-item>
          <text:p text:style-name="P44"><text:a xlink:type="simple" xlink:href="https://pl.wikipedia.org/wiki/Rawicz" text:style-name="Internet_20_link" text:visited-style-name="Visited_20_Internet_20_Link">Rawicz</text:a> (WP) </text:p>
        </text:list-item>
        <text:list-item>
          <text:p text:style-name="P44"><text:a xlink:type="simple" xlink:href="https://pl.wikipedia.org/wiki/Recz" text:style-name="Internet_20_link" text:visited-style-name="Visited_20_Internet_20_Link">Recz</text:a> (ZP) </text:p>
        </text:list-item>
        <text:list-item>
          <text:p text:style-name="P44"><text:a xlink:type="simple" xlink:href="https://pl.wikipedia.org/wiki/Reda_%28miasto%29" text:style-name="Internet_20_link" text:visited-style-name="Visited_20_Internet_20_Link">Reda</text:a> (PM) </text:p>
        </text:list-item>
        <text:list-item>
          <text:p text:style-name="P44"><text:a xlink:type="simple" xlink:href="https://pl.wikipedia.org/wiki/Rejowiec" text:style-name="Internet_20_link" text:visited-style-name="Visited_20_Internet_20_Link">Rejowiec</text:a> (LB) </text:p>
        </text:list-item>
        <text:list-item>
          <text:p text:style-name="P44"><text:a xlink:type="simple" xlink:href="https://pl.wikipedia.org/wiki/Rejowiec_Fabryczny" text:style-name="Internet_20_link" text:visited-style-name="Visited_20_Internet_20_Link">Rejowiec Fabryczny</text:a> (LB) </text:p>
        </text:list-item>
        <text:list-item>
          <text:p text:style-name="P44"><text:a xlink:type="simple" xlink:href="https://pl.wikipedia.org/wiki/Resko" text:style-name="Internet_20_link" text:visited-style-name="Visited_20_Internet_20_Link">Resko</text:a> (ZP) </text:p>
        </text:list-item>
        <text:list-item>
          <text:p text:style-name="P44"><text:a xlink:type="simple" xlink:href="https://pl.wikipedia.org/wiki/Reszel" text:style-name="Internet_20_link" text:visited-style-name="Visited_20_Internet_20_Link">Reszel</text:a> (WM) </text:p>
        </text:list-item>
        <text:list-item>
          <text:p text:style-name="P44"><text:a xlink:type="simple" xlink:href="https://pl.wikipedia.org/wiki/Rogoźno" text:style-name="Internet_20_link" text:visited-style-name="Visited_20_Internet_20_Link">Rogoźno</text:a> (WP) </text:p>
        </text:list-item>
        <text:list-item>
          <text:p text:style-name="P44"><text:a xlink:type="simple" xlink:href="https://pl.wikipedia.org/wiki/Ropczyce" text:style-name="Internet_20_link" text:visited-style-name="Visited_20_Internet_20_Link">Ropczyce</text:a> (PK) </text:p>
        </text:list-item>
        <text:list-item>
          <text:p text:style-name="P44"><text:a xlink:type="simple" xlink:href="https://pl.wikipedia.org/wiki/Różan" text:style-name="Internet_20_link" text:visited-style-name="Visited_20_Internet_20_Link">Różan</text:a> (MZ) </text:p>
        </text:list-item>
        <text:list-item>
          <text:p text:style-name="P44"><text:a xlink:type="simple" xlink:href="https://pl.wikipedia.org/wiki/Ruciane-Nida" text:style-name="Internet_20_link" text:visited-style-name="Visited_20_Internet_20_Link">Ruciane-Nida</text:a> (WM) </text:p>
        </text:list-item>
        <text:list-item>
          <text:p text:style-name="P44"><text:soft-page-break/><text:a xlink:type="simple" xlink:href="https://pl.wikipedia.org/wiki/Ruda_Śląska" text:style-name="Internet_20_link" text:visited-style-name="Visited_20_Internet_20_Link">Ruda Śląska</text:a> (ŚL) </text:p>
        </text:list-item>
        <text:list-item>
          <text:p text:style-name="P44"><text:a xlink:type="simple" xlink:href="https://pl.wikipedia.org/wiki/Rudnik_nad_Sanem" text:style-name="Internet_20_link" text:visited-style-name="Visited_20_Internet_20_Link">Rudnik nad Sanem</text:a> (PK) </text:p>
        </text:list-item>
        <text:list-item>
          <text:p text:style-name="P44"><text:a xlink:type="simple" xlink:href="https://pl.wikipedia.org/wiki/Rumia" text:style-name="Internet_20_link" text:visited-style-name="Visited_20_Internet_20_Link">Rumia</text:a> (PM) </text:p>
        </text:list-item>
        <text:list-item>
          <text:p text:style-name="P44"><text:a xlink:type="simple" xlink:href="https://pl.wikipedia.org/wiki/Rybnik" text:style-name="Internet_20_link" text:visited-style-name="Visited_20_Internet_20_Link">Rybnik</text:a> (ŚL) </text:p>
        </text:list-item>
        <text:list-item>
          <text:p text:style-name="P44"><text:a xlink:type="simple" xlink:href="https://pl.wikipedia.org/wiki/Rychwał" text:style-name="Internet_20_link" text:visited-style-name="Visited_20_Internet_20_Link">Rychwał</text:a> (WP) </text:p>
        </text:list-item>
        <text:list-item>
          <text:p text:style-name="P44"><text:a xlink:type="simple" xlink:href="https://pl.wikipedia.org/wiki/Rydułtowy" text:style-name="Internet_20_link" text:visited-style-name="Visited_20_Internet_20_Link">Rydułtowy</text:a> (ŚL) </text:p>
        </text:list-item>
        <text:list-item>
          <text:p text:style-name="P44"><text:a xlink:type="simple" xlink:href="https://pl.wikipedia.org/wiki/Rydzyna" text:style-name="Internet_20_link" text:visited-style-name="Visited_20_Internet_20_Link">Rydzyna</text:a> (WP) </text:p>
        </text:list-item>
        <text:list-item>
          <text:p text:style-name="P44"><text:a xlink:type="simple" xlink:href="https://pl.wikipedia.org/wiki/Ryglice" text:style-name="Internet_20_link" text:visited-style-name="Visited_20_Internet_20_Link">Ryglice</text:a> (MP) </text:p>
        </text:list-item>
        <text:list-item>
          <text:p text:style-name="P44"><text:a xlink:type="simple" xlink:href="https://pl.wikipedia.org/wiki/Ryki" text:style-name="Internet_20_link" text:visited-style-name="Visited_20_Internet_20_Link">Ryki</text:a> (LB) </text:p>
        </text:list-item>
        <text:list-item>
          <text:p text:style-name="P44"><text:a xlink:type="simple" xlink:href="https://pl.wikipedia.org/wiki/Rymanów" text:style-name="Internet_20_link" text:visited-style-name="Visited_20_Internet_20_Link">Rymanów</text:a> (PK) </text:p>
        </text:list-item>
        <text:list-item>
          <text:p text:style-name="P44"><text:a xlink:type="simple" xlink:href="https://pl.wikipedia.org/wiki/Ryn" text:style-name="Internet_20_link" text:visited-style-name="Visited_20_Internet_20_Link">Ryn</text:a> (WM) </text:p>
        </text:list-item>
        <text:list-item>
          <text:p text:style-name="P44"><text:a xlink:type="simple" xlink:href="https://pl.wikipedia.org/wiki/Rypin" text:style-name="Internet_20_link" text:visited-style-name="Visited_20_Internet_20_Link">Rypin</text:a> (KP) </text:p>
        </text:list-item>
        <text:list-item>
          <text:p text:style-name="P44"><text:a xlink:type="simple" xlink:href="https://pl.wikipedia.org/wiki/Rzepin" text:style-name="Internet_20_link" text:visited-style-name="Visited_20_Internet_20_Link">Rzepin</text:a> (LS) </text:p>
        </text:list-item>
        <text:list-item>
          <text:p text:style-name="P44"><text:a xlink:type="simple" xlink:href="https://pl.wikipedia.org/wiki/Rzeszów" text:style-name="Internet_20_link" text:visited-style-name="Visited_20_Internet_20_Link">Rzeszów</text:a> (PK) </text:p>
        </text:list-item>
        <text:list-item>
          <text:p text:style-name="P19"><text:a xlink:type="simple" xlink:href="https://pl.wikipedia.org/wiki/Rzgów" text:style-name="Internet_20_link" text:visited-style-name="Visited_20_Internet_20_Link">Rzgów</text:a> (ŁD) </text:p>
        </text:list-item>
      </text:list>
      <text:list xml:id="list1465347258" text:style-name="L20">
        <text:list-item>
          <text:p text:style-name="P45"><text:a xlink:type="simple" xlink:href="https://pl.wikipedia.org/wiki/Sandomierz" text:style-name="Internet_20_link" text:visited-style-name="Visited_20_Internet_20_Link">Sandomierz</text:a> (ŚK) </text:p>
        </text:list-item>
        <text:list-item>
          <text:p text:style-name="P45"><text:a xlink:type="simple" xlink:href="https://pl.wikipedia.org/wiki/Sanniki" text:style-name="Internet_20_link" text:visited-style-name="Visited_20_Internet_20_Link">Sanniki</text:a> (MZ) </text:p>
        </text:list-item>
        <text:list-item>
          <text:p text:style-name="P45"><text:a xlink:type="simple" xlink:href="https://pl.wikipedia.org/wiki/Sanok" text:style-name="Internet_20_link" text:visited-style-name="Visited_20_Internet_20_Link">Sanok</text:a> (PK) </text:p>
        </text:list-item>
        <text:list-item>
          <text:p text:style-name="P45"><text:a xlink:type="simple" xlink:href="https://pl.wikipedia.org/wiki/Sejny" text:style-name="Internet_20_link" text:visited-style-name="Visited_20_Internet_20_Link">Sejny</text:a> (PL) </text:p>
        </text:list-item>
        <text:list-item>
          <text:p text:style-name="P45"><text:a xlink:type="simple" xlink:href="https://pl.wikipedia.org/wiki/Serock" text:style-name="Internet_20_link" text:visited-style-name="Visited_20_Internet_20_Link">Serock</text:a> (MZ) </text:p>
        </text:list-item>
        <text:list-item>
          <text:p text:style-name="P45"><text:a xlink:type="simple" xlink:href="https://pl.wikipedia.org/wiki/Sędziszów" text:style-name="Internet_20_link" text:visited-style-name="Visited_20_Internet_20_Link">Sędziszów</text:a> (ŚK) </text:p>
        </text:list-item>
        <text:list-item>
          <text:p text:style-name="P45"><text:a xlink:type="simple" xlink:href="https://pl.wikipedia.org/wiki/Sędziszów_Małopolski" text:style-name="Internet_20_link" text:visited-style-name="Visited_20_Internet_20_Link">Sędziszów Małopolski</text:a> (PK) </text:p>
        </text:list-item>
        <text:list-item>
          <text:p text:style-name="P45"><text:a xlink:type="simple" xlink:href="https://pl.wikipedia.org/wiki/Sępopol" text:style-name="Internet_20_link" text:visited-style-name="Visited_20_Internet_20_Link">Sępopol</text:a> (WM) </text:p>
        </text:list-item>
        <text:list-item>
          <text:p text:style-name="P45"><text:a xlink:type="simple" xlink:href="https://pl.wikipedia.org/wiki/Sępólno_Krajeńskie" text:style-name="Internet_20_link" text:visited-style-name="Visited_20_Internet_20_Link">Sępólno Krajeńskie</text:a> (KP) </text:p>
        </text:list-item>
        <text:list-item>
          <text:p text:style-name="P45"><text:a xlink:type="simple" xlink:href="https://pl.wikipedia.org/wiki/Sianów" text:style-name="Internet_20_link" text:visited-style-name="Visited_20_Internet_20_Link">Sianów</text:a> (ZP) </text:p>
        </text:list-item>
        <text:list-item>
          <text:p text:style-name="P45"><text:a xlink:type="simple" xlink:href="https://pl.wikipedia.org/wiki/Siechnice" text:style-name="Internet_20_link" text:visited-style-name="Visited_20_Internet_20_Link">Siechnice</text:a> (DŚ) </text:p>
        </text:list-item>
        <text:list-item>
          <text:p text:style-name="P45"><text:a xlink:type="simple" xlink:href="https://pl.wikipedia.org/wiki/Siedlce" text:style-name="Internet_20_link" text:visited-style-name="Visited_20_Internet_20_Link">Siedlce</text:a> (MZ) </text:p>
        </text:list-item>
        <text:list-item>
          <text:p text:style-name="P45"><text:a xlink:type="simple" xlink:href="https://pl.wikipedia.org/wiki/Siedliszcze" text:style-name="Internet_20_link" text:visited-style-name="Visited_20_Internet_20_Link">Siedliszcze</text:a> (LB) </text:p>
        </text:list-item>
        <text:list-item>
          <text:p text:style-name="P45"><text:a xlink:type="simple" xlink:href="https://pl.wikipedia.org/wiki/Siemianowice_Śląskie" text:style-name="Internet_20_link" text:visited-style-name="Visited_20_Internet_20_Link">Siemianowice Śląskie</text:a> (ŚL) </text:p>
        </text:list-item>
        <text:list-item>
          <text:p text:style-name="P45"><text:a xlink:type="simple" xlink:href="https://pl.wikipedia.org/wiki/Siemiatycze" text:style-name="Internet_20_link" text:visited-style-name="Visited_20_Internet_20_Link">Siemiatycze</text:a> (PL) </text:p>
        </text:list-item>
        <text:list-item>
          <text:p text:style-name="P45"><text:a xlink:type="simple" xlink:href="https://pl.wikipedia.org/wiki/Sieniawa" text:style-name="Internet_20_link" text:visited-style-name="Visited_20_Internet_20_Link">Sieniawa</text:a> (PK) </text:p>
        </text:list-item>
        <text:list-item>
          <text:p text:style-name="P45"><text:a xlink:type="simple" xlink:href="https://pl.wikipedia.org/wiki/Sieradz" text:style-name="Internet_20_link" text:visited-style-name="Visited_20_Internet_20_Link">Sieradz</text:a> (ŁD) </text:p>
        </text:list-item>
        <text:list-item>
          <text:p text:style-name="P45"><text:a xlink:type="simple" xlink:href="https://pl.wikipedia.org/wiki/Sieraków" text:style-name="Internet_20_link" text:visited-style-name="Visited_20_Internet_20_Link">Sieraków</text:a> (WP) </text:p>
        </text:list-item>
        <text:list-item>
          <text:p text:style-name="P45"><text:a xlink:type="simple" xlink:href="https://pl.wikipedia.org/wiki/Sierpc" text:style-name="Internet_20_link" text:visited-style-name="Visited_20_Internet_20_Link">Sierpc</text:a> (MZ) </text:p>
        </text:list-item>
        <text:list-item>
          <text:p text:style-name="P45"><text:a xlink:type="simple" xlink:href="https://pl.wikipedia.org/wiki/Siewierz" text:style-name="Internet_20_link" text:visited-style-name="Visited_20_Internet_20_Link">Siewierz</text:a> (ŚL) </text:p>
        </text:list-item>
        <text:list-item>
          <text:p text:style-name="P45"><text:a xlink:type="simple" xlink:href="https://pl.wikipedia.org/wiki/Skalbmierz" text:style-name="Internet_20_link" text:visited-style-name="Visited_20_Internet_20_Link">Skalbmierz</text:a> (ŚK) </text:p>
        </text:list-item>
        <text:list-item>
          <text:p text:style-name="P45"><text:a xlink:type="simple" xlink:href="https://pl.wikipedia.org/wiki/Skała_%28województwo_małopolskie%29" text:style-name="Internet_20_link" text:visited-style-name="Visited_20_Internet_20_Link">Skała</text:a> (MP) </text:p>
        </text:list-item>
        <text:list-item>
          <text:p text:style-name="P45"><text:a xlink:type="simple" xlink:href="https://pl.wikipedia.org/wiki/Skarszewy" text:style-name="Internet_20_link" text:visited-style-name="Visited_20_Internet_20_Link">Skarszewy</text:a> (PM) </text:p>
        </text:list-item>
        <text:list-item>
          <text:p text:style-name="P45"><text:a xlink:type="simple" xlink:href="https://pl.wikipedia.org/wiki/Skaryszew" text:style-name="Internet_20_link" text:visited-style-name="Visited_20_Internet_20_Link">Skaryszew</text:a> (MZ) </text:p>
        </text:list-item>
        <text:list-item>
          <text:p text:style-name="P45"><text:a xlink:type="simple" xlink:href="https://pl.wikipedia.org/wiki/Skarżysko-Kamienna" text:style-name="Internet_20_link" text:visited-style-name="Visited_20_Internet_20_Link">Skarżysko-Kamienna</text:a> (ŚK) </text:p>
        </text:list-item>
        <text:list-item>
          <text:p text:style-name="P45"><text:a xlink:type="simple" xlink:href="https://pl.wikipedia.org/wiki/Skawina" text:style-name="Internet_20_link" text:visited-style-name="Visited_20_Internet_20_Link">Skawina</text:a> (MP) </text:p>
        </text:list-item>
        <text:list-item>
          <text:p text:style-name="P45"><text:a xlink:type="simple" xlink:href="https://pl.wikipedia.org/wiki/Skępe" text:style-name="Internet_20_link" text:visited-style-name="Visited_20_Internet_20_Link">Skępe</text:a> (KP) </text:p>
        </text:list-item>
        <text:list-item>
          <text:p text:style-name="P45"><text:a xlink:type="simple" xlink:href="https://pl.wikipedia.org/wiki/Skierniewice" text:style-name="Internet_20_link" text:visited-style-name="Visited_20_Internet_20_Link">Skierniewice</text:a> (ŁD) </text:p>
        </text:list-item>
        <text:list-item>
          <text:p text:style-name="P45"><text:soft-page-break/><text:a xlink:type="simple" xlink:href="https://pl.wikipedia.org/wiki/Skoczów" text:style-name="Internet_20_link" text:visited-style-name="Visited_20_Internet_20_Link">Skoczów</text:a> (ŚL) </text:p>
        </text:list-item>
        <text:list-item>
          <text:p text:style-name="P45"><text:a xlink:type="simple" xlink:href="https://pl.wikipedia.org/wiki/Skoki_%28powiat_wągrowiecki%29" text:style-name="Internet_20_link" text:visited-style-name="Visited_20_Internet_20_Link">Skoki</text:a> (WP) </text:p>
        </text:list-item>
        <text:list-item>
          <text:p text:style-name="P45"><text:a xlink:type="simple" xlink:href="https://pl.wikipedia.org/wiki/Skórcz" text:style-name="Internet_20_link" text:visited-style-name="Visited_20_Internet_20_Link">Skórcz</text:a> (PM) </text:p>
        </text:list-item>
        <text:list-item>
          <text:p text:style-name="P45"><text:a xlink:type="simple" xlink:href="https://pl.wikipedia.org/wiki/Skwierzyna" text:style-name="Internet_20_link" text:visited-style-name="Visited_20_Internet_20_Link">Skwierzyna</text:a> (LS) </text:p>
        </text:list-item>
        <text:list-item>
          <text:p text:style-name="P45"><text:a xlink:type="simple" xlink:href="https://pl.wikipedia.org/wiki/Sława_%28miasto%29" text:style-name="Internet_20_link" text:visited-style-name="Visited_20_Internet_20_Link">Sława</text:a> (LS) </text:p>
        </text:list-item>
        <text:list-item>
          <text:p text:style-name="P45"><text:a xlink:type="simple" xlink:href="https://pl.wikipedia.org/wiki/Sławków_%28województwo_śląskie%29" text:style-name="Internet_20_link" text:visited-style-name="Visited_20_Internet_20_Link">Sławków</text:a> (ŚL) </text:p>
        </text:list-item>
        <text:list-item>
          <text:p text:style-name="P45"><text:a xlink:type="simple" xlink:href="https://pl.wikipedia.org/wiki/Sławno" text:style-name="Internet_20_link" text:visited-style-name="Visited_20_Internet_20_Link">Sławno</text:a> (ZP) </text:p>
        </text:list-item>
        <text:list-item>
          <text:p text:style-name="P45"><text:a xlink:type="simple" xlink:href="https://pl.wikipedia.org/wiki/Słomniki" text:style-name="Internet_20_link" text:visited-style-name="Visited_20_Internet_20_Link">Słomniki</text:a> (MP) </text:p>
        </text:list-item>
        <text:list-item>
          <text:p text:style-name="P45"><text:a xlink:type="simple" xlink:href="https://pl.wikipedia.org/wiki/Słubice" text:style-name="Internet_20_link" text:visited-style-name="Visited_20_Internet_20_Link">Słubice</text:a> (LS) </text:p>
        </text:list-item>
        <text:list-item>
          <text:p text:style-name="P45"><text:a xlink:type="simple" xlink:href="https://pl.wikipedia.org/wiki/Słupca" text:style-name="Internet_20_link" text:visited-style-name="Visited_20_Internet_20_Link">Słupca</text:a> (WP) </text:p>
        </text:list-item>
        <text:list-item>
          <text:p text:style-name="P45"><text:a xlink:type="simple" xlink:href="https://pl.wikipedia.org/wiki/Słupsk" text:style-name="Internet_20_link" text:visited-style-name="Visited_20_Internet_20_Link">Słupsk</text:a> (PM) </text:p>
        </text:list-item>
        <text:list-item>
          <text:p text:style-name="P45"><text:a xlink:type="simple" xlink:href="https://pl.wikipedia.org/wiki/Sobótka_%28powiat_wrocławski%29" text:style-name="Internet_20_link" text:visited-style-name="Visited_20_Internet_20_Link">Sobótka</text:a> (DŚ) </text:p>
        </text:list-item>
        <text:list-item>
          <text:p text:style-name="P45"><text:a xlink:type="simple" xlink:href="https://pl.wikipedia.org/wiki/Sochaczew" text:style-name="Internet_20_link" text:visited-style-name="Visited_20_Internet_20_Link">Sochaczew</text:a> (MZ) </text:p>
        </text:list-item>
        <text:list-item>
          <text:p text:style-name="P45"><text:a xlink:type="simple" xlink:href="https://pl.wikipedia.org/wiki/Sokołów_Małopolski" text:style-name="Internet_20_link" text:visited-style-name="Visited_20_Internet_20_Link">Sokołów Małopolski</text:a> (PK) </text:p>
        </text:list-item>
        <text:list-item>
          <text:p text:style-name="P45"><text:a xlink:type="simple" xlink:href="https://pl.wikipedia.org/wiki/Sokołów_Podlaski" text:style-name="Internet_20_link" text:visited-style-name="Visited_20_Internet_20_Link">Sokołów Podlaski</text:a> (MZ) </text:p>
        </text:list-item>
        <text:list-item>
          <text:p text:style-name="P45"><text:a xlink:type="simple" xlink:href="https://pl.wikipedia.org/wiki/Sokółka" text:style-name="Internet_20_link" text:visited-style-name="Visited_20_Internet_20_Link">Sokółka</text:a> (PL) </text:p>
        </text:list-item>
        <text:list-item>
          <text:p text:style-name="P45"><text:a xlink:type="simple" xlink:href="https://pl.wikipedia.org/wiki/Solec_Kujawski" text:style-name="Internet_20_link" text:visited-style-name="Visited_20_Internet_20_Link">Solec Kujawski</text:a> (KP) </text:p>
        </text:list-item>
        <text:list-item>
          <text:p text:style-name="P45"><text:a xlink:type="simple" xlink:href="https://pl.wikipedia.org/wiki/Sompolno" text:style-name="Internet_20_link" text:visited-style-name="Visited_20_Internet_20_Link">Sompolno</text:a> (WP) </text:p>
        </text:list-item>
        <text:list-item>
          <text:p text:style-name="P45"><text:a xlink:type="simple" xlink:href="https://pl.wikipedia.org/wiki/Sopot" text:style-name="Internet_20_link" text:visited-style-name="Visited_20_Internet_20_Link">Sopot</text:a> (PM) </text:p>
        </text:list-item>
        <text:list-item>
          <text:p text:style-name="P45"><text:a xlink:type="simple" xlink:href="https://pl.wikipedia.org/wiki/Sosnowiec" text:style-name="Internet_20_link" text:visited-style-name="Visited_20_Internet_20_Link">Sosnowiec</text:a> (ŚL) </text:p>
        </text:list-item>
        <text:list-item>
          <text:p text:style-name="P45"><text:a xlink:type="simple" xlink:href="https://pl.wikipedia.org/wiki/Sośnicowice" text:style-name="Internet_20_link" text:visited-style-name="Visited_20_Internet_20_Link">Sośnicowice</text:a> (ŚL) </text:p>
        </text:list-item>
        <text:list-item>
          <text:p text:style-name="P45"><text:a xlink:type="simple" xlink:href="https://pl.wikipedia.org/wiki/Stalowa_Wola" text:style-name="Internet_20_link" text:visited-style-name="Visited_20_Internet_20_Link">Stalowa Wola</text:a> (PK) </text:p>
        </text:list-item>
        <text:list-item>
          <text:p text:style-name="P45"><text:a xlink:type="simple" xlink:href="https://pl.wikipedia.org/wiki/Starachowice" text:style-name="Internet_20_link" text:visited-style-name="Visited_20_Internet_20_Link">Starachowice</text:a> (ŚK) </text:p>
        </text:list-item>
        <text:list-item>
          <text:p text:style-name="P45"><text:a xlink:type="simple" xlink:href="https://pl.wikipedia.org/wiki/Stargard" text:style-name="Internet_20_link" text:visited-style-name="Visited_20_Internet_20_Link">Stargard</text:a> (ZP) </text:p>
        </text:list-item>
        <text:list-item>
          <text:p text:style-name="P45"><text:a xlink:type="simple" xlink:href="https://pl.wikipedia.org/wiki/Starogard_Gdański" text:style-name="Internet_20_link" text:visited-style-name="Visited_20_Internet_20_Link">Starogard Gdański</text:a> (PM) </text:p>
        </text:list-item>
        <text:list-item>
          <text:p text:style-name="P45"><text:a xlink:type="simple" xlink:href="https://pl.wikipedia.org/wiki/Stary_Sącz" text:style-name="Internet_20_link" text:visited-style-name="Visited_20_Internet_20_Link">Stary Sącz</text:a> (MP) </text:p>
        </text:list-item>
        <text:list-item>
          <text:p text:style-name="P45"><text:a xlink:type="simple" xlink:href="https://pl.wikipedia.org/wiki/Staszów" text:style-name="Internet_20_link" text:visited-style-name="Visited_20_Internet_20_Link">Staszów</text:a> (ŚK) </text:p>
        </text:list-item>
        <text:list-item>
          <text:p text:style-name="P45"><text:a xlink:type="simple" xlink:href="https://pl.wikipedia.org/wiki/Stawiski" text:style-name="Internet_20_link" text:visited-style-name="Visited_20_Internet_20_Link">Stawiski</text:a> (PL) </text:p>
        </text:list-item>
        <text:list-item>
          <text:p text:style-name="P45"><text:a xlink:type="simple" xlink:href="https://pl.wikipedia.org/wiki/Stawiszyn" text:style-name="Internet_20_link" text:visited-style-name="Visited_20_Internet_20_Link">Stawiszyn</text:a> (WP) </text:p>
        </text:list-item>
        <text:list-item>
          <text:p text:style-name="P45"><text:a xlink:type="simple" xlink:href="https://pl.wikipedia.org/wiki/Stąporków" text:style-name="Internet_20_link" text:visited-style-name="Visited_20_Internet_20_Link">Stąporków</text:a> (ŚK) </text:p>
        </text:list-item>
        <text:list-item>
          <text:p text:style-name="P45"><text:a xlink:type="simple" xlink:href="https://pl.wikipedia.org/wiki/Stepnica" text:style-name="Internet_20_link" text:visited-style-name="Visited_20_Internet_20_Link">Stepnica</text:a> (ZP) </text:p>
        </text:list-item>
        <text:list-item>
          <text:p text:style-name="P45"><text:a xlink:type="simple" xlink:href="https://pl.wikipedia.org/wiki/Stęszew" text:style-name="Internet_20_link" text:visited-style-name="Visited_20_Internet_20_Link">Stęszew</text:a> (WP) </text:p>
        </text:list-item>
        <text:list-item>
          <text:p text:style-name="P45"><text:a xlink:type="simple" xlink:href="https://pl.wikipedia.org/wiki/Stoczek_Łukowski" text:style-name="Internet_20_link" text:visited-style-name="Visited_20_Internet_20_Link">Stoczek Łukowski</text:a> (LB) </text:p>
        </text:list-item>
        <text:list-item>
          <text:p text:style-name="P45"><text:a xlink:type="simple" xlink:href="https://pl.wikipedia.org/wiki/Stopnica" text:style-name="Internet_20_link" text:visited-style-name="Visited_20_Internet_20_Link">Stopnica</text:a> (ŚK) </text:p>
        </text:list-item>
        <text:list-item>
          <text:p text:style-name="P45"><text:a xlink:type="simple" xlink:href="https://pl.wikipedia.org/wiki/Stronie_Śląskie" text:style-name="Internet_20_link" text:visited-style-name="Visited_20_Internet_20_Link">Stronie Śląskie</text:a> (DŚ) </text:p>
        </text:list-item>
        <text:list-item>
          <text:p text:style-name="P45"><text:a xlink:type="simple" xlink:href="https://pl.wikipedia.org/wiki/Strumień_%28miasto%29" text:style-name="Internet_20_link" text:visited-style-name="Visited_20_Internet_20_Link">Strumień</text:a> (ŚL) </text:p>
        </text:list-item>
        <text:list-item>
          <text:p text:style-name="P45"><text:a xlink:type="simple" xlink:href="https://pl.wikipedia.org/wiki/Stryków" text:style-name="Internet_20_link" text:visited-style-name="Visited_20_Internet_20_Link">Stryków</text:a> (ŁD) </text:p>
        </text:list-item>
        <text:list-item>
          <text:p text:style-name="P45"><text:a xlink:type="simple" xlink:href="https://pl.wikipedia.org/wiki/Strzegom" text:style-name="Internet_20_link" text:visited-style-name="Visited_20_Internet_20_Link">Strzegom</text:a> (DŚ) </text:p>
        </text:list-item>
        <text:list-item>
          <text:p text:style-name="P45"><text:a xlink:type="simple" xlink:href="https://pl.wikipedia.org/wiki/Strzelce_Krajeńskie" text:style-name="Internet_20_link" text:visited-style-name="Visited_20_Internet_20_Link">Strzelce Krajeńskie</text:a> (LS) </text:p>
        </text:list-item>
        <text:list-item>
          <text:p text:style-name="P45"><text:a xlink:type="simple" xlink:href="https://pl.wikipedia.org/wiki/Strzelce_Opolskie" text:style-name="Internet_20_link" text:visited-style-name="Visited_20_Internet_20_Link">Strzelce Opolskie</text:a> (OP) </text:p>
        </text:list-item>
        <text:list-item>
          <text:p text:style-name="P45"><text:a xlink:type="simple" xlink:href="https://pl.wikipedia.org/wiki/Strzelin" text:style-name="Internet_20_link" text:visited-style-name="Visited_20_Internet_20_Link">Strzelin</text:a> (DŚ) </text:p>
        </text:list-item>
        <text:list-item>
          <text:p text:style-name="P45"><text:a xlink:type="simple" xlink:href="https://pl.wikipedia.org/wiki/Strzelno" text:style-name="Internet_20_link" text:visited-style-name="Visited_20_Internet_20_Link">Strzelno</text:a> (KP) </text:p>
        </text:list-item>
        <text:list-item>
          <text:p text:style-name="P45"><text:a xlink:type="simple" xlink:href="https://pl.wikipedia.org/wiki/Strzyżów" text:style-name="Internet_20_link" text:visited-style-name="Visited_20_Internet_20_Link">Strzyżów</text:a> (PK) </text:p>
        </text:list-item>
        <text:list-item>
          <text:p text:style-name="P45"><text:a xlink:type="simple" xlink:href="https://pl.wikipedia.org/wiki/Sucha_Beskidzka" text:style-name="Internet_20_link" text:visited-style-name="Visited_20_Internet_20_Link">Sucha Beskidzka</text:a> (MP) </text:p>
        </text:list-item>
        <text:list-item>
          <text:p text:style-name="P45"><text:soft-page-break/><text:a xlink:type="simple" xlink:href="https://pl.wikipedia.org/wiki/Suchań" text:style-name="Internet_20_link" text:visited-style-name="Visited_20_Internet_20_Link">Suchań</text:a> (ZP) </text:p>
        </text:list-item>
        <text:list-item>
          <text:p text:style-name="P45"><text:a xlink:type="simple" xlink:href="https://pl.wikipedia.org/wiki/Suchedniów" text:style-name="Internet_20_link" text:visited-style-name="Visited_20_Internet_20_Link">Suchedniów</text:a> (ŚK) </text:p>
        </text:list-item>
        <text:list-item>
          <text:p text:style-name="P45"><text:a xlink:type="simple" xlink:href="https://pl.wikipedia.org/wiki/Suchowola" text:style-name="Internet_20_link" text:visited-style-name="Visited_20_Internet_20_Link">Suchowola</text:a> (PL) </text:p>
        </text:list-item>
        <text:list-item>
          <text:p text:style-name="P45"><text:a xlink:type="simple" xlink:href="https://pl.wikipedia.org/wiki/Sulechów" text:style-name="Internet_20_link" text:visited-style-name="Visited_20_Internet_20_Link">Sulechów</text:a> (LS) </text:p>
        </text:list-item>
        <text:list-item>
          <text:p text:style-name="P45"><text:a xlink:type="simple" xlink:href="https://pl.wikipedia.org/wiki/Sulejów" text:style-name="Internet_20_link" text:visited-style-name="Visited_20_Internet_20_Link">Sulejów</text:a> (ŁD) </text:p>
        </text:list-item>
        <text:list-item>
          <text:p text:style-name="P45"><text:a xlink:type="simple" xlink:href="https://pl.wikipedia.org/wiki/Sulejówek" text:style-name="Internet_20_link" text:visited-style-name="Visited_20_Internet_20_Link">Sulejówek</text:a> (MZ) </text:p>
        </text:list-item>
        <text:list-item>
          <text:p text:style-name="P45"><text:a xlink:type="simple" xlink:href="https://pl.wikipedia.org/wiki/Sulęcin" text:style-name="Internet_20_link" text:visited-style-name="Visited_20_Internet_20_Link">Sulęcin</text:a> (LS) </text:p>
        </text:list-item>
        <text:list-item>
          <text:p text:style-name="P45"><text:a xlink:type="simple" xlink:href="https://pl.wikipedia.org/wiki/Sulmierzyce" text:style-name="Internet_20_link" text:visited-style-name="Visited_20_Internet_20_Link">Sulmierzyce</text:a> (WP) </text:p>
        </text:list-item>
        <text:list-item>
          <text:p text:style-name="P45"><text:a xlink:type="simple" xlink:href="https://pl.wikipedia.org/wiki/Sułkowice" text:style-name="Internet_20_link" text:visited-style-name="Visited_20_Internet_20_Link">Sułkowice</text:a> (MP) </text:p>
        </text:list-item>
        <text:list-item>
          <text:p text:style-name="P45"><text:a xlink:type="simple" xlink:href="https://pl.wikipedia.org/wiki/Supraśl" text:style-name="Internet_20_link" text:visited-style-name="Visited_20_Internet_20_Link">Supraśl</text:a> (PL) </text:p>
        </text:list-item>
        <text:list-item>
          <text:p text:style-name="P45"><text:a xlink:type="simple" xlink:href="https://pl.wikipedia.org/wiki/Suraż" text:style-name="Internet_20_link" text:visited-style-name="Visited_20_Internet_20_Link">Suraż</text:a> (PL) </text:p>
        </text:list-item>
        <text:list-item>
          <text:p text:style-name="P45"><text:a xlink:type="simple" xlink:href="https://pl.wikipedia.org/wiki/Susz" text:style-name="Internet_20_link" text:visited-style-name="Visited_20_Internet_20_Link">Susz</text:a> (WM) </text:p>
        </text:list-item>
        <text:list-item>
          <text:p text:style-name="P45"><text:a xlink:type="simple" xlink:href="https://pl.wikipedia.org/wiki/Suwałki" text:style-name="Internet_20_link" text:visited-style-name="Visited_20_Internet_20_Link">Suwałki</text:a> (PL) </text:p>
        </text:list-item>
        <text:list-item>
          <text:p text:style-name="P45"><text:a xlink:type="simple" xlink:href="https://pl.wikipedia.org/wiki/Swarzędz" text:style-name="Internet_20_link" text:visited-style-name="Visited_20_Internet_20_Link">Swarzędz</text:a> (WP) </text:p>
        </text:list-item>
        <text:list-item>
          <text:p text:style-name="P45"><text:a xlink:type="simple" xlink:href="https://pl.wikipedia.org/wiki/Syców" text:style-name="Internet_20_link" text:visited-style-name="Visited_20_Internet_20_Link">Syców</text:a> (DŚ) </text:p>
        </text:list-item>
        <text:list-item>
          <text:p text:style-name="P45"><text:a xlink:type="simple" xlink:href="https://pl.wikipedia.org/wiki/Szadek" text:style-name="Internet_20_link" text:visited-style-name="Visited_20_Internet_20_Link">Szadek</text:a> (ŁD) </text:p>
        </text:list-item>
        <text:list-item>
          <text:p text:style-name="P45"><text:a xlink:type="simple" xlink:href="https://pl.wikipedia.org/wiki/Szamocin" text:style-name="Internet_20_link" text:visited-style-name="Visited_20_Internet_20_Link">Szamocin</text:a> (WP) </text:p>
        </text:list-item>
        <text:list-item>
          <text:p text:style-name="P45"><text:a xlink:type="simple" xlink:href="https://pl.wikipedia.org/wiki/Szamotuły" text:style-name="Internet_20_link" text:visited-style-name="Visited_20_Internet_20_Link">Szamotuły</text:a> (WP) </text:p>
        </text:list-item>
        <text:list-item>
          <text:p text:style-name="P45"><text:a xlink:type="simple" xlink:href="https://pl.wikipedia.org/wiki/Szczawnica" text:style-name="Internet_20_link" text:visited-style-name="Visited_20_Internet_20_Link">Szczawnica</text:a> (MP) </text:p>
        </text:list-item>
        <text:list-item>
          <text:p text:style-name="P45"><text:a xlink:type="simple" xlink:href="https://pl.wikipedia.org/wiki/Szczawno-Zdrój" text:style-name="Internet_20_link" text:visited-style-name="Visited_20_Internet_20_Link">Szczawno-Zdrój</text:a> (DŚ) </text:p>
        </text:list-item>
        <text:list-item>
          <text:p text:style-name="P45"><text:a xlink:type="simple" xlink:href="https://pl.wikipedia.org/wiki/Szczebrzeszyn" text:style-name="Internet_20_link" text:visited-style-name="Visited_20_Internet_20_Link">Szczebrzeszyn</text:a> (LB) </text:p>
        </text:list-item>
        <text:list-item>
          <text:p text:style-name="P45"><text:a xlink:type="simple" xlink:href="https://pl.wikipedia.org/wiki/Szczecin" text:style-name="Internet_20_link" text:visited-style-name="Visited_20_Internet_20_Link">Szczecin</text:a> (ZP) </text:p>
        </text:list-item>
        <text:list-item>
          <text:p text:style-name="P45"><text:a xlink:type="simple" xlink:href="https://pl.wikipedia.org/wiki/Szczecinek" text:style-name="Internet_20_link" text:visited-style-name="Visited_20_Internet_20_Link">Szczecinek</text:a> (ZP) </text:p>
        </text:list-item>
        <text:list-item>
          <text:p text:style-name="P45"><text:a xlink:type="simple" xlink:href="https://pl.wikipedia.org/wiki/Szczekociny" text:style-name="Internet_20_link" text:visited-style-name="Visited_20_Internet_20_Link">Szczekociny</text:a> (ŚL) </text:p>
        </text:list-item>
        <text:list-item>
          <text:p text:style-name="P45"><text:a xlink:type="simple" xlink:href="https://pl.wikipedia.org/wiki/Szczucin" text:style-name="Internet_20_link" text:visited-style-name="Visited_20_Internet_20_Link">Szczucin</text:a> (MP) </text:p>
        </text:list-item>
        <text:list-item>
          <text:p text:style-name="P45"><text:a xlink:type="simple" xlink:href="https://pl.wikipedia.org/wiki/Szczuczyn_%28województwo_podlaskie%29" text:style-name="Internet_20_link" text:visited-style-name="Visited_20_Internet_20_Link">Szczuczyn</text:a> (PL) </text:p>
        </text:list-item>
        <text:list-item>
          <text:p text:style-name="P45"><text:a xlink:type="simple" xlink:href="https://pl.wikipedia.org/wiki/Szczyrk" text:style-name="Internet_20_link" text:visited-style-name="Visited_20_Internet_20_Link">Szczyrk</text:a> (ŚL) </text:p>
        </text:list-item>
        <text:list-item>
          <text:p text:style-name="P45"><text:a xlink:type="simple" xlink:href="https://pl.wikipedia.org/wiki/Szczytna" text:style-name="Internet_20_link" text:visited-style-name="Visited_20_Internet_20_Link">Szczytna</text:a> (DŚ) </text:p>
        </text:list-item>
        <text:list-item>
          <text:p text:style-name="P45"><text:a xlink:type="simple" xlink:href="https://pl.wikipedia.org/wiki/Szczytno" text:style-name="Internet_20_link" text:visited-style-name="Visited_20_Internet_20_Link">Szczytno</text:a> (WM) </text:p>
        </text:list-item>
        <text:list-item>
          <text:p text:style-name="P45"><text:a xlink:type="simple" xlink:href="https://pl.wikipedia.org/wiki/Szepietowo" text:style-name="Internet_20_link" text:visited-style-name="Visited_20_Internet_20_Link">Szepietowo</text:a> (PL) </text:p>
        </text:list-item>
        <text:list-item>
          <text:p text:style-name="P45"><text:a xlink:type="simple" xlink:href="https://pl.wikipedia.org/wiki/Szklarska_Poręba" text:style-name="Internet_20_link" text:visited-style-name="Visited_20_Internet_20_Link">Szklarska Poręba</text:a> (DŚ) </text:p>
        </text:list-item>
        <text:list-item>
          <text:p text:style-name="P45"><text:a xlink:type="simple" xlink:href="https://pl.wikipedia.org/wiki/Szlichtyngowa" text:style-name="Internet_20_link" text:visited-style-name="Visited_20_Internet_20_Link">Szlichtyngowa</text:a> (LS) </text:p>
        </text:list-item>
        <text:list-item>
          <text:p text:style-name="P45"><text:a xlink:type="simple" xlink:href="https://pl.wikipedia.org/wiki/Szprotawa" text:style-name="Internet_20_link" text:visited-style-name="Visited_20_Internet_20_Link">Szprotawa</text:a> (LS) </text:p>
        </text:list-item>
        <text:list-item>
          <text:p text:style-name="P45"><text:a xlink:type="simple" xlink:href="https://pl.wikipedia.org/wiki/Sztum" text:style-name="Internet_20_link" text:visited-style-name="Visited_20_Internet_20_Link">Sztum</text:a> (PM) </text:p>
        </text:list-item>
        <text:list-item>
          <text:p text:style-name="P45"><text:a xlink:type="simple" xlink:href="https://pl.wikipedia.org/wiki/Szubin" text:style-name="Internet_20_link" text:visited-style-name="Visited_20_Internet_20_Link">Szubin</text:a> (KP) </text:p>
        </text:list-item>
        <text:list-item>
          <text:p text:style-name="P20"><text:a xlink:type="simple" xlink:href="https://pl.wikipedia.org/wiki/Szydłowiec" text:style-name="Internet_20_link" text:visited-style-name="Visited_20_Internet_20_Link">Szydłowiec</text:a> (MZ) </text:p>
        </text:list-item>
      </text:list>
      <text:list xml:id="list717153564" text:style-name="L21">
        <text:list-item>
          <text:p text:style-name="P46"><text:a xlink:type="simple" xlink:href="https://pl.wikipedia.org/wiki/Ścinawa" text:style-name="Internet_20_link" text:visited-style-name="Visited_20_Internet_20_Link">Ścinawa</text:a> (DŚ) </text:p>
        </text:list-item>
        <text:list-item>
          <text:p text:style-name="P46"><text:a xlink:type="simple" xlink:href="https://pl.wikipedia.org/wiki/Ślesin" text:style-name="Internet_20_link" text:visited-style-name="Visited_20_Internet_20_Link">Ślesin</text:a> (WP) </text:p>
        </text:list-item>
        <text:list-item>
          <text:p text:style-name="P46"><text:a xlink:type="simple" xlink:href="https://pl.wikipedia.org/wiki/Śmigiel" text:style-name="Internet_20_link" text:visited-style-name="Visited_20_Internet_20_Link">Śmigiel</text:a> (WP) </text:p>
        </text:list-item>
        <text:list-item>
          <text:p text:style-name="P46"><text:a xlink:type="simple" xlink:href="https://pl.wikipedia.org/wiki/Śrem" text:style-name="Internet_20_link" text:visited-style-name="Visited_20_Internet_20_Link">Śrem</text:a> (WP) </text:p>
        </text:list-item>
        <text:list-item>
          <text:p text:style-name="P46"><text:a xlink:type="simple" xlink:href="https://pl.wikipedia.org/wiki/Środa_Śląska" text:style-name="Internet_20_link" text:visited-style-name="Visited_20_Internet_20_Link">Środa Śląska</text:a> (DŚ) </text:p>
        </text:list-item>
        <text:list-item>
          <text:p text:style-name="P46"><text:a xlink:type="simple" xlink:href="https://pl.wikipedia.org/wiki/Środa_Wielkopolska" text:style-name="Internet_20_link" text:visited-style-name="Visited_20_Internet_20_Link">Środa Wielkopolska</text:a> (WP) </text:p>
        </text:list-item>
        <text:list-item>
          <text:p text:style-name="P46"><text:a xlink:type="simple" xlink:href="https://pl.wikipedia.org/wiki/Świątniki_Górne" text:style-name="Internet_20_link" text:visited-style-name="Visited_20_Internet_20_Link">Świątniki Górne</text:a> (MP) </text:p>
        </text:list-item>
        <text:list-item>
          <text:p text:style-name="P46"><text:soft-page-break/><text:a xlink:type="simple" xlink:href="https://pl.wikipedia.org/wiki/Świdnica" text:style-name="Internet_20_link" text:visited-style-name="Visited_20_Internet_20_Link">Świdnica</text:a> (DŚ) </text:p>
        </text:list-item>
        <text:list-item>
          <text:p text:style-name="P46"><text:a xlink:type="simple" xlink:href="https://pl.wikipedia.org/wiki/Świdnik" text:style-name="Internet_20_link" text:visited-style-name="Visited_20_Internet_20_Link">Świdnik</text:a> (LB) </text:p>
        </text:list-item>
        <text:list-item>
          <text:p text:style-name="P46"><text:a xlink:type="simple" xlink:href="https://pl.wikipedia.org/wiki/Świdwin" text:style-name="Internet_20_link" text:visited-style-name="Visited_20_Internet_20_Link">Świdwin</text:a> (ZP) </text:p>
        </text:list-item>
        <text:list-item>
          <text:p text:style-name="P46"><text:a xlink:type="simple" xlink:href="https://pl.wikipedia.org/wiki/Świebodzice" text:style-name="Internet_20_link" text:visited-style-name="Visited_20_Internet_20_Link">Świebodzice</text:a> (DŚ) </text:p>
        </text:list-item>
        <text:list-item>
          <text:p text:style-name="P46"><text:a xlink:type="simple" xlink:href="https://pl.wikipedia.org/wiki/Świebodzin" text:style-name="Internet_20_link" text:visited-style-name="Visited_20_Internet_20_Link">Świebodzin</text:a> (LS) </text:p>
        </text:list-item>
        <text:list-item>
          <text:p text:style-name="P46"><text:a xlink:type="simple" xlink:href="https://pl.wikipedia.org/wiki/Świecie" text:style-name="Internet_20_link" text:visited-style-name="Visited_20_Internet_20_Link">Świecie</text:a> (KP) </text:p>
        </text:list-item>
        <text:list-item>
          <text:p text:style-name="P46"><text:a xlink:type="simple" xlink:href="https://pl.wikipedia.org/wiki/Świeradów-Zdrój" text:style-name="Internet_20_link" text:visited-style-name="Visited_20_Internet_20_Link">Świeradów-Zdrój</text:a> (DŚ) </text:p>
        </text:list-item>
        <text:list-item>
          <text:p text:style-name="P46"><text:a xlink:type="simple" xlink:href="https://pl.wikipedia.org/wiki/Świerzawa" text:style-name="Internet_20_link" text:visited-style-name="Visited_20_Internet_20_Link">Świerzawa</text:a> (DŚ) </text:p>
        </text:list-item>
        <text:list-item>
          <text:p text:style-name="P46"><text:a xlink:type="simple" xlink:href="https://pl.wikipedia.org/wiki/Świętochłowice" text:style-name="Internet_20_link" text:visited-style-name="Visited_20_Internet_20_Link">Świętochłowice</text:a> (ŚL) </text:p>
        </text:list-item>
        <text:list-item>
          <text:p text:style-name="P21"><text:a xlink:type="simple" xlink:href="https://pl.wikipedia.org/wiki/Świnoujście" text:style-name="Internet_20_link" text:visited-style-name="Visited_20_Internet_20_Link">Świnoujście</text:a> (ZP) </text:p>
        </text:list-item>
      </text:list>
      <text:list xml:id="list708425240" text:style-name="L22">
        <text:list-item>
          <text:p text:style-name="P47"><text:a xlink:type="simple" xlink:href="https://pl.wikipedia.org/wiki/Tarczyn" text:style-name="Internet_20_link" text:visited-style-name="Visited_20_Internet_20_Link">Tarczyn</text:a> (MZ) </text:p>
        </text:list-item>
        <text:list-item>
          <text:p text:style-name="P47"><text:a xlink:type="simple" xlink:href="https://pl.wikipedia.org/wiki/Tarnobrzeg" text:style-name="Internet_20_link" text:visited-style-name="Visited_20_Internet_20_Link">Tarnobrzeg</text:a> (PK) </text:p>
        </text:list-item>
        <text:list-item>
          <text:p text:style-name="P47"><text:a xlink:type="simple" xlink:href="https://pl.wikipedia.org/wiki/Tarnogród" text:style-name="Internet_20_link" text:visited-style-name="Visited_20_Internet_20_Link">Tarnogród</text:a> (LB) </text:p>
        </text:list-item>
        <text:list-item>
          <text:p text:style-name="P47"><text:a xlink:type="simple" xlink:href="https://pl.wikipedia.org/wiki/Tarnowskie_Góry" text:style-name="Internet_20_link" text:visited-style-name="Visited_20_Internet_20_Link">Tarnowskie Góry</text:a> (ŚL) </text:p>
        </text:list-item>
        <text:list-item>
          <text:p text:style-name="P47"><text:a xlink:type="simple" xlink:href="https://pl.wikipedia.org/wiki/Tarnów" text:style-name="Internet_20_link" text:visited-style-name="Visited_20_Internet_20_Link">Tarnów</text:a> (MP) </text:p>
        </text:list-item>
        <text:list-item>
          <text:p text:style-name="P47"><text:a xlink:type="simple" xlink:href="https://pl.wikipedia.org/wiki/Tczew" text:style-name="Internet_20_link" text:visited-style-name="Visited_20_Internet_20_Link">Tczew</text:a> (PM) </text:p>
        </text:list-item>
        <text:list-item>
          <text:p text:style-name="P47"><text:a xlink:type="simple" xlink:href="https://pl.wikipedia.org/wiki/Terespol" text:style-name="Internet_20_link" text:visited-style-name="Visited_20_Internet_20_Link">Terespol</text:a> (LB) </text:p>
        </text:list-item>
        <text:list-item>
          <text:p text:style-name="P47"><text:a xlink:type="simple" xlink:href="https://pl.wikipedia.org/wiki/Tłuszcz_%28powiat_wołomiński%29" text:style-name="Internet_20_link" text:visited-style-name="Visited_20_Internet_20_Link">Tłuszcz</text:a> (MZ) </text:p>
        </text:list-item>
        <text:list-item>
          <text:p text:style-name="P47"><text:a xlink:type="simple" xlink:href="https://pl.wikipedia.org/wiki/Tolkmicko" text:style-name="Internet_20_link" text:visited-style-name="Visited_20_Internet_20_Link">Tolkmicko</text:a> (WM) </text:p>
        </text:list-item>
        <text:list-item>
          <text:p text:style-name="P47"><text:a xlink:type="simple" xlink:href="https://pl.wikipedia.org/wiki/Tomaszów_Lubelski" text:style-name="Internet_20_link" text:visited-style-name="Visited_20_Internet_20_Link">Tomaszów Lubelski</text:a> (LB) </text:p>
        </text:list-item>
        <text:list-item>
          <text:p text:style-name="P47"><text:a xlink:type="simple" xlink:href="https://pl.wikipedia.org/wiki/Tomaszów_Mazowiecki" text:style-name="Internet_20_link" text:visited-style-name="Visited_20_Internet_20_Link">Tomaszów Mazowiecki</text:a> (ŁD) </text:p>
        </text:list-item>
        <text:list-item>
          <text:p text:style-name="P47"><text:a xlink:type="simple" xlink:href="https://pl.wikipedia.org/wiki/Toruń" text:style-name="Internet_20_link" text:visited-style-name="Visited_20_Internet_20_Link">Toruń</text:a> (KP) </text:p>
        </text:list-item>
        <text:list-item>
          <text:p text:style-name="P47"><text:a xlink:type="simple" xlink:href="https://pl.wikipedia.org/wiki/Torzym" text:style-name="Internet_20_link" text:visited-style-name="Visited_20_Internet_20_Link">Torzym</text:a> (LS) </text:p>
        </text:list-item>
        <text:list-item>
          <text:p text:style-name="P47"><text:a xlink:type="simple" xlink:href="https://pl.wikipedia.org/wiki/Toszek" text:style-name="Internet_20_link" text:visited-style-name="Visited_20_Internet_20_Link">Toszek</text:a> (ŚL) </text:p>
        </text:list-item>
        <text:list-item>
          <text:p text:style-name="P47"><text:a xlink:type="simple" xlink:href="https://pl.wikipedia.org/wiki/Trzcianka" text:style-name="Internet_20_link" text:visited-style-name="Visited_20_Internet_20_Link">Trzcianka</text:a> (WP) </text:p>
        </text:list-item>
        <text:list-item>
          <text:p text:style-name="P47"><text:a xlink:type="simple" xlink:href="https://pl.wikipedia.org/wiki/Trzciel" text:style-name="Internet_20_link" text:visited-style-name="Visited_20_Internet_20_Link">Trzciel</text:a> (LS) </text:p>
        </text:list-item>
        <text:list-item>
          <text:p text:style-name="P47"><text:a xlink:type="simple" xlink:href="https://pl.wikipedia.org/wiki/Trzcińsko-Zdrój" text:style-name="Internet_20_link" text:visited-style-name="Visited_20_Internet_20_Link">Trzcińsko-Zdrój</text:a> (ZP) </text:p>
        </text:list-item>
        <text:list-item>
          <text:p text:style-name="P47"><text:a xlink:type="simple" xlink:href="https://pl.wikipedia.org/wiki/Trzebiatów" text:style-name="Internet_20_link" text:visited-style-name="Visited_20_Internet_20_Link">Trzebiatów</text:a> (ZP) </text:p>
        </text:list-item>
        <text:list-item>
          <text:p text:style-name="P47"><text:a xlink:type="simple" xlink:href="https://pl.wikipedia.org/wiki/Trzebinia" text:style-name="Internet_20_link" text:visited-style-name="Visited_20_Internet_20_Link">Trzebinia</text:a> (MP) </text:p>
        </text:list-item>
        <text:list-item>
          <text:p text:style-name="P47"><text:a xlink:type="simple" xlink:href="https://pl.wikipedia.org/wiki/Trzebnica" text:style-name="Internet_20_link" text:visited-style-name="Visited_20_Internet_20_Link">Trzebnica</text:a> (DŚ) </text:p>
        </text:list-item>
        <text:list-item>
          <text:p text:style-name="P47"><text:a xlink:type="simple" xlink:href="https://pl.wikipedia.org/wiki/Trzemeszno" text:style-name="Internet_20_link" text:visited-style-name="Visited_20_Internet_20_Link">Trzemeszno</text:a> (WP) </text:p>
        </text:list-item>
        <text:list-item>
          <text:p text:style-name="P47"><text:a xlink:type="simple" xlink:href="https://pl.wikipedia.org/wiki/Tuchola" text:style-name="Internet_20_link" text:visited-style-name="Visited_20_Internet_20_Link">Tuchola</text:a> (KP) </text:p>
        </text:list-item>
        <text:list-item>
          <text:p text:style-name="P47"><text:a xlink:type="simple" xlink:href="https://pl.wikipedia.org/wiki/Tuchów" text:style-name="Internet_20_link" text:visited-style-name="Visited_20_Internet_20_Link">Tuchów</text:a> (MP) </text:p>
        </text:list-item>
        <text:list-item>
          <text:p text:style-name="P47"><text:a xlink:type="simple" xlink:href="https://pl.wikipedia.org/wiki/Tuczno" text:style-name="Internet_20_link" text:visited-style-name="Visited_20_Internet_20_Link">Tuczno</text:a> (ZP) </text:p>
        </text:list-item>
        <text:list-item>
          <text:p text:style-name="P47"><text:a xlink:type="simple" xlink:href="https://pl.wikipedia.org/wiki/Tuliszków" text:style-name="Internet_20_link" text:visited-style-name="Visited_20_Internet_20_Link">Tuliszków</text:a> (WP) </text:p>
        </text:list-item>
        <text:list-item>
          <text:p text:style-name="P47"><text:a xlink:type="simple" xlink:href="https://pl.wikipedia.org/wiki/Tułowice" text:style-name="Internet_20_link" text:visited-style-name="Visited_20_Internet_20_Link">Tułowice</text:a> (OP) </text:p>
        </text:list-item>
        <text:list-item>
          <text:p text:style-name="P47"><text:a xlink:type="simple" xlink:href="https://pl.wikipedia.org/wiki/Turek" text:style-name="Internet_20_link" text:visited-style-name="Visited_20_Internet_20_Link">Turek</text:a> (WP) </text:p>
        </text:list-item>
        <text:list-item>
          <text:p text:style-name="P47"><text:a xlink:type="simple" xlink:href="https://pl.wikipedia.org/wiki/Tuszyn" text:style-name="Internet_20_link" text:visited-style-name="Visited_20_Internet_20_Link">Tuszyn</text:a> (ŁD) </text:p>
        </text:list-item>
        <text:list-item>
          <text:p text:style-name="P47"><text:a xlink:type="simple" xlink:href="https://pl.wikipedia.org/wiki/Twardogóra" text:style-name="Internet_20_link" text:visited-style-name="Visited_20_Internet_20_Link">Twardogóra</text:a> (DŚ) </text:p>
        </text:list-item>
        <text:list-item>
          <text:p text:style-name="P47"><text:a xlink:type="simple" xlink:href="https://pl.wikipedia.org/wiki/Tychowo" text:style-name="Internet_20_link" text:visited-style-name="Visited_20_Internet_20_Link">Tychowo</text:a> (ZP) </text:p>
        </text:list-item>
        <text:list-item>
          <text:p text:style-name="P47"><text:a xlink:type="simple" xlink:href="https://pl.wikipedia.org/wiki/Tychy" text:style-name="Internet_20_link" text:visited-style-name="Visited_20_Internet_20_Link">Tychy</text:a> (ŚL) </text:p>
        </text:list-item>
        <text:list-item>
          <text:p text:style-name="P47"><text:a xlink:type="simple" xlink:href="https://pl.wikipedia.org/wiki/Tyczyn" text:style-name="Internet_20_link" text:visited-style-name="Visited_20_Internet_20_Link">Tyczyn</text:a> (PK) </text:p>
        </text:list-item>
        <text:list-item>
          <text:p text:style-name="P47"><text:a xlink:type="simple" xlink:href="https://pl.wikipedia.org/wiki/Tykocin" text:style-name="Internet_20_link" text:visited-style-name="Visited_20_Internet_20_Link">Tykocin</text:a> (PL) </text:p>
        </text:list-item>
        <text:list-item>
          <text:p text:style-name="P22"><text:soft-page-break/><text:a xlink:type="simple" xlink:href="https://pl.wikipedia.org/wiki/Tyszowce" text:style-name="Internet_20_link" text:visited-style-name="Visited_20_Internet_20_Link">Tyszowce</text:a> (LB) </text:p>
        </text:list-item>
      </text:list>
      <text:list xml:id="list3869894919" text:style-name="L23">
        <text:list-item>
          <text:p text:style-name="P48"><text:a xlink:type="simple" xlink:href="https://pl.wikipedia.org/wiki/Ujazd" text:style-name="Internet_20_link" text:visited-style-name="Visited_20_Internet_20_Link">Ujazd</text:a> (OP) </text:p>
        </text:list-item>
        <text:list-item>
          <text:p text:style-name="P48"><text:a xlink:type="simple" xlink:href="https://pl.wikipedia.org/wiki/Ujście_%28miasto%29" text:style-name="Internet_20_link" text:visited-style-name="Visited_20_Internet_20_Link">Ujście</text:a> (WP) </text:p>
        </text:list-item>
        <text:list-item>
          <text:p text:style-name="P48"><text:a xlink:type="simple" xlink:href="https://pl.wikipedia.org/wiki/Ulanów" text:style-name="Internet_20_link" text:visited-style-name="Visited_20_Internet_20_Link">Ulanów</text:a> (PK) </text:p>
        </text:list-item>
        <text:list-item>
          <text:p text:style-name="P48"><text:a xlink:type="simple" xlink:href="https://pl.wikipedia.org/wiki/Uniejów" text:style-name="Internet_20_link" text:visited-style-name="Visited_20_Internet_20_Link">Uniejów</text:a> (ŁD) </text:p>
        </text:list-item>
        <text:list-item>
          <text:p text:style-name="P48"><text:a xlink:type="simple" xlink:href="https://pl.wikipedia.org/wiki/Urzędów" text:style-name="Internet_20_link" text:visited-style-name="Visited_20_Internet_20_Link">Urzędów</text:a> (LB) </text:p>
        </text:list-item>
        <text:list-item>
          <text:p text:style-name="P48"><text:a xlink:type="simple" xlink:href="https://pl.wikipedia.org/wiki/Ustka" text:style-name="Internet_20_link" text:visited-style-name="Visited_20_Internet_20_Link">Ustka</text:a> (PM) </text:p>
        </text:list-item>
        <text:list-item>
          <text:p text:style-name="P48"><text:a xlink:type="simple" xlink:href="https://pl.wikipedia.org/wiki/Ustroń" text:style-name="Internet_20_link" text:visited-style-name="Visited_20_Internet_20_Link">Ustroń</text:a> (ŚL) </text:p>
        </text:list-item>
        <text:list-item>
          <text:p text:style-name="P23"><text:a xlink:type="simple" xlink:href="https://pl.wikipedia.org/wiki/Ustrzyki_Dolne" text:style-name="Internet_20_link" text:visited-style-name="Visited_20_Internet_20_Link">Ustrzyki Dolne</text:a> (PK) </text:p>
        </text:list-item>
      </text:list>
      <text:list xml:id="list261566447" text:style-name="L24">
        <text:list-item>
          <text:p text:style-name="P49"><text:a xlink:type="simple" xlink:href="https://pl.wikipedia.org/wiki/Wadowice" text:style-name="Internet_20_link" text:visited-style-name="Visited_20_Internet_20_Link">Wadowice</text:a> (MP) </text:p>
        </text:list-item>
        <text:list-item>
          <text:p text:style-name="P49"><text:a xlink:type="simple" xlink:href="https://pl.wikipedia.org/wiki/Wałbrzych" text:style-name="Internet_20_link" text:visited-style-name="Visited_20_Internet_20_Link">Wałbrzych</text:a> (DŚ) </text:p>
        </text:list-item>
        <text:list-item>
          <text:p text:style-name="P49"><text:a xlink:type="simple" xlink:href="https://pl.wikipedia.org/wiki/Wałcz" text:style-name="Internet_20_link" text:visited-style-name="Visited_20_Internet_20_Link">Wałcz</text:a> (ZP) </text:p>
        </text:list-item>
        <text:list-item>
          <text:p text:style-name="P49"><text:a xlink:type="simple" xlink:href="https://pl.wikipedia.org/wiki/Warka" text:style-name="Internet_20_link" text:visited-style-name="Visited_20_Internet_20_Link">Warka</text:a> (MZ) </text:p>
        </text:list-item>
        <text:list-item>
          <text:p text:style-name="P49"><text:a xlink:type="simple" xlink:href="https://pl.wikipedia.org/wiki/Warszawa" text:style-name="Internet_20_link" text:visited-style-name="Visited_20_Internet_20_Link">Warszawa</text:a> (MZ) </text:p>
        </text:list-item>
        <text:list-item>
          <text:p text:style-name="P49"><text:a xlink:type="simple" xlink:href="https://pl.wikipedia.org/wiki/Warta_%28miasto%29" text:style-name="Internet_20_link" text:visited-style-name="Visited_20_Internet_20_Link">Warta</text:a> (ŁD) </text:p>
        </text:list-item>
        <text:list-item>
          <text:p text:style-name="P49"><text:a xlink:type="simple" xlink:href="https://pl.wikipedia.org/wiki/Wasilków" text:style-name="Internet_20_link" text:visited-style-name="Visited_20_Internet_20_Link">Wasilków</text:a> (PL) </text:p>
        </text:list-item>
        <text:list-item>
          <text:p text:style-name="P49"><text:a xlink:type="simple" xlink:href="https://pl.wikipedia.org/wiki/Wąbrzeźno" text:style-name="Internet_20_link" text:visited-style-name="Visited_20_Internet_20_Link">Wąbrzeźno</text:a> (KP) </text:p>
        </text:list-item>
        <text:list-item>
          <text:p text:style-name="P49"><text:a xlink:type="simple" xlink:href="https://pl.wikipedia.org/wiki/Wąchock" text:style-name="Internet_20_link" text:visited-style-name="Visited_20_Internet_20_Link">Wąchock</text:a> (ŚK) </text:p>
        </text:list-item>
        <text:list-item>
          <text:p text:style-name="P49"><text:a xlink:type="simple" xlink:href="https://pl.wikipedia.org/wiki/Wągrowiec" text:style-name="Internet_20_link" text:visited-style-name="Visited_20_Internet_20_Link">Wągrowiec</text:a> (WP) </text:p>
        </text:list-item>
        <text:list-item>
          <text:p text:style-name="P49"><text:a xlink:type="simple" xlink:href="https://pl.wikipedia.org/wiki/Wąsosz_%28województwo_dolnośląskie%29" text:style-name="Internet_20_link" text:visited-style-name="Visited_20_Internet_20_Link">Wąsosz</text:a> (DŚ) </text:p>
        </text:list-item>
        <text:list-item>
          <text:p text:style-name="P49"><text:a xlink:type="simple" xlink:href="https://pl.wikipedia.org/wiki/Wejherowo" text:style-name="Internet_20_link" text:visited-style-name="Visited_20_Internet_20_Link">Wejherowo</text:a> (PM) </text:p>
        </text:list-item>
        <text:list-item>
          <text:p text:style-name="P49"><text:a xlink:type="simple" xlink:href="https://pl.wikipedia.org/wiki/Węgliniec" text:style-name="Internet_20_link" text:visited-style-name="Visited_20_Internet_20_Link">Węgliniec</text:a> (DŚ) </text:p>
        </text:list-item>
        <text:list-item>
          <text:p text:style-name="P49"><text:a xlink:type="simple" xlink:href="https://pl.wikipedia.org/wiki/Węgorzewo" text:style-name="Internet_20_link" text:visited-style-name="Visited_20_Internet_20_Link">Węgorzewo</text:a> (WM) </text:p>
        </text:list-item>
        <text:list-item>
          <text:p text:style-name="P49"><text:a xlink:type="simple" xlink:href="https://pl.wikipedia.org/wiki/Węgorzyno" text:style-name="Internet_20_link" text:visited-style-name="Visited_20_Internet_20_Link">Węgorzyno</text:a> (ZP) </text:p>
        </text:list-item>
        <text:list-item>
          <text:p text:style-name="P49"><text:a xlink:type="simple" xlink:href="https://pl.wikipedia.org/wiki/Węgrów" text:style-name="Internet_20_link" text:visited-style-name="Visited_20_Internet_20_Link">Węgrów</text:a> (MZ) </text:p>
        </text:list-item>
        <text:list-item>
          <text:p text:style-name="P49"><text:a xlink:type="simple" xlink:href="https://pl.wikipedia.org/wiki/Wiązów" text:style-name="Internet_20_link" text:visited-style-name="Visited_20_Internet_20_Link">Wiązów</text:a> (DŚ) </text:p>
        </text:list-item>
        <text:list-item>
          <text:p text:style-name="P49"><text:a xlink:type="simple" xlink:href="https://pl.wikipedia.org/wiki/Wieleń" text:style-name="Internet_20_link" text:visited-style-name="Visited_20_Internet_20_Link">Wieleń</text:a> (WP) </text:p>
        </text:list-item>
        <text:list-item>
          <text:p text:style-name="P49"><text:a xlink:type="simple" xlink:href="https://pl.wikipedia.org/wiki/Wielichowo" text:style-name="Internet_20_link" text:visited-style-name="Visited_20_Internet_20_Link">Wielichowo</text:a> (WP) </text:p>
        </text:list-item>
        <text:list-item>
          <text:p text:style-name="P49"><text:a xlink:type="simple" xlink:href="https://pl.wikipedia.org/wiki/Wieliczka" text:style-name="Internet_20_link" text:visited-style-name="Visited_20_Internet_20_Link">Wieliczka</text:a> (MP) </text:p>
        </text:list-item>
        <text:list-item>
          <text:p text:style-name="P49"><text:a xlink:type="simple" xlink:href="https://pl.wikipedia.org/wiki/Wieluń" text:style-name="Internet_20_link" text:visited-style-name="Visited_20_Internet_20_Link">Wieluń</text:a> (ŁD) </text:p>
        </text:list-item>
        <text:list-item>
          <text:p text:style-name="P49"><text:a xlink:type="simple" xlink:href="https://pl.wikipedia.org/wiki/Wieruszów" text:style-name="Internet_20_link" text:visited-style-name="Visited_20_Internet_20_Link">Wieruszów</text:a> (ŁD) </text:p>
        </text:list-item>
        <text:list-item>
          <text:p text:style-name="P49"><text:a xlink:type="simple" xlink:href="https://pl.wikipedia.org/wiki/Więcbork" text:style-name="Internet_20_link" text:visited-style-name="Visited_20_Internet_20_Link">Więcbork</text:a> (KP) </text:p>
        </text:list-item>
        <text:list-item>
          <text:p text:style-name="P49"><text:a xlink:type="simple" xlink:href="https://pl.wikipedia.org/wiki/Wilamowice" text:style-name="Internet_20_link" text:visited-style-name="Visited_20_Internet_20_Link">Wilamowice</text:a> (ŚL) </text:p>
        </text:list-item>
        <text:list-item>
          <text:p text:style-name="P49"><text:a xlink:type="simple" xlink:href="https://pl.wikipedia.org/wiki/Wisła_%28miasto%29" text:style-name="Internet_20_link" text:visited-style-name="Visited_20_Internet_20_Link">Wisła</text:a> (ŚL) </text:p>
        </text:list-item>
        <text:list-item>
          <text:p text:style-name="P49"><text:a xlink:type="simple" xlink:href="https://pl.wikipedia.org/wiki/Wiślica" text:style-name="Internet_20_link" text:visited-style-name="Visited_20_Internet_20_Link">Wiślica</text:a> (ŚK) </text:p>
        </text:list-item>
        <text:list-item>
          <text:p text:style-name="P49"><text:a xlink:type="simple" xlink:href="https://pl.wikipedia.org/wiki/Witkowo" text:style-name="Internet_20_link" text:visited-style-name="Visited_20_Internet_20_Link">Witkowo</text:a> (WP) </text:p>
        </text:list-item>
        <text:list-item>
          <text:p text:style-name="P49"><text:a xlink:type="simple" xlink:href="https://pl.wikipedia.org/wiki/Witnica" text:style-name="Internet_20_link" text:visited-style-name="Visited_20_Internet_20_Link">Witnica</text:a> (LS) </text:p>
        </text:list-item>
        <text:list-item>
          <text:p text:style-name="P49"><text:a xlink:type="simple" xlink:href="https://pl.wikipedia.org/wiki/Wleń" text:style-name="Internet_20_link" text:visited-style-name="Visited_20_Internet_20_Link">Wleń</text:a> (DŚ) </text:p>
        </text:list-item>
        <text:list-item>
          <text:p text:style-name="P49"><text:a xlink:type="simple" xlink:href="https://pl.wikipedia.org/wiki/Władysławowo" text:style-name="Internet_20_link" text:visited-style-name="Visited_20_Internet_20_Link">Władysławowo</text:a> (PM) </text:p>
        </text:list-item>
        <text:list-item>
          <text:p text:style-name="P49"><text:a xlink:type="simple" xlink:href="https://pl.wikipedia.org/wiki/Włocławek" text:style-name="Internet_20_link" text:visited-style-name="Visited_20_Internet_20_Link">Włocławek</text:a> (KP) </text:p>
        </text:list-item>
        <text:list-item>
          <text:p text:style-name="P49"><text:a xlink:type="simple" xlink:href="https://pl.wikipedia.org/wiki/Włodawa" text:style-name="Internet_20_link" text:visited-style-name="Visited_20_Internet_20_Link">Włodawa</text:a> (LB) </text:p>
        </text:list-item>
        <text:list-item>
          <text:p text:style-name="P49"><text:a xlink:type="simple" xlink:href="https://pl.wikipedia.org/wiki/Włoszczowa" text:style-name="Internet_20_link" text:visited-style-name="Visited_20_Internet_20_Link">Włoszczowa</text:a> (ŚK) </text:p>
        </text:list-item>
        <text:list-item>
          <text:p text:style-name="P49"><text:a xlink:type="simple" xlink:href="https://pl.wikipedia.org/wiki/Wodzisław_Śląski" text:style-name="Internet_20_link" text:visited-style-name="Visited_20_Internet_20_Link">Wodzisław Śląski</text:a> (ŚL) </text:p>
        </text:list-item>
        <text:list-item>
          <text:p text:style-name="P49"><text:soft-page-break/><text:a xlink:type="simple" xlink:href="https://pl.wikipedia.org/wiki/Wojcieszów" text:style-name="Internet_20_link" text:visited-style-name="Visited_20_Internet_20_Link">Wojcieszów</text:a> (DŚ) </text:p>
        </text:list-item>
        <text:list-item>
          <text:p text:style-name="P49"><text:a xlink:type="simple" xlink:href="https://pl.wikipedia.org/wiki/Wojkowice" text:style-name="Internet_20_link" text:visited-style-name="Visited_20_Internet_20_Link">Wojkowice</text:a> (ŚL) </text:p>
        </text:list-item>
        <text:list-item>
          <text:p text:style-name="P49"><text:a xlink:type="simple" xlink:href="https://pl.wikipedia.org/wiki/Wojnicz" text:style-name="Internet_20_link" text:visited-style-name="Visited_20_Internet_20_Link">Wojnicz</text:a> (MP) </text:p>
        </text:list-item>
        <text:list-item>
          <text:p text:style-name="P49"><text:a xlink:type="simple" xlink:href="https://pl.wikipedia.org/wiki/Wolbórz" text:style-name="Internet_20_link" text:visited-style-name="Visited_20_Internet_20_Link">Wolbórz</text:a> (ŁD) </text:p>
        </text:list-item>
        <text:list-item>
          <text:p text:style-name="P49"><text:a xlink:type="simple" xlink:href="https://pl.wikipedia.org/wiki/Wolbrom" text:style-name="Internet_20_link" text:visited-style-name="Visited_20_Internet_20_Link">Wolbrom</text:a> (MP) </text:p>
        </text:list-item>
        <text:list-item>
          <text:p text:style-name="P49"><text:a xlink:type="simple" xlink:href="https://pl.wikipedia.org/wiki/Wolin_%28miasto%29" text:style-name="Internet_20_link" text:visited-style-name="Visited_20_Internet_20_Link">Wolin</text:a> (ZP) </text:p>
        </text:list-item>
        <text:list-item>
          <text:p text:style-name="P49"><text:a xlink:type="simple" xlink:href="https://pl.wikipedia.org/wiki/Wolsztyn" text:style-name="Internet_20_link" text:visited-style-name="Visited_20_Internet_20_Link">Wolsztyn</text:a> (WP) </text:p>
        </text:list-item>
        <text:list-item>
          <text:p text:style-name="P49"><text:a xlink:type="simple" xlink:href="https://pl.wikipedia.org/wiki/Wołczyn" text:style-name="Internet_20_link" text:visited-style-name="Visited_20_Internet_20_Link">Wołczyn</text:a> (OP) </text:p>
        </text:list-item>
        <text:list-item>
          <text:p text:style-name="P49"><text:a xlink:type="simple" xlink:href="https://pl.wikipedia.org/wiki/Wołomin" text:style-name="Internet_20_link" text:visited-style-name="Visited_20_Internet_20_Link">Wołomin</text:a> (MZ) </text:p>
        </text:list-item>
        <text:list-item>
          <text:p text:style-name="P49"><text:a xlink:type="simple" xlink:href="https://pl.wikipedia.org/wiki/Wołów" text:style-name="Internet_20_link" text:visited-style-name="Visited_20_Internet_20_Link">Wołów</text:a> (DŚ) </text:p>
        </text:list-item>
        <text:list-item>
          <text:p text:style-name="P49"><text:a xlink:type="simple" xlink:href="https://pl.wikipedia.org/wiki/Woźniki" text:style-name="Internet_20_link" text:visited-style-name="Visited_20_Internet_20_Link">Woźniki</text:a> (ŚL) </text:p>
        </text:list-item>
        <text:list-item>
          <text:p text:style-name="P49"><text:a xlink:type="simple" xlink:href="https://pl.wikipedia.org/wiki/Wrocław" text:style-name="Internet_20_link" text:visited-style-name="Visited_20_Internet_20_Link">Wrocław</text:a> (DŚ) </text:p>
        </text:list-item>
        <text:list-item>
          <text:p text:style-name="P49"><text:a xlink:type="simple" xlink:href="https://pl.wikipedia.org/wiki/Wronki" text:style-name="Internet_20_link" text:visited-style-name="Visited_20_Internet_20_Link">Wronki</text:a> (WP) </text:p>
        </text:list-item>
        <text:list-item>
          <text:p text:style-name="P49"><text:a xlink:type="simple" xlink:href="https://pl.wikipedia.org/wiki/Września" text:style-name="Internet_20_link" text:visited-style-name="Visited_20_Internet_20_Link">Września</text:a> (WP) </text:p>
        </text:list-item>
        <text:list-item>
          <text:p text:style-name="P49"><text:a xlink:type="simple" xlink:href="https://pl.wikipedia.org/wiki/Wschowa" text:style-name="Internet_20_link" text:visited-style-name="Visited_20_Internet_20_Link">Wschowa</text:a> (LS) </text:p>
        </text:list-item>
        <text:list-item>
          <text:p text:style-name="P49"><text:a xlink:type="simple" xlink:href="https://pl.wikipedia.org/wiki/Wyrzysk" text:style-name="Internet_20_link" text:visited-style-name="Visited_20_Internet_20_Link">Wyrzysk</text:a> (WP) </text:p>
        </text:list-item>
        <text:list-item>
          <text:p text:style-name="P49"><text:a xlink:type="simple" xlink:href="https://pl.wikipedia.org/wiki/Wysoka_%28powiat_pilski%29" text:style-name="Internet_20_link" text:visited-style-name="Visited_20_Internet_20_Link">Wysoka</text:a> (WP) </text:p>
        </text:list-item>
        <text:list-item>
          <text:p text:style-name="P49"><text:a xlink:type="simple" xlink:href="https://pl.wikipedia.org/wiki/Wysokie_Mazowieckie" text:style-name="Internet_20_link" text:visited-style-name="Visited_20_Internet_20_Link">Wysokie Mazowieckie</text:a> (PL) </text:p>
        </text:list-item>
        <text:list-item>
          <text:p text:style-name="P49"><text:a xlink:type="simple" xlink:href="https://pl.wikipedia.org/wiki/Wyszków" text:style-name="Internet_20_link" text:visited-style-name="Visited_20_Internet_20_Link">Wyszków</text:a> (MZ) </text:p>
        </text:list-item>
        <text:list-item>
          <text:p text:style-name="P49"><text:a xlink:type="simple" xlink:href="https://pl.wikipedia.org/wiki/Wyszogród_%28województwo_mazowieckie%29" text:style-name="Internet_20_link" text:visited-style-name="Visited_20_Internet_20_Link">Wyszogród</text:a> (MZ) </text:p>
        </text:list-item>
        <text:list-item>
          <text:p text:style-name="P24"><text:a xlink:type="simple" xlink:href="https://pl.wikipedia.org/wiki/Wyśmierzyce" text:style-name="Internet_20_link" text:visited-style-name="Visited_20_Internet_20_Link">Wyśmierzyce</text:a> (MZ) </text:p>
        </text:list-item>
      </text:list>
      <text:list xml:id="list1534484571" text:style-name="L25">
        <text:list-item>
          <text:p text:style-name="P50"><text:a xlink:type="simple" xlink:href="https://pl.wikipedia.org/wiki/Zabłudów" text:style-name="Internet_20_link" text:visited-style-name="Visited_20_Internet_20_Link">Zabłudów</text:a> (PL) </text:p>
        </text:list-item>
        <text:list-item>
          <text:p text:style-name="P50"><text:a xlink:type="simple" xlink:href="https://pl.wikipedia.org/wiki/Zabrze" text:style-name="Internet_20_link" text:visited-style-name="Visited_20_Internet_20_Link">Zabrze</text:a> (ŚL) </text:p>
        </text:list-item>
        <text:list-item>
          <text:p text:style-name="P50"><text:a xlink:type="simple" xlink:href="https://pl.wikipedia.org/wiki/Zagórów" text:style-name="Internet_20_link" text:visited-style-name="Visited_20_Internet_20_Link">Zagórów</text:a> (WP) </text:p>
        </text:list-item>
        <text:list-item>
          <text:p text:style-name="P50"><text:a xlink:type="simple" xlink:href="https://pl.wikipedia.org/wiki/Zagórz" text:style-name="Internet_20_link" text:visited-style-name="Visited_20_Internet_20_Link">Zagórz</text:a> (PK) </text:p>
        </text:list-item>
        <text:list-item>
          <text:p text:style-name="P50"><text:a xlink:type="simple" xlink:href="https://pl.wikipedia.org/wiki/Zakliczyn" text:style-name="Internet_20_link" text:visited-style-name="Visited_20_Internet_20_Link">Zakliczyn</text:a> (MP) </text:p>
        </text:list-item>
        <text:list-item>
          <text:p text:style-name="P50"><text:a xlink:type="simple" xlink:href="https://pl.wikipedia.org/wiki/Zaklików" text:style-name="Internet_20_link" text:visited-style-name="Visited_20_Internet_20_Link">Zaklików</text:a> (PK) </text:p>
        </text:list-item>
        <text:list-item>
          <text:p text:style-name="P50"><text:a xlink:type="simple" xlink:href="https://pl.wikipedia.org/wiki/Zakopane" text:style-name="Internet_20_link" text:visited-style-name="Visited_20_Internet_20_Link">Zakopane</text:a> (MP) </text:p>
        </text:list-item>
        <text:list-item>
          <text:p text:style-name="P50"><text:a xlink:type="simple" xlink:href="https://pl.wikipedia.org/wiki/Zakroczym" text:style-name="Internet_20_link" text:visited-style-name="Visited_20_Internet_20_Link">Zakroczym</text:a> (MZ) </text:p>
        </text:list-item>
        <text:list-item>
          <text:p text:style-name="P50"><text:a xlink:type="simple" xlink:href="https://pl.wikipedia.org/wiki/Zalewo" text:style-name="Internet_20_link" text:visited-style-name="Visited_20_Internet_20_Link">Zalewo</text:a> (WM) </text:p>
        </text:list-item>
        <text:list-item>
          <text:p text:style-name="P50"><text:a xlink:type="simple" xlink:href="https://pl.wikipedia.org/wiki/Zambrów" text:style-name="Internet_20_link" text:visited-style-name="Visited_20_Internet_20_Link">Zambrów</text:a> (PL) </text:p>
        </text:list-item>
        <text:list-item>
          <text:p text:style-name="P50"><text:a xlink:type="simple" xlink:href="https://pl.wikipedia.org/wiki/Zamość" text:style-name="Internet_20_link" text:visited-style-name="Visited_20_Internet_20_Link">Zamość</text:a> (LB) </text:p>
        </text:list-item>
        <text:list-item>
          <text:p text:style-name="P50"><text:a xlink:type="simple" xlink:href="https://pl.wikipedia.org/wiki/Zator_%28województwo_małopolskie%29" text:style-name="Internet_20_link" text:visited-style-name="Visited_20_Internet_20_Link">Zator</text:a> (MP) </text:p>
        </text:list-item>
        <text:list-item>
          <text:p text:style-name="P50"><text:a xlink:type="simple" xlink:href="https://pl.wikipedia.org/wiki/Zawadzkie" text:style-name="Internet_20_link" text:visited-style-name="Visited_20_Internet_20_Link">Zawadzkie</text:a> (OP) </text:p>
        </text:list-item>
        <text:list-item>
          <text:p text:style-name="P50"><text:a xlink:type="simple" xlink:href="https://pl.wikipedia.org/wiki/Zawichost" text:style-name="Internet_20_link" text:visited-style-name="Visited_20_Internet_20_Link">Zawichost</text:a> (ŚK) </text:p>
        </text:list-item>
        <text:list-item>
          <text:p text:style-name="P50"><text:a xlink:type="simple" xlink:href="https://pl.wikipedia.org/wiki/Zawidów" text:style-name="Internet_20_link" text:visited-style-name="Visited_20_Internet_20_Link">Zawidów</text:a> (DŚ) </text:p>
        </text:list-item>
        <text:list-item>
          <text:p text:style-name="P50"><text:a xlink:type="simple" xlink:href="https://pl.wikipedia.org/wiki/Zawiercie" text:style-name="Internet_20_link" text:visited-style-name="Visited_20_Internet_20_Link">Zawiercie</text:a> (ŚL) </text:p>
        </text:list-item>
        <text:list-item>
          <text:p text:style-name="P50"><text:a xlink:type="simple" xlink:href="https://pl.wikipedia.org/wiki/Ząbki" text:style-name="Internet_20_link" text:visited-style-name="Visited_20_Internet_20_Link">Ząbki</text:a> (MZ) </text:p>
        </text:list-item>
        <text:list-item>
          <text:p text:style-name="P50"><text:a xlink:type="simple" xlink:href="https://pl.wikipedia.org/wiki/Ząbkowice_Śląskie" text:style-name="Internet_20_link" text:visited-style-name="Visited_20_Internet_20_Link">Ząbkowice Śląskie</text:a> (DŚ) </text:p>
        </text:list-item>
        <text:list-item>
          <text:p text:style-name="P50"><text:a xlink:type="simple" xlink:href="https://pl.wikipedia.org/wiki/Zbąszynek" text:style-name="Internet_20_link" text:visited-style-name="Visited_20_Internet_20_Link">Zbąszynek</text:a> (LS) </text:p>
        </text:list-item>
        <text:list-item>
          <text:p text:style-name="P50"><text:a xlink:type="simple" xlink:href="https://pl.wikipedia.org/wiki/Zbąszyń" text:style-name="Internet_20_link" text:visited-style-name="Visited_20_Internet_20_Link">Zbąszyń</text:a> (WP) </text:p>
        </text:list-item>
        <text:list-item>
          <text:p text:style-name="P50"><text:a xlink:type="simple" xlink:href="https://pl.wikipedia.org/wiki/Zduny" text:style-name="Internet_20_link" text:visited-style-name="Visited_20_Internet_20_Link">Zduny</text:a> (WP) </text:p>
        </text:list-item>
        <text:list-item>
          <text:p text:style-name="P50"><text:a xlink:type="simple" xlink:href="https://pl.wikipedia.org/wiki/Zduńska_Wola" text:style-name="Internet_20_link" text:visited-style-name="Visited_20_Internet_20_Link">Zduńska Wola</text:a> (ŁD) </text:p>
        </text:list-item>
        <text:list-item>
          <text:p text:style-name="P50"><text:soft-page-break/><text:a xlink:type="simple" xlink:href="https://pl.wikipedia.org/wiki/Zdzieszowice" text:style-name="Internet_20_link" text:visited-style-name="Visited_20_Internet_20_Link">Zdzieszowice</text:a> (OP) </text:p>
        </text:list-item>
        <text:list-item>
          <text:p text:style-name="P50"><text:a xlink:type="simple" xlink:href="https://pl.wikipedia.org/wiki/Zelów" text:style-name="Internet_20_link" text:visited-style-name="Visited_20_Internet_20_Link">Zelów</text:a> (ŁD) </text:p>
        </text:list-item>
        <text:list-item>
          <text:p text:style-name="P50"><text:a xlink:type="simple" xlink:href="https://pl.wikipedia.org/wiki/Zgierz" text:style-name="Internet_20_link" text:visited-style-name="Visited_20_Internet_20_Link">Zgierz</text:a> (ŁD) </text:p>
        </text:list-item>
        <text:list-item>
          <text:p text:style-name="P50"><text:a xlink:type="simple" xlink:href="https://pl.wikipedia.org/wiki/Zgorzelec" text:style-name="Internet_20_link" text:visited-style-name="Visited_20_Internet_20_Link">Zgorzelec</text:a> (DŚ) </text:p>
        </text:list-item>
        <text:list-item>
          <text:p text:style-name="P50"><text:a xlink:type="simple" xlink:href="https://pl.wikipedia.org/wiki/Zielona_Góra" text:style-name="Internet_20_link" text:visited-style-name="Visited_20_Internet_20_Link">Zielona Góra</text:a> (LS) </text:p>
        </text:list-item>
        <text:list-item>
          <text:p text:style-name="P50"><text:a xlink:type="simple" xlink:href="https://pl.wikipedia.org/wiki/Zielonka_%28powiat_wołomiński%29" text:style-name="Internet_20_link" text:visited-style-name="Visited_20_Internet_20_Link">Zielonka</text:a> (MZ) </text:p>
        </text:list-item>
        <text:list-item>
          <text:p text:style-name="P50"><text:a xlink:type="simple" xlink:href="https://pl.wikipedia.org/wiki/Ziębice" text:style-name="Internet_20_link" text:visited-style-name="Visited_20_Internet_20_Link">Ziębice</text:a> (DŚ) </text:p>
        </text:list-item>
        <text:list-item>
          <text:p text:style-name="P50"><text:a xlink:type="simple" xlink:href="https://pl.wikipedia.org/wiki/Złocieniec" text:style-name="Internet_20_link" text:visited-style-name="Visited_20_Internet_20_Link">Złocieniec</text:a> (ZP) </text:p>
        </text:list-item>
        <text:list-item>
          <text:p text:style-name="P50"><text:a xlink:type="simple" xlink:href="https://pl.wikipedia.org/wiki/Złoczew" text:style-name="Internet_20_link" text:visited-style-name="Visited_20_Internet_20_Link">Złoczew</text:a> (ŁD) </text:p>
        </text:list-item>
        <text:list-item>
          <text:p text:style-name="P50"><text:a xlink:type="simple" xlink:href="https://pl.wikipedia.org/wiki/Złotoryja" text:style-name="Internet_20_link" text:visited-style-name="Visited_20_Internet_20_Link">Złotoryja</text:a> (DŚ) </text:p>
        </text:list-item>
        <text:list-item>
          <text:p text:style-name="P50"><text:a xlink:type="simple" xlink:href="https://pl.wikipedia.org/wiki/Złotów" text:style-name="Internet_20_link" text:visited-style-name="Visited_20_Internet_20_Link">Złotów</text:a> (WP) </text:p>
        </text:list-item>
        <text:list-item>
          <text:p text:style-name="P50"><text:a xlink:type="simple" xlink:href="https://pl.wikipedia.org/wiki/Złoty_Stok" text:style-name="Internet_20_link" text:visited-style-name="Visited_20_Internet_20_Link">Złoty Stok</text:a> (DŚ) </text:p>
        </text:list-item>
        <text:list-item>
          <text:p text:style-name="P50"><text:a xlink:type="simple" xlink:href="https://pl.wikipedia.org/wiki/Zwierzyniec_%28powiat_zamojski%29" text:style-name="Internet_20_link" text:visited-style-name="Visited_20_Internet_20_Link">Zwierzyniec</text:a> (LB) </text:p>
        </text:list-item>
        <text:list-item>
          <text:p text:style-name="P25"><text:a xlink:type="simple" xlink:href="https://pl.wikipedia.org/wiki/Zwoleń" text:style-name="Internet_20_link" text:visited-style-name="Visited_20_Internet_20_Link">Zwoleń</text:a> (MZ) </text:p>
        </text:list-item>
      </text:list>
      <text:list xml:id="list3668311606" text:style-name="L26">
        <text:list-item>
          <text:p text:style-name="P51"><text:a xlink:type="simple" xlink:href="https://pl.wikipedia.org/wiki/Żabno" text:style-name="Internet_20_link" text:visited-style-name="Visited_20_Internet_20_Link">Żabno</text:a> (MP) </text:p>
        </text:list-item>
        <text:list-item>
          <text:p text:style-name="P51"><text:a xlink:type="simple" xlink:href="https://pl.wikipedia.org/wiki/Żagań" text:style-name="Internet_20_link" text:visited-style-name="Visited_20_Internet_20_Link">Żagań</text:a> (LS) </text:p>
        </text:list-item>
        <text:list-item>
          <text:p text:style-name="P51"><text:a xlink:type="simple" xlink:href="https://pl.wikipedia.org/wiki/Żarki" text:style-name="Internet_20_link" text:visited-style-name="Visited_20_Internet_20_Link">Żarki</text:a> (ŚL) </text:p>
        </text:list-item>
        <text:list-item>
          <text:p text:style-name="P51"><text:a xlink:type="simple" xlink:href="https://pl.wikipedia.org/wiki/Żarów" text:style-name="Internet_20_link" text:visited-style-name="Visited_20_Internet_20_Link">Żarów</text:a> (DŚ) </text:p>
        </text:list-item>
        <text:list-item>
          <text:p text:style-name="P51"><text:a xlink:type="simple" xlink:href="https://pl.wikipedia.org/wiki/Żary" text:style-name="Internet_20_link" text:visited-style-name="Visited_20_Internet_20_Link">Żary</text:a> (LS) </text:p>
        </text:list-item>
        <text:list-item>
          <text:p text:style-name="P51"><text:a xlink:type="simple" xlink:href="https://pl.wikipedia.org/wiki/Żelechów" text:style-name="Internet_20_link" text:visited-style-name="Visited_20_Internet_20_Link">Żelechów</text:a> (MZ) </text:p>
        </text:list-item>
        <text:list-item>
          <text:p text:style-name="P51"><text:a xlink:type="simple" xlink:href="https://pl.wikipedia.org/wiki/Żerków" text:style-name="Internet_20_link" text:visited-style-name="Visited_20_Internet_20_Link">Żerków</text:a> (WP) </text:p>
        </text:list-item>
        <text:list-item>
          <text:p text:style-name="P51"><text:a xlink:type="simple" xlink:href="https://pl.wikipedia.org/wiki/Żmigród" text:style-name="Internet_20_link" text:visited-style-name="Visited_20_Internet_20_Link">Żmigród</text:a> (DŚ) </text:p>
        </text:list-item>
        <text:list-item>
          <text:p text:style-name="P51"><text:a xlink:type="simple" xlink:href="https://pl.wikipedia.org/wiki/Żnin" text:style-name="Internet_20_link" text:visited-style-name="Visited_20_Internet_20_Link">Żnin</text:a> (KP) </text:p>
        </text:list-item>
        <text:list-item>
          <text:p text:style-name="P51"><text:a xlink:type="simple" xlink:href="https://pl.wikipedia.org/wiki/Żory" text:style-name="Internet_20_link" text:visited-style-name="Visited_20_Internet_20_Link">Żory</text:a> (ŚL) </text:p>
        </text:list-item>
        <text:list-item>
          <text:p text:style-name="P51"><text:a xlink:type="simple" xlink:href="https://pl.wikipedia.org/wiki/Żukowo" text:style-name="Internet_20_link" text:visited-style-name="Visited_20_Internet_20_Link">Żukowo</text:a> (PM) </text:p>
        </text:list-item>
        <text:list-item>
          <text:p text:style-name="P51"><text:a xlink:type="simple" xlink:href="https://pl.wikipedia.org/wiki/Żuromin" text:style-name="Internet_20_link" text:visited-style-name="Visited_20_Internet_20_Link">Żuromin</text:a> (MZ) </text:p>
        </text:list-item>
        <text:list-item>
          <text:p text:style-name="P51"><text:a xlink:type="simple" xlink:href="https://pl.wikipedia.org/wiki/Żychlin" text:style-name="Internet_20_link" text:visited-style-name="Visited_20_Internet_20_Link">Żychlin</text:a> (ŁD) </text:p>
        </text:list-item>
        <text:list-item>
          <text:p text:style-name="P51"><text:a xlink:type="simple" xlink:href="https://pl.wikipedia.org/wiki/Żyrardów" text:style-name="Internet_20_link" text:visited-style-name="Visited_20_Internet_20_Link">Żyrardów</text:a> (MZ) </text:p>
        </text:list-item>
        <text:list-item>
          <text:p text:style-name="P26"><text:a xlink:type="simple" xlink:href="https://pl.wikipedia.org/wiki/Żywiec" text:style-name="Internet_20_link" text:visited-style-name="Visited_20_Internet_20_Link">Żywiec</text:a> (ŚL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Karbowy</meta:initial-creator>
    <meta:creation-date>2018-07-07T12:43:06.855907262</meta:creation-date>
    <dc:date>2018-07-07T12:46:23.074287770</dc:date>
    <dc:creator>Hubert Karbowy</dc:creator>
    <meta:editing-duration>PT3M15S</meta:editing-duration>
    <meta:editing-cycles>2</meta:editing-cycles>
    <meta:generator>LibreOffice/5.4.3.2$Linux_X86_64 LibreOffice_project/40m0$Build-2</meta:generator>
    <meta:document-statistic meta:table-count="0" meta:image-count="0" meta:object-count="0" meta:page-count="22" meta:paragraph-count="931" meta:word-count="2949" meta:character-count="14837" meta:non-whitespace-character-count="12820"/>
  </office:meta>
</office:document-meta>
</file>